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M" svg:font-family="'Courier NM'"/>
    <style:font-face style:name="OpenSymbol" svg:font-family="OpenSymbol"/>
    <style:font-face style:name="Courier" svg:font-family="Courier" style:font-family-generic="modern" style:font-pitch="fixed"/>
    <style:font-face style:name="Courier1"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662cm" style:rel-column-width="2076*"/>
    </style:style>
    <style:style style:name="Table1.B" style:family="table-column">
      <style:table-column-properties style:column-width="2.619cm" style:rel-column-width="1485*"/>
    </style:style>
    <style:style style:name="Table1.C" style:family="table-column">
      <style:table-column-properties style:column-width="10.719cm" style:rel-column-width="607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4.945cm" table:align="left"/>
    </style:style>
    <style:style style:name="Table2.A" style:family="table-column">
      <style:table-column-properties style:column-width="2.048cm"/>
    </style:style>
    <style:style style:name="Table2.B" style:family="table-column">
      <style:table-column-properties style:column-width="2.383cm"/>
    </style:style>
    <style:style style:name="Table2.C" style:family="table-column">
      <style:table-column-properties style:column-width="10.515cm"/>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4.945cm" table:align="left"/>
    </style:style>
    <style:style style:name="Table3.A" style:family="table-column">
      <style:table-column-properties style:column-width="2.028cm"/>
    </style:style>
    <style:style style:name="Table3.B" style:family="table-column">
      <style:table-column-properties style:column-width="2.422cm"/>
    </style:style>
    <style:style style:name="Table3.C" style:family="table-column">
      <style:table-column-properties style:column-width="10.495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4.945cm" table:align="left"/>
    </style:style>
    <style:style style:name="Table4.A" style:family="table-column">
      <style:table-column-properties style:column-width="2.028cm"/>
    </style:style>
    <style:style style:name="Table4.B" style:family="table-column">
      <style:table-column-properties style:column-width="2.422cm"/>
    </style:style>
    <style:style style:name="Table4.C" style:family="table-column">
      <style:table-column-properties style:column-width="10.495cm"/>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fo:font-size="9pt" style:font-size-asian="9pt" style:font-size-complex="9pt"/>
    </style:style>
    <style:style style:name="P4" style:family="paragraph" style:parent-style-name="Standard">
      <style:text-properties fo:font-size="10pt" style:font-size-asian="10pt" style:font-size-complex="10pt"/>
    </style:style>
    <style:style style:name="P5" style:family="paragraph" style:parent-style-name="Standard">
      <style:text-properties fo:font-size="10pt" style:text-underline-style="solid" style:text-underline-width="auto" style:text-underline-color="font-color" fo:font-weight="bold" style:font-size-asian="10pt" style:font-weight-asian="bold" style:font-size-complex="10pt" style:font-weight-complex="bold"/>
    </style:style>
    <style:style style:name="P6" style:family="paragraph" style:parent-style-name="Standard">
      <style:text-properties fo:font-size="10pt" fo:font-weight="bold" style:font-size-asian="10pt" style:font-weight-asian="bold" style:font-size-complex="10pt" style:font-weight-complex="bold"/>
    </style:style>
    <style:style style:name="P7" style:family="paragraph" style:parent-style-name="Standard">
      <style:text-properties style:font-name="Courier New" fo:font-size="9pt" style:font-size-asian="9pt" style:font-size-complex="9pt"/>
    </style:style>
    <style:style style:name="P8" style:family="paragraph" style:parent-style-name="Standard">
      <style:text-properties style:font-name="Courier New" fo:font-size="9pt" fo:font-weight="normal" style:font-size-asian="9pt" style:font-weight-asian="normal" style:font-size-complex="9pt" style:font-weight-complex="normal"/>
    </style:style>
    <style:style style:name="P9" style:family="paragraph" style:parent-style-name="Standard">
      <style:text-properties style:font-name="Courier New" fo:font-size="10pt" style:font-size-asian="10pt" style:font-size-complex="10pt"/>
    </style:style>
    <style:style style:name="P10" style:family="paragraph" style:parent-style-name="Standard">
      <style:text-properties style:font-name="Courier New" fo:font-size="10pt" fo:font-weight="normal" style:font-size-asian="10pt" style:font-weight-asian="normal" style:font-size-complex="10pt" style:font-weight-complex="normal"/>
    </style:style>
    <style:style style:name="P11" style:family="paragraph" style:parent-style-name="Standard">
      <style:text-properties style:font-name="Courier New" fo:font-size="8.5pt" fo:font-weight="normal" style:font-size-asian="8.5pt" style:font-weight-asian="normal" style:font-size-complex="8.5pt" style:font-weight-complex="normal"/>
    </style:style>
    <style:style style:name="P12" style:family="paragraph" style:parent-style-name="Standard">
      <style:text-properties fo:font-size="8.5pt" style:font-size-asian="8.5pt" style:font-size-complex="8.5pt"/>
    </style:style>
    <style:style style:name="P13" style:family="paragraph" style:parent-style-name="Standard">
      <style:text-properties style:font-name="Times New Roman" fo:font-size="10pt" fo:font-weight="normal" style:font-size-asian="10pt" style:font-weight-asian="normal" style:font-size-complex="10pt" style:font-weight-complex="normal"/>
    </style:style>
    <style:style style:name="P14" style:family="paragraph" style:parent-style-name="Standard">
      <style:paragraph-properties fo:break-before="page"/>
      <style:text-properties fo:font-size="10pt" style:font-size-asian="10pt" style:font-size-complex="10pt"/>
    </style:style>
    <style:style style:name="P15" style:family="paragraph" style:parent-style-name="Standard">
      <style:paragraph-properties fo:margin-left="1.251cm" fo:margin-right="0cm" fo:text-indent="0cm" style:auto-text-indent="false"/>
    </style:style>
    <style:style style:name="P16" style:family="paragraph" style:parent-style-name="Standard">
      <style:paragraph-properties fo:margin-left="1.251cm" fo:margin-right="0cm" fo:text-indent="0cm" style:auto-text-indent="false"/>
      <style:text-properties fo:font-size="10pt" style:font-size-asian="10pt" style:font-size-complex="10pt"/>
    </style:style>
    <style:style style:name="P17" style:family="paragraph" style:parent-style-name="Standard">
      <style:paragraph-properties fo:margin-left="1.251cm" fo:margin-right="0cm" fo:text-indent="0cm" style:auto-text-indent="false"/>
      <style:text-properties style:font-name="Times New Roman" fo:font-size="9pt" style:font-size-asian="9pt" style:font-size-complex="9pt"/>
    </style:style>
    <style:style style:name="P18" style:family="paragraph" style:parent-style-name="Standard">
      <style:paragraph-properties fo:margin-left="1.251cm" fo:margin-right="0cm" fo:text-indent="0cm" style:auto-text-indent="false"/>
      <style:text-properties style:font-name="Times New Roman" fo:font-size="10pt" style:font-size-asian="10pt" style:font-size-complex="10pt"/>
    </style:style>
    <style:style style:name="P19" style:family="paragraph" style:parent-style-name="Standard">
      <style:paragraph-properties fo:margin-left="1.251cm" fo:margin-right="0cm" fo:text-indent="0cm" style:auto-text-indent="false"/>
      <style:text-properties style:font-name="Times New Roman" fo:font-size="10pt" fo:font-weight="normal" style:font-size-asian="10pt" style:font-weight-asian="normal" style:font-size-complex="10pt" style:font-weight-complex="normal"/>
    </style:style>
    <style:style style:name="P20" style:family="paragraph" style:parent-style-name="Standard">
      <style:paragraph-properties fo:margin-left="1.251cm" fo:margin-right="0cm" fo:text-indent="0cm" style:auto-text-indent="false"/>
      <style:text-properties style:font-name="Courier New" fo:font-size="9pt" fo:font-weight="normal" style:font-size-asian="9pt" style:font-weight-asian="normal" style:font-size-complex="9pt" style:font-weight-complex="normal"/>
    </style:style>
    <style:style style:name="P21" style:family="paragraph" style:parent-style-name="Standard">
      <style:paragraph-properties fo:margin-left="1.251cm" fo:margin-right="0cm" fo:text-indent="0cm" style:auto-text-indent="false"/>
      <style:text-properties style:font-name="Courier New" fo:font-size="10pt" fo:font-weight="normal" style:font-size-asian="10pt" style:font-weight-asian="normal" style:font-size-complex="10pt" style:font-weight-complex="normal"/>
    </style:style>
    <style:style style:name="P22" style:family="paragraph" style:parent-style-name="Standard">
      <style:paragraph-properties fo:margin-left="2.501cm" fo:margin-right="0cm" fo:text-indent="0cm" style:auto-text-indent="false"/>
      <style:text-properties style:font-name="Courier New" fo:font-size="9pt" style:font-size-asian="9pt" style:font-size-complex="9pt"/>
    </style:style>
    <style:style style:name="P23" style:family="paragraph" style:parent-style-name="Standard">
      <style:paragraph-properties fo:margin-left="2.501cm" fo:margin-right="0cm" fo:text-indent="0cm" style:auto-text-indent="false"/>
      <style:text-properties style:font-name="Courier New" fo:font-size="9pt" fo:font-weight="normal" style:font-size-asian="9pt" style:font-weight-asian="normal" style:font-size-complex="9pt" style:font-weight-complex="normal"/>
    </style:style>
    <style:style style:name="P24" style:family="paragraph" style:parent-style-name="Standard">
      <style:paragraph-properties fo:margin-left="0cm" fo:margin-right="0cm" fo:text-indent="0cm" style:auto-text-indent="false"/>
      <style:text-properties style:font-name="Courier New" fo:font-size="9pt" style:font-size-asian="9pt" style:font-size-complex="9pt"/>
    </style:style>
    <style:style style:name="P25" style:family="paragraph" style:parent-style-name="Standard">
      <style:paragraph-properties fo:margin-left="0cm" fo:margin-right="0cm" fo:text-indent="0cm" style:auto-text-indent="false"/>
      <style:text-properties fo:font-size="9pt" style:font-size-asian="9pt" style:font-size-complex="9pt"/>
    </style:style>
    <style:style style:name="P26" style:family="paragraph" style:parent-style-name="Standard">
      <style:paragraph-properties fo:margin-left="0cm" fo:margin-right="0cm" fo:text-indent="0cm" style:auto-text-indent="false"/>
      <style:text-properties fo:font-size="10pt" style:font-size-asian="10pt" style:font-size-complex="10pt"/>
    </style:style>
    <style:style style:name="P27" style:family="paragraph" style:parent-style-name="Standard">
      <style:paragraph-properties fo:margin-left="0cm" fo:margin-right="0cm" fo:text-indent="0cm" style:auto-text-indent="false"/>
      <style:text-properties style:font-name="Times New Roman" fo:font-size="10pt" fo:font-weight="normal" style:font-size-asian="10pt" style:font-weight-asian="normal" style:font-size-complex="10pt" style:font-weight-complex="normal"/>
    </style:style>
    <style:style style:name="P28" style:family="paragraph" style:parent-style-name="Standard" style:list-style-name="L1">
      <style:text-properties fo:font-size="10pt" style:font-size-asian="10pt" style:font-size-complex="10pt"/>
    </style:style>
    <style:style style:name="P29" style:family="paragraph" style:parent-style-name="Standard" style:list-style-name="L2">
      <style:text-properties fo:font-size="10pt" style:font-size-asian="10pt" style:font-size-complex="10pt"/>
    </style:style>
    <style:style style:name="P30" style:family="paragraph" style:parent-style-name="Standard" style:list-style-name="L3">
      <style:text-properties fo:font-size="10pt" style:font-size-asian="10pt" style:font-size-complex="10pt"/>
    </style:style>
    <style:style style:name="P31" style:family="paragraph" style:parent-style-name="Standard" style:list-style-name="L4">
      <style:text-properties fo:font-size="10pt" style:font-size-asian="10pt" style:font-size-complex="10pt"/>
    </style:style>
    <style:style style:name="P32" style:family="paragraph" style:parent-style-name="Standard" style:list-style-name="L5">
      <style:text-properties fo:font-size="10pt" style:font-size-asian="10pt" style:font-size-complex="10pt"/>
    </style:style>
    <style:style style:name="P33" style:family="paragraph" style:parent-style-name="Standard" style:list-style-name="L6">
      <style:text-properties fo:font-size="10pt" style:font-size-asian="10pt" style:font-size-complex="10pt"/>
    </style:style>
    <style:style style:name="P34" style:family="paragraph" style:parent-style-name="Standard">
      <style:paragraph-properties fo:text-align="start" style:justify-single-word="false"/>
      <style:text-properties fo:font-size="10pt" style:font-size-asian="10pt" style:font-size-complex="10pt"/>
    </style:style>
    <style:style style:name="P35" style:family="paragraph" style:parent-style-name="Standard" style:list-style-name="L20">
      <style:paragraph-properties fo:text-align="start" style:justify-single-word="false"/>
      <style:text-properties fo:font-size="10pt" style:font-size-asian="10pt" style:font-size-complex="10pt"/>
    </style:style>
    <style:style style:name="P36" style:family="paragraph" style:parent-style-name="Standard" style:list-style-name="L25">
      <style:paragraph-properties fo:text-align="start" style:justify-single-word="false"/>
      <style:text-properties fo:font-size="10pt" style:font-size-asian="10pt" style:font-size-complex="10pt"/>
    </style:style>
    <style:style style:name="P37" style:family="paragraph" style:parent-style-name="Standard" style:list-style-name="L26">
      <style:paragraph-properties fo:text-align="start" style:justify-single-word="false"/>
      <style:text-properties fo:font-size="10pt" style:font-size-asian="10pt" style:font-size-complex="10pt"/>
    </style:style>
    <style:style style:name="P38" style:family="paragraph" style:parent-style-name="Standard" style:list-style-name="L28">
      <style:paragraph-properties fo:text-align="start" style:justify-single-word="false"/>
      <style:text-properties fo:font-size="10pt" style:font-size-asian="10pt" style:font-size-complex="10pt"/>
    </style:style>
    <style:style style:name="P39" style:family="paragraph" style:parent-style-name="Standard" style:list-style-name="L30">
      <style:paragraph-properties fo:text-align="start" style:justify-single-word="false"/>
      <style:text-properties fo:font-size="10pt" style:font-size-asian="10pt" style:font-size-complex="10pt"/>
    </style:style>
    <style:style style:name="P40" style:family="paragraph" style:parent-style-name="Standard" style:list-style-name="L1">
      <style:text-properties style:font-name="Courier New" fo:font-size="9pt" style:font-size-asian="9pt" style:font-size-complex="9pt"/>
    </style:style>
    <style:style style:name="P41" style:family="paragraph" style:parent-style-name="Standard" style:list-style-name="L2">
      <style:text-properties style:font-name="Courier New" fo:font-size="9pt" style:font-size-asian="9pt" style:font-size-complex="9pt"/>
    </style:style>
    <style:style style:name="P42" style:family="paragraph" style:parent-style-name="Standard" style:list-style-name="L4">
      <style:text-properties style:font-name="Courier New" fo:font-size="9pt" style:font-size-asian="9pt" style:font-size-complex="9pt"/>
    </style:style>
    <style:style style:name="P43" style:family="paragraph" style:parent-style-name="Standard" style:list-style-name="L6">
      <style:text-properties style:font-name="Courier New" fo:font-size="9pt" fo:font-weight="normal" style:font-size-asian="9pt" style:font-weight-asian="normal" style:font-size-complex="9pt" style:font-weight-complex="normal"/>
    </style:style>
    <style:style style:name="P44" style:family="paragraph" style:parent-style-name="Standard" style:list-style-name="L8">
      <style:text-properties style:font-name="Courier New" fo:font-size="9pt" fo:font-weight="normal" style:font-size-asian="9pt" style:font-weight-asian="normal" style:font-size-complex="9pt" style:font-weight-complex="normal"/>
    </style:style>
    <style:style style:name="P45" style:family="paragraph" style:parent-style-name="Standard" style:list-style-name="L8">
      <style:text-properties style:font-name="Courier New" fo:font-size="8.5pt" fo:font-weight="normal" style:font-size-asian="8.5pt" style:font-weight-asian="normal" style:font-size-complex="8.5pt" style:font-weight-complex="normal"/>
    </style:style>
    <style:style style:name="P46" style:family="paragraph" style:parent-style-name="Standard">
      <style:text-properties style:font-name="Courier New" fo:font-size="10pt" fo:font-weight="normal" style:font-size-asian="10pt" style:font-weight-asian="normal" style:font-size-complex="10pt" style:font-weight-complex="normal"/>
    </style:style>
    <style:style style:name="P47" style:family="paragraph" style:parent-style-name="Standard">
      <style:text-properties style:font-name="Courier New" fo:font-size="10pt" fo:font-weight="bold" style:font-size-asian="10pt" style:font-weight-asian="bold" style:font-size-complex="10pt" style:font-weight-complex="bold"/>
    </style:style>
    <style:style style:name="P48" style:family="paragraph" style:parent-style-name="Standard" style:list-style-name="L13">
      <style:text-properties style:font-name="Courier New" fo:font-size="10pt" fo:font-weight="bold" style:font-size-asian="10pt" style:font-weight-asian="bold" style:font-size-complex="10pt" style:font-weight-complex="bold"/>
    </style:style>
    <style:style style:name="P49" style:family="paragraph" style:parent-style-name="Standard" style:list-style-name="L14">
      <style:text-properties style:font-name="Courier New" fo:font-size="10pt" fo:font-weight="bold" style:font-size-asian="10pt" style:font-weight-asian="bold" style:font-size-complex="10pt" style:font-weight-complex="bold"/>
    </style:style>
    <style:style style:name="P50" style:family="paragraph" style:parent-style-name="Standard">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51" style:family="paragraph" style:parent-style-name="Standard" style:list-style-name="L14">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52" style:family="paragraph" style:parent-style-name="Standard">
      <style:paragraph-properties fo:text-align="start" style:justify-single-word="false"/>
      <style:text-properties style:font-name="Courier New" fo:font-size="10pt" fo:font-style="normal" style:text-underline-style="none" fo:font-weight="bold" style:font-size-asian="10pt" style:font-style-asian="normal" style:font-weight-asian="bold" style:font-size-complex="10pt" style:font-style-complex="normal" style:font-weight-complex="bold"/>
    </style:style>
    <style:style style:name="P53" style:family="paragraph" style:parent-style-name="Standard" style:list-style-name="L2">
      <style:text-properties style:font-name="Courier1" fo:font-size="9pt" style:font-size-asian="9pt" style:font-size-complex="9pt"/>
    </style:style>
    <style:style style:name="P54" style:family="paragraph" style:parent-style-name="Standard" style:list-style-name="L4">
      <style:text-properties fo:font-size="9pt" style:font-size-asian="9pt" style:font-size-complex="9pt"/>
    </style:style>
    <style:style style:name="P55" style:family="paragraph" style:parent-style-name="Standard" style:list-style-name="L30">
      <style:paragraph-properties fo:text-align="start" style:justify-single-word="false"/>
      <style:text-properties fo:font-size="9pt" style:font-size-asian="9pt" style:font-size-complex="9pt"/>
    </style:style>
    <style:style style:name="P56" style:family="paragraph" style:parent-style-name="Standard" style:list-style-name="L5"/>
    <style:style style:name="P57" style:family="paragraph" style:parent-style-name="Standard" style:list-style-name="L6"/>
    <style:style style:name="P58" style:family="paragraph" style:parent-style-name="Standard" style:list-style-name="L6">
      <style:text-properties style:font-name="Times New Roman" fo:font-size="10pt" style:font-size-asian="10pt" style:font-size-complex="10pt"/>
    </style:style>
    <style:style style:name="P59" style:family="paragraph" style:parent-style-name="Standard" style:list-style-name="L7">
      <style:text-properties style:font-name="Times New Roman" fo:font-size="10pt" style:font-size-asian="10pt" style:font-size-complex="10pt"/>
    </style:style>
    <style:style style:name="P60" style:family="paragraph" style:parent-style-name="Standard" style:list-style-name="L8">
      <style:text-properties style:font-name="Times New Roman" fo:font-size="10pt" style:font-size-asian="10pt" style:font-size-complex="10pt"/>
    </style:style>
    <style:style style:name="P61" style:family="paragraph" style:parent-style-name="Standard" style:list-style-name="L6">
      <style:text-properties style:font-name="Times New Roman" fo:font-size="10pt" fo:font-weight="normal" style:font-size-asian="10pt" style:font-weight-asian="normal" style:font-size-complex="10pt" style:font-weight-complex="normal"/>
    </style:style>
    <style:style style:name="P62" style:family="paragraph" style:parent-style-name="Standard" style:list-style-name="L8">
      <style:text-properties style:font-name="Times New Roman" fo:font-size="10pt" fo:font-weight="normal" style:font-size-asian="10pt" style:font-weight-asian="normal" style:font-size-complex="10pt" style:font-weight-complex="normal"/>
    </style:style>
    <style:style style:name="P63" style:family="paragraph" style:parent-style-name="Standard" style:list-style-name="L9">
      <style:text-properties style:font-name="Times New Roman" fo:font-size="10pt" fo:font-weight="normal" style:font-size-asian="10pt" style:font-weight-asian="normal" style:font-size-complex="10pt" style:font-weight-complex="normal"/>
    </style:style>
    <style:style style:name="P64" style:family="paragraph" style:parent-style-name="Standard" style:list-style-name="L10">
      <style:text-properties style:font-name="Times New Roman" fo:font-size="10pt" fo:font-weight="normal" style:font-size-asian="10pt" style:font-weight-asian="normal" style:font-size-complex="10pt" style:font-weight-complex="normal"/>
    </style:style>
    <style:style style:name="P65" style:family="paragraph" style:parent-style-name="Standard">
      <style:text-properties style:font-name="Times New Roman" fo:font-size="10pt" style:text-underline-style="solid" style:text-underline-width="auto" style:text-underline-color="font-color" fo:font-weight="bold" style:font-size-asian="10pt" style:font-weight-asian="bold" style:font-size-complex="10pt" style:font-weight-complex="bold"/>
    </style:style>
    <style:style style:name="P66" style:family="paragraph" style:parent-style-name="Standard" style:list-style-name="L13">
      <style:text-properties style:font-name="Times New Roman" fo:font-size="10pt" style:text-underline-style="solid" style:text-underline-width="auto" style:text-underline-color="font-color" fo:font-weight="bold" style:font-size-asian="10pt" style:font-weight-asian="bold" style:font-size-complex="10pt" style:font-weight-complex="bold"/>
    </style:style>
    <style:style style:name="P67" style:family="paragraph" style:parent-style-name="Standard">
      <style:paragraph-properties fo:text-align="start" style:justify-single-word="false"/>
      <style:text-properties style:font-name="Times New Roman" fo:font-size="10pt" fo:font-style="normal" style:text-underline-style="none" fo:font-weight="normal" style:font-size-asian="10pt" style:font-style-asian="normal" style:font-weight-asian="normal" style:font-size-complex="10pt" style:font-style-complex="normal" style:font-weight-complex="normal"/>
    </style:style>
    <style:style style:name="P68" style:family="paragraph" style:parent-style-name="Standard" style:list-style-name="L16">
      <style:paragraph-properties fo:text-align="start" style:justify-single-word="false"/>
      <style:text-properties style:font-name="Times New Roman" fo:font-size="10pt" fo:font-style="normal" style:text-underline-style="none" fo:font-weight="normal" style:font-size-asian="10pt" style:font-style-asian="normal" style:font-weight-asian="normal" style:font-size-complex="10pt" style:font-style-complex="normal" style:font-weight-complex="normal"/>
    </style:style>
    <style:style style:name="P69" style:family="paragraph" style:parent-style-name="Standard" style:list-style-name="L19">
      <style:paragraph-properties fo:text-align="start" style:justify-single-word="false"/>
      <style:text-properties style:font-name="Times New Roman" fo:font-size="10pt" fo:font-style="normal" style:text-underline-style="none" fo:font-weight="normal" style:font-size-asian="10pt" style:font-style-asian="normal" style:font-weight-asian="normal" style:font-size-complex="10pt" style:font-style-complex="normal" style:font-weight-complex="normal"/>
    </style:style>
    <style:style style:name="P70" style:family="paragraph" style:parent-style-name="Standard" style:list-style-name="L20">
      <style:paragraph-properties fo:text-align="start" style:justify-single-word="false"/>
      <style:text-properties style:font-name="Times New Roman" fo:font-size="10pt" fo:font-style="normal" style:text-underline-style="none" fo:font-weight="normal" style:font-size-asian="10pt" style:font-style-asian="normal" style:font-weight-asian="normal" style:font-size-complex="10pt" style:font-style-complex="normal" style:font-weight-complex="normal"/>
    </style:style>
    <style:style style:name="P71" style:family="paragraph" style:parent-style-name="Standard" style:list-style-name="L21">
      <style:paragraph-properties fo:text-align="start" style:justify-single-word="false"/>
      <style:text-properties style:font-name="Times New Roman" fo:font-size="10pt" fo:font-style="normal" style:text-underline-style="none" fo:font-weight="normal" style:font-size-asian="10pt" style:font-style-asian="normal" style:font-weight-asian="normal" style:font-size-complex="10pt" style:font-style-complex="normal" style:font-weight-complex="normal"/>
    </style:style>
    <style:style style:name="P72" style:family="paragraph" style:parent-style-name="Standard" style:list-style-name="L23">
      <style:paragraph-properties fo:text-align="start" style:justify-single-word="false"/>
      <style:text-properties style:font-name="Times New Roman" fo:font-size="10pt" fo:font-style="normal" style:text-underline-style="none" fo:font-weight="normal" style:font-size-asian="10pt" style:font-style-asian="normal" style:font-weight-asian="normal" style:font-size-complex="10pt" style:font-style-complex="normal" style:font-weight-complex="normal"/>
    </style:style>
    <style:style style:name="P73" style:family="paragraph" style:parent-style-name="Standard">
      <style:paragraph-properties fo:text-align="start" style:justify-single-word="false"/>
      <style:text-properties style:font-name="Times New Roman" fo:font-size="10pt" fo:font-style="normal" style:text-underline-style="none" fo:font-weight="bold" style:font-size-asian="10pt" style:font-style-asian="normal" style:font-weight-asian="bold" style:font-size-complex="10pt" style:font-style-complex="normal" style:font-weight-complex="bold"/>
    </style:style>
    <style:style style:name="P74" style:family="paragraph" style:parent-style-name="Standard" style:list-style-name="L19">
      <style:paragraph-properties fo:text-align="start" style:justify-single-word="false"/>
      <style:text-properties style:font-name="Times New Roman" fo:font-size="10pt" style:text-underline-style="none" fo:font-weight="normal" style:font-size-asian="10pt" style:font-weight-asian="normal" style:font-size-complex="10pt" style:font-weight-complex="normal"/>
    </style:style>
    <style:style style:name="P75" style:family="paragraph" style:parent-style-name="Standard">
      <style:paragraph-properties fo:text-align="start" style:justify-single-word="false"/>
      <style:text-properties style:font-name="Times New Roman" fo:font-size="6pt" fo:font-style="normal" style:text-underline-style="none" fo:font-weight="normal" style:font-size-asian="6pt" style:font-style-asian="normal" style:font-weight-asian="normal" style:font-size-complex="6pt" style:font-style-complex="normal" style:font-weight-complex="normal"/>
    </style:style>
    <style:style style:name="P76" style:family="paragraph" style:parent-style-name="Standard">
      <style:paragraph-properties fo:text-align="start" style:justify-single-word="false"/>
      <style:text-properties style:font-name="Times New Roman" fo:font-size="9pt" fo:font-style="normal" style:text-underline-style="none" fo:font-weight="normal" style:font-size-asian="9pt" style:font-style-asian="normal" style:font-weight-asian="normal" style:font-size-complex="9pt" style:font-style-complex="normal" style:font-weight-complex="normal"/>
    </style:style>
    <style:style style:name="P77" style:family="paragraph" style:parent-style-name="Standard" style:list-style-name="L8"/>
    <style:style style:name="P78" style:family="paragraph" style:parent-style-name="Standard" style:list-style-name="L12"/>
    <style:style style:name="P79" style:family="paragraph" style:parent-style-name="Standard">
      <style:text-properties style:font-name="Courier New" fo:font-size="9pt" style:font-size-asian="9pt" style:font-size-complex="9pt"/>
    </style:style>
    <style:style style:name="P80" style:family="paragraph" style:parent-style-name="Standard" style:list-style-name="L13"/>
    <style:style style:name="P81" style:family="paragraph" style:parent-style-name="Standard">
      <style:text-properties style:font-name="Times New Roman" fo:font-size="10pt" fo:font-weight="bold" style:font-size-asian="10pt" style:font-weight-asian="bold" style:font-size-complex="10pt" style:font-weight-complex="bold"/>
    </style:style>
    <style:style style:name="P82" style:family="paragraph" style:parent-style-name="Standard">
      <style:paragraph-properties fo:text-align="start" style:justify-single-word="false"/>
      <style:text-properties style:font-name="Times New Roman" fo:font-size="9pt" style:font-size-asian="9pt" style:font-size-complex="9pt"/>
    </style:style>
    <style:style style:name="P83" style:family="paragraph" style:parent-style-name="Standard">
      <style:paragraph-properties fo:text-align="start" style:justify-single-word="false"/>
    </style:style>
    <style:style style:name="P84" style:family="paragraph" style:parent-style-name="Standard" style:list-style-name="L18">
      <style:paragraph-properties fo:text-align="start" style:justify-single-word="false"/>
    </style:style>
    <style:style style:name="P85" style:family="paragraph" style:parent-style-name="Standard" style:list-style-name="L20">
      <style:paragraph-properties fo:text-align="start" style:justify-single-word="false"/>
    </style:style>
    <style:style style:name="P86" style:family="paragraph" style:parent-style-name="Standard" style:list-style-name="L27">
      <style:paragraph-properties fo:text-align="start" style:justify-single-word="false"/>
    </style:style>
    <style:style style:name="P87" style:family="paragraph" style:parent-style-name="Standard" style:list-style-name="L29">
      <style:paragraph-properties fo:text-align="start" style:justify-single-word="false"/>
    </style:style>
    <style:style style:name="P88" style:family="paragraph" style:parent-style-name="Standard" style:list-style-name="L31">
      <style:paragraph-properties fo:text-align="start" style:justify-single-word="false"/>
    </style:style>
    <style:style style:name="P89" style:family="paragraph" style:parent-style-name="Standard" style:list-style-name="L4">
      <style:paragraph-properties fo:break-before="page"/>
      <style:text-properties fo:font-size="10pt" style:font-size-asian="10pt" style:font-size-complex="10pt"/>
    </style:style>
    <style:style style:name="P90" style:family="paragraph" style:parent-style-name="Standard" style:list-style-name="L20">
      <style:paragraph-properties fo:text-align="start" style:justify-single-word="false" fo:break-before="page"/>
      <style:text-properties fo:font-size="10pt" style:font-size-asian="10pt" style:font-size-complex="10pt"/>
    </style:style>
    <style:style style:name="P91" style:family="paragraph" style:parent-style-name="Standard" style:list-style-name="L26">
      <style:paragraph-properties fo:text-align="start" style:justify-single-word="false" fo:break-before="page"/>
      <style:text-properties fo:font-size="10pt" style:font-size-asian="10pt" style:font-size-complex="10pt"/>
    </style:style>
    <style:style style:name="P92" style:family="paragraph" style:parent-style-name="Standard" style:list-style-name="L4">
      <style:paragraph-properties fo:break-before="page"/>
    </style:style>
    <style:style style:name="P93" style:family="paragraph" style:parent-style-name="Standard" style:list-style-name="L14">
      <style:paragraph-properties fo:break-before="page"/>
      <style:text-properties style:font-name="Courier New" fo:font-size="10pt" fo:font-weight="bold" style:font-size-asian="10pt" style:font-weight-asian="bold" style:font-size-complex="10pt" style:font-weight-complex="bold"/>
    </style:style>
    <style:style style:name="P94" style:family="paragraph" style:parent-style-name="Standard" style:list-style-name="L21">
      <style:paragraph-properties fo:text-align="start" style:justify-single-word="false" fo:break-before="page"/>
      <style:text-properties style:font-name="Times New Roman" fo:font-size="10pt" fo:font-style="normal" style:text-underline-style="none" fo:font-weight="normal" style:font-size-asian="10pt" style:font-style-asian="normal" style:font-weight-asian="normal" style:font-size-complex="10pt" style:font-style-complex="normal" style:font-weight-complex="normal"/>
    </style:style>
    <style:style style:name="P95" style:family="paragraph" style:parent-style-name="Standard" style:list-style-name="L18">
      <style:paragraph-properties fo:text-align="start" style:justify-single-word="false" fo:break-before="page"/>
    </style:style>
    <style:style style:name="P96" style:family="paragraph" style:parent-style-name="Standard">
      <style:paragraph-properties fo:margin-left="0cm" fo:margin-right="0cm" fo:text-indent="0cm" style:auto-text-indent="false"/>
      <style:text-properties style:font-name="Times New Roman" fo:font-size="10pt" style:text-underline-style="solid" style:text-underline-width="auto" style:text-underline-color="font-color" fo:font-weight="bold" style:font-size-asian="10pt" style:font-weight-asian="bold" style:font-size-complex="10pt" style:font-weight-complex="bold"/>
    </style:style>
    <style:style style:name="P97" style:family="paragraph" style:parent-style-name="Standard">
      <style:paragraph-properties fo:margin-left="0cm" fo:margin-right="0cm" fo:text-align="start" style:justify-single-word="false" fo:text-indent="0cm" style:auto-text-indent="false"/>
      <style:text-properties style:font-name="Times New Roman" fo:font-size="10pt" style:text-underline-style="solid" style:text-underline-width="auto" style:text-underline-color="font-color" fo:font-weight="bold" style:font-size-asian="10pt" style:font-weight-asian="bold" style:font-size-complex="10pt" style:font-weight-complex="bold"/>
    </style:style>
    <style:style style:name="P98" style:family="paragraph" style:parent-style-name="Standard">
      <style:paragraph-properties fo:margin-left="0cm" fo:margin-right="0cm" fo:text-indent="0cm" style:auto-text-indent="false"/>
      <style:text-properties style:font-name="Times New Roman" fo:font-size="10pt" fo:font-weight="normal" style:font-size-asian="10pt" style:font-weight-asian="normal" style:font-size-complex="10pt" style:font-weight-complex="normal"/>
    </style:style>
    <style:style style:name="P99" style:family="paragraph" style:parent-style-name="Standard">
      <style:paragraph-properties fo:margin-left="0cm" fo:margin-right="0cm" fo:text-align="start" style:justify-single-word="false" fo:text-indent="0cm" style:auto-text-indent="false"/>
      <style:text-properties style:font-name="Times New Roman" fo:font-size="10pt" fo:font-style="normal" style:text-underline-style="none" fo:font-weight="normal" style:font-size-asian="10pt" style:font-style-asian="normal" style:font-weight-asian="normal" style:font-size-complex="10pt" style:font-style-complex="normal" style:font-weight-complex="normal"/>
    </style:style>
    <style:style style:name="P100" style:family="paragraph" style:parent-style-name="Standard">
      <style:paragraph-properties fo:margin-left="0cm" fo:margin-right="0cm" fo:text-align="start" style:justify-single-word="false" fo:text-indent="0cm" style:auto-text-indent="false"/>
      <style:text-properties style:font-name="Courier New" fo:font-size="10pt" fo:font-weight="bold" style:font-size-asian="10pt" style:font-weight-asian="bold" style:font-size-complex="10pt" style:font-weight-complex="bold"/>
    </style:style>
    <style:style style:name="P101" style:family="paragraph" style:parent-style-name="Standard" style:list-style-name="L31">
      <style:paragraph-properties fo:margin-left="0cm" fo:margin-right="0cm" fo:text-align="start" style:justify-single-word="false" fo:text-indent="0cm" style:auto-text-indent="false"/>
      <style:text-properties style:font-name="Times New Roman" fo:font-size="10pt" style:font-size-asian="10pt" style:font-size-complex="10pt"/>
    </style:style>
    <style:style style:name="P102" style:family="paragraph" style:parent-style-name="Standard">
      <style:paragraph-properties fo:margin-left="0cm" fo:margin-right="0cm" fo:text-align="start" style:justify-single-word="false" fo:text-indent="0cm" style:auto-text-indent="false" fo:break-before="page"/>
      <style:text-properties style:font-name="Times New Roman" fo:font-size="10pt" fo:font-style="normal" style:text-underline-style="none" fo:font-weight="normal" style:font-size-asian="10pt" style:font-style-asian="normal" style:font-weight-asian="normal" style:font-size-complex="10pt" style:font-style-complex="normal" style:font-weight-complex="normal"/>
    </style:style>
    <style:style style:name="P103" style:family="paragraph" style:parent-style-name="Standard">
      <style:paragraph-properties fo:margin-left="1.251cm" fo:margin-right="0cm" fo:text-indent="0cm" style:auto-text-indent="false"/>
    </style:style>
    <style:style style:name="P104" style:family="paragraph" style:parent-style-name="Standard">
      <style:paragraph-properties fo:margin-left="1.251cm" fo:margin-right="0cm" fo:text-indent="0cm" style:auto-text-indent="false"/>
      <style:text-properties style:font-name="Times New Roman" fo:font-size="10pt" fo:font-weight="normal" style:font-size-asian="10pt" style:font-weight-asian="normal" style:font-size-complex="10pt" style:font-weight-complex="normal"/>
    </style:style>
    <style:style style:name="P105" style:family="paragraph" style:parent-style-name="Standard">
      <style:paragraph-properties fo:margin-left="1.251cm" fo:margin-right="0cm" fo:text-align="start" style:justify-single-word="false" fo:text-indent="0cm" style:auto-text-indent="false"/>
      <style:text-properties style:font-name="Times New Roman" fo:font-size="10pt" fo:font-style="normal" style:text-underline-style="none" fo:font-weight="normal" style:font-size-asian="10pt" style:font-style-asian="normal" style:font-weight-asian="normal" style:font-size-complex="10pt" style:font-style-complex="normal" style:font-weight-complex="normal"/>
    </style:style>
    <style:style style:name="P106" style:family="paragraph" style:parent-style-name="Standard">
      <style:paragraph-properties fo:margin-left="1.251cm" fo:margin-right="0cm" fo:text-align="start" style:justify-single-word="false" fo:text-indent="0cm" style:auto-text-indent="false"/>
      <style:text-properties style:font-name="Times New Roman" fo:font-size="10pt" style:text-underline-style="solid" style:text-underline-width="auto" style:text-underline-color="font-color" fo:font-weight="bold" style:font-size-asian="10pt" style:font-weight-asian="bold" style:font-size-complex="10pt" style:font-weight-complex="bold"/>
    </style:style>
    <style:style style:name="P107" style:family="paragraph" style:parent-style-name="Standard">
      <style:paragraph-properties fo:margin-left="1.251cm" fo:margin-right="0cm" fo:text-align="start" style:justify-single-word="false" fo:text-indent="0cm" style:auto-text-indent="false"/>
      <style:text-properties style:font-name="Times New Roman" fo:font-size="10pt" style:text-underline-style="none" fo:font-weight="normal" style:font-size-asian="10pt" style:font-weight-asian="normal" style:font-size-complex="10pt" style:font-weight-complex="normal"/>
    </style:style>
    <style:style style:name="P108" style:family="paragraph" style:parent-style-name="Standard">
      <style:paragraph-properties fo:margin-left="1.251cm" fo:margin-right="0cm" fo:text-indent="0cm" style:auto-text-indent="false"/>
      <style:text-properties style:font-name="Courier New" fo:font-size="10pt" fo:font-weight="normal" style:font-size-asian="10pt" style:font-weight-asian="normal" style:font-size-complex="10pt" style:font-weight-complex="normal"/>
    </style:style>
    <style:style style:name="P109" style:family="paragraph" style:parent-style-name="Standard">
      <style:paragraph-properties fo:margin-left="1.251cm" fo:margin-right="0cm" fo:text-indent="0cm" style:auto-text-indent="false"/>
      <style:text-properties style:font-name="Courier New" fo:font-size="10pt" style:font-size-asian="10pt" style:font-size-complex="10pt"/>
    </style:style>
    <style:style style:name="P110" style:family="paragraph" style:parent-style-name="Standard">
      <style:paragraph-properties fo:margin-left="1.251cm" fo:margin-right="0cm" fo:text-indent="0cm" style:auto-text-indent="false"/>
      <style:text-properties style:font-name="Courier New" fo:font-size="10pt" fo:font-weight="bold" style:font-size-asian="10pt" style:font-weight-asian="bold" style:font-size-complex="10pt" style:font-weight-complex="bold"/>
    </style:style>
    <style:style style:name="P111" style:family="paragraph" style:parent-style-name="Standard">
      <style:paragraph-properties fo:margin-left="1.251cm" fo:margin-right="0cm" fo:text-align="start" style:justify-single-word="false" fo:text-indent="0cm" style:auto-text-indent="false"/>
      <style:text-properties style:font-name="Courier New" fo:font-size="10pt" fo:font-weight="bold" style:font-size-asian="10pt" style:font-weight-asian="bold" style:font-size-complex="10pt" style:font-weight-complex="bold"/>
    </style:style>
    <style:style style:name="P112" style:family="paragraph" style:parent-style-name="Standard">
      <style:paragraph-properties fo:margin-left="1.251cm" fo:margin-right="0cm" fo:text-align="start" style:justify-single-word="false" fo:text-indent="0cm" style:auto-text-indent="false"/>
      <style:text-properties fo:font-size="10pt" style:font-size-asian="10pt" style:font-size-complex="10pt"/>
    </style:style>
    <style:style style:name="P113" style:family="paragraph" style:parent-style-name="Standard">
      <style:paragraph-properties fo:margin-left="1.251cm" fo:margin-right="0cm" fo:text-indent="0cm" style:auto-text-indent="false"/>
      <style:text-properties style:font-name="Courier New" fo:font-size="9pt" fo:font-weight="normal" style:font-size-asian="9pt" style:font-weight-asian="normal" style:font-size-complex="9pt" style:font-weight-complex="normal"/>
    </style:style>
    <style:style style:name="P114" style:family="paragraph" style:parent-style-name="Standard">
      <style:paragraph-properties fo:margin-left="1.251cm" fo:margin-right="0cm" fo:text-align="start" style:justify-single-word="false" fo:text-indent="0cm" style:auto-text-indent="false"/>
    </style:style>
    <style:style style:name="P115" style:family="paragraph" style:parent-style-name="Standard">
      <style:paragraph-properties fo:margin-left="1.251cm" fo:margin-right="0cm" fo:text-align="start" style:justify-single-word="false" fo:text-indent="0cm" style:auto-text-indent="false"/>
      <style:text-properties style:font-name="Times New Roman" fo:font-size="10pt" style:font-size-asian="10pt" style:font-size-complex="10pt"/>
    </style:style>
    <style:style style:name="P116" style:family="paragraph" style:parent-style-name="Standard">
      <style:paragraph-properties fo:margin-left="2.501cm" fo:margin-right="0cm" fo:text-align="start" style:justify-single-word="false" fo:text-indent="0cm" style:auto-text-indent="false"/>
      <style:text-properties fo:font-size="10pt" style:font-size-asian="10pt" style:font-size-complex="10pt"/>
    </style:style>
    <style:style style:name="P117" style:family="paragraph" style:parent-style-name="Table_20_Contents">
      <style:paragraph-properties fo:text-align="start" style:justify-single-word="false"/>
      <style:text-properties style:font-name="Times New Roman" fo:font-size="10pt" fo:font-weight="bold" style:font-size-asian="10pt" style:font-weight-asian="bold" style:font-size-complex="10pt" style:font-weight-complex="bold"/>
    </style:style>
    <style:style style:name="P118" style:family="paragraph" style:parent-style-name="Table_20_Contents">
      <style:paragraph-properties fo:text-align="start" style:justify-single-word="false"/>
      <style:text-properties style:font-name="Times New Roman" fo:font-size="9pt" fo:font-weight="bold" style:font-size-asian="9pt" style:font-weight-asian="bold" style:font-size-complex="9pt" style:font-weight-complex="bold"/>
    </style:style>
    <style:style style:name="P119" style:family="paragraph" style:parent-style-name="Table_20_Contents">
      <style:paragraph-properties fo:text-align="start" style:justify-single-word="false"/>
      <style:text-properties style:font-name="Times New Roman" fo:font-size="9pt" fo:font-weight="normal" style:font-size-asian="9pt" style:font-weight-asian="normal" style:font-size-complex="9pt" style:font-weight-complex="normal"/>
    </style:style>
    <style:style style:name="P120" style:family="paragraph" style:parent-style-name="Table_20_Contents">
      <style:paragraph-properties fo:text-align="start" style:justify-single-word="false"/>
      <style:text-properties style:font-name="Courier New" fo:font-size="9pt" style:font-size-asian="9pt" style:font-size-complex="9pt"/>
    </style:style>
    <style:style style:name="P121" style:family="paragraph" style:parent-style-name="Table_20_Contents" style:list-style-name="L14">
      <style:paragraph-properties fo:text-align="start" style:justify-single-word="false"/>
      <style:text-properties style:font-name="Courier New" fo:font-size="9pt" fo:font-weight="bold" style:font-size-asian="9pt" style:font-weight-asian="bold" style:font-size-complex="9pt"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style:font-name="Courier New"/>
    </style:style>
    <style:style style:name="T7" style:family="text">
      <style:text-properties style:font-name="Courier New" fo:font-size="9pt" style:font-size-asian="9pt" style:font-size-complex="9pt"/>
    </style:style>
    <style:style style:name="T8" style:family="text">
      <style:text-properties style:font-name="Courier New" fo:font-size="9pt" fo:font-weight="bold" style:font-size-asian="9pt" style:font-weight-asian="bold" style:font-size-complex="9pt" style:font-weight-complex="bold"/>
    </style:style>
    <style:style style:name="T9" style:family="text">
      <style:text-properties style:font-name="Courier New" fo:font-size="9pt" fo:font-weight="normal" style:font-size-asian="9pt" style:font-weight-asian="normal" style:font-size-complex="9pt" style:font-weight-complex="normal"/>
    </style:style>
    <style:style style:name="T10" style:family="text">
      <style:text-properties style:font-name="Courier New" fo:font-size="9pt" fo:font-style="normal" style:font-size-asian="9pt" style:font-style-asian="normal" style:font-size-complex="9pt" style:font-style-complex="normal"/>
    </style:style>
    <style:style style:name="T11" style:family="text">
      <style:text-properties style:font-name="Courier New" fo:font-size="8pt" fo:font-weight="bold" style:font-size-asian="8pt" style:font-weight-asian="bold" style:font-size-complex="8pt" style:font-weight-complex="bold"/>
    </style:style>
    <style:style style:name="T12" style:family="text">
      <style:text-properties style:font-name="Courier New" fo:font-weight="normal" style:font-weight-asian="normal" style:font-weight-complex="normal"/>
    </style:style>
    <style:style style:name="T13" style:family="text">
      <style:text-properties fo:font-weight="bold" style:font-weight-asian="bold" style:font-weight-complex="bold"/>
    </style:style>
    <style:style style:name="T14" style:family="text">
      <style:text-properties style:font-name="Courier1"/>
    </style:style>
    <style:style style:name="T15" style:family="text">
      <style:text-properties style:font-name="Courier1" fo:font-weight="bold" style:font-weight-asian="bold" style:font-weight-complex="bold"/>
    </style:style>
    <style:style style:name="T16" style:family="text">
      <style:text-properties style:font-name="Courier1" fo:font-size="9pt" fo:font-weight="bold" style:font-size-asian="9pt" style:font-weight-asian="bold" style:font-size-complex="9pt" style:font-weight-complex="bold"/>
    </style:style>
    <style:style style:name="T17" style:family="text">
      <style:text-properties fo:font-size="10pt" style:font-size-asian="10pt" style:font-size-complex="10pt"/>
    </style:style>
    <style:style style:name="T18" style:family="text">
      <style:text-properties fo:font-size="10pt" fo:font-weight="bold" style:font-size-asian="10pt" style:font-weight-asian="bold" style:font-size-complex="10pt" style:font-weight-complex="bold"/>
    </style:style>
    <style:style style:name="T19" style:family="text">
      <style:text-properties style:font-name="Courier" fo:font-weight="bold" style:font-weight-asian="bold" style:font-weight-complex="bold"/>
    </style:style>
    <style:style style:name="T20" style:family="text">
      <style:text-properties fo:font-style="normal"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style:text-underline-style="none" fo:font-weight="normal" style:font-style-asian="normal" style:font-weight-asian="normal" style:font-style-complex="normal" style:font-weight-complex="normal"/>
    </style:style>
    <style:style style:name="T23" style:family="text">
      <style:text-properties style:font-name="Times New Roman" fo:font-size="10pt" fo:font-weight="normal" style:font-size-asian="10pt" style:font-weight-asian="normal" style:font-size-complex="10pt" style:font-weight-complex="normal"/>
    </style:style>
    <style:style style:name="T24" style:family="text">
      <style:text-properties style:font-name="Times New Roman" fo:font-size="10pt" fo:font-weight="bold" style:font-size-asian="10pt" style:font-weight-asian="bold" style:font-size-complex="10pt" style:font-weight-complex="bold"/>
    </style:style>
    <style:style style:name="T25"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26" style:family="tex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T27" style:family="text">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T28" style:family="text">
      <style:text-properties style:font-name="Times New Roman" fo:font-size="10pt" fo:font-style="normal" style:text-underline-style="none" fo:font-weight="bold" style:font-size-asian="10pt" style:font-style-asian="normal" style:font-weight-asian="bold" style:font-size-complex="10pt" style:font-style-complex="normal" style:font-weight-complex="bold"/>
    </style:style>
    <style:style style:name="T29" style:family="text">
      <style:text-properties style:font-name="Times New Roman" fo:font-size="10pt" fo:font-style="normal" style:text-underline-style="none" fo:font-weight="normal" style:font-size-asian="10pt" style:font-style-asian="normal" style:font-weight-asian="normal" style:font-size-complex="10pt" style:font-style-complex="normal" style:font-weight-complex="normal"/>
    </style:style>
    <style:style style:name="T30" style:family="text">
      <style:text-properties style:font-name="Times New Roman" fo:font-style="normal" style:font-style-asian="normal" style:font-style-complex="normal"/>
    </style:style>
    <style:style style:name="T31" style:family="text">
      <style:text-properties style:font-name="Times New Roman" fo:font-style="normal" fo:font-weight="normal" style:font-style-asian="normal" style:font-weight-asian="normal" style:font-style-complex="normal" style:font-weight-complex="normal"/>
    </style:style>
    <style:style style:name="T32" style:family="text">
      <style:text-properties style:font-name="Times New Roman" fo:font-size="9pt" fo:font-style="normal" fo:font-weight="normal" style:font-size-asian="9pt" style:font-style-asian="normal" style:font-weight-asian="normal" style:font-size-complex="9pt" style:font-style-complex="normal" style:font-weight-complex="normal"/>
    </style:style>
    <style:style style:name="T33" style:family="text">
      <style:text-properties fo:font-weight="normal" style:font-weight-asian="normal" style:font-weight-complex="normal"/>
    </style:style>
    <style:style style:name="T34" style:family="text">
      <style:text-properties style:font-name="Courier New"/>
    </style:style>
    <style:style style:name="T35" style:family="text">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T36" style:family="text">
      <style:text-properties style:font-name="Courier New" fo:font-size="9pt" fo:font-style="normal" style:font-size-asian="9pt" style:font-style-asian="normal" style:font-size-complex="9pt" style:font-style-complex="normal"/>
    </style:style>
    <style:style style:name="T37" style:family="text">
      <style:text-properties style:font-name="Courier New" fo:font-size="9pt" fo:font-style="normal" style:text-underline-style="none" fo:font-weight="bold" style:font-size-asian="9pt" style:font-style-asian="normal" style:font-weight-asian="bold" style:font-size-complex="9pt" style:font-style-complex="normal" style:font-weight-complex="bold"/>
    </style:style>
    <style:style style:name="T38" style:family="text">
      <style:text-properties style:font-name="Courier New" fo:font-size="9pt" fo:font-style="normal" style:text-underline-style="none" fo:font-weight="normal" style:font-size-asian="9pt" style:font-style-asian="normal" style:font-weight-asian="normal" style:font-size-complex="9pt" style:font-style-complex="normal" style:font-weight-complex="normal"/>
    </style:style>
    <style:style style:name="T39" style:family="text">
      <style:text-properties style:font-name="Courier New" fo:font-size="9pt" fo:font-style="normal" fo:font-weight="bold" style:font-size-asian="9pt" style:font-style-asian="normal" style:font-weight-asian="bold" style:font-size-complex="9pt" style:font-style-complex="normal" style:font-weight-complex="bold"/>
    </style:style>
    <style:style style:name="T40" style:family="text">
      <style:text-properties style:font-name="Courier New" fo:font-size="9pt" style:font-size-asian="9pt" style:font-size-complex="9pt"/>
    </style:style>
    <style:style style:name="T41" style:family="text">
      <style:text-properties style:font-name="Courier New" fo:font-size="9pt" fo:font-weight="normal" style:font-size-asian="9pt" style:font-weight-asian="normal" style:font-size-complex="9pt" style:font-weight-complex="normal"/>
    </style:style>
    <style:style style:name="T42" style:family="text">
      <style:text-properties style:font-name="Courier New" fo:font-size="9pt" fo:font-weight="bold" style:font-size-asian="9pt" style:font-weight-asian="bold" style:font-size-complex="9pt" style:font-weight-complex="bold"/>
    </style:style>
    <style:style style:name="T43" style:family="text">
      <style:text-properties style:font-name="Courier New" fo:font-size="9pt" fo:font-style="italic" style:font-size-asian="9pt" style:font-style-asian="italic" style:font-size-complex="9pt" style:font-style-complex="italic"/>
    </style:style>
    <style:style style:name="T44" style:family="text">
      <style:text-properties style:font-name="Courier New" fo:font-style="normal" fo:font-weight="normal" style:font-style-asian="normal" style:font-weight-asian="normal" style:font-style-complex="normal" style:font-weight-complex="normal"/>
    </style:style>
    <style:style style:name="T45" style:family="text">
      <style:text-properties style:font-name="Courier New" fo:font-style="normal" style:text-underline-style="none" fo:font-weight="normal" style:font-style-asian="normal" style:font-weight-asian="normal" style:font-style-complex="normal" style:font-weight-complex="normal"/>
    </style:style>
    <style:style style:name="T46" style:family="text">
      <style:text-properties style:font-name="Courier New" fo:font-size="8pt" fo:font-style="normal" fo:font-weight="normal" style:font-size-asian="8pt" style:font-style-asian="normal" style:font-weight-asian="normal" style:font-size-complex="8pt" style:font-style-complex="normal" style:font-weight-complex="normal"/>
    </style:style>
    <style:style style:name="T47" style:family="text">
      <style:text-properties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48" style:family="text">
      <style:text-properties style:font-name="Courier New" fo:font-size="8pt" style:font-size-asian="8pt" style:font-size-complex="8pt"/>
    </style:style>
    <style:style style:name="T49" style:family="text">
      <style:text-properties style:font-name="Courier New" fo:font-size="7pt" fo:font-style="normal" fo:font-weight="normal" style:font-size-asian="7pt" style:font-style-asian="normal" style:font-weight-asian="normal" style:font-size-complex="7pt" style:font-style-complex="normal" style:font-weight-complex="normal"/>
    </style:style>
    <style:style style:name="T50" style:family="text">
      <style:text-properties style:font-name="Courier New" fo:font-weight="bold" style:font-weight-asian="bold" style:font-weight-complex="bold"/>
    </style:style>
    <style:style style:name="T51" style:family="text">
      <style:text-properties fo:font-size="9pt" fo:font-style="normal" style:font-size-asian="9pt" style:font-style-asian="normal" style:font-size-complex="9pt" style:font-style-complex="normal"/>
    </style:style>
    <style:style style:name="T52" style:family="text">
      <style:text-properties fo:font-size="9pt" fo:font-style="normal" style:text-underline-style="none" fo:font-weight="normal" style:font-size-asian="9pt" style:font-style-asian="normal" style:font-weight-asian="normal" style:font-size-complex="9pt" style:font-style-complex="normal" style:font-weight-complex="normal"/>
    </style:style>
    <style:style style:name="T53" style:family="text">
      <style:text-properties style:font-name="Times New Roman"/>
    </style:style>
    <style:style style:name="T54" style:family="text">
      <style:text-properties style:font-name="Times New Roman" fo:font-size="9pt" fo:font-style="normal" fo:font-weight="normal" style:font-size-asian="9pt" style:font-style-asian="normal" style:font-weight-asian="normal" style:font-size-complex="9pt" style:font-style-complex="normal" style:font-weight-complex="normal"/>
    </style:style>
    <style:style style:name="T55" style:family="text">
      <style:text-properties style:font-name="Times New Roman" fo:font-size="9pt" fo:font-style="normal" style:text-underline-style="none" fo:font-weight="normal" style:font-size-asian="9pt" style:font-style-asian="normal" style:font-weight-asian="normal" style:font-size-complex="9pt" style:font-style-complex="normal" style:font-weight-complex="normal"/>
    </style:style>
    <style:style style:name="T56" style:family="text">
      <style:text-properties style:font-name="Times New Roman" fo:font-size="9pt" style:font-size-asian="9pt" style:font-size-complex="9pt"/>
    </style:style>
    <style:style style:name="T57" style:family="text">
      <style:text-properties style:font-name="Times New Roman" fo:font-style="normal" fo:font-weight="normal" style:font-style-asian="normal" style:font-weight-asian="normal" style:font-style-complex="normal" style:font-weight-complex="normal"/>
    </style:style>
    <style:style style:name="T58" style:family="text">
      <style:text-properties style:font-name="Times New Roman" fo:font-style="normal" style:font-style-asian="normal" style:font-style-complex="normal"/>
    </style:style>
    <style:style style:name="T59" style:family="text">
      <style:text-properties style:font-name="Times New Roman" fo:font-style="normal" style:text-underline-style="none" fo:font-weight="normal" style:font-style-asian="normal" style:font-weight-asian="normal" style:font-style-complex="normal" style:font-weight-complex="normal"/>
    </style:style>
    <style:style style:name="T60" style:family="text">
      <style:text-properties style:font-name="Times New Roman" fo:font-style="normal" style:text-underline-style="none" fo:font-weight="bold" style:font-style-asian="normal" style:font-weight-asian="bold" style:font-style-complex="normal" style:font-weight-complex="bold"/>
    </style:style>
    <style:style style:name="T61" style:family="text">
      <style:text-properties style:font-name="Times New Roman" fo:font-style="normal" fo:font-weight="bold" style:font-style-asian="normal" style:font-weight-asian="bold" style:font-style-complex="normal" style:font-weight-complex="bold"/>
    </style:style>
    <style:style style:name="T62" style:family="text">
      <style:text-properties style:font-name="Times New Roman" fo:font-style="italic" fo:font-weight="normal" style:font-style-asian="italic" style:font-weight-asian="normal" style:font-style-complex="italic" style:font-weight-complex="normal"/>
    </style:style>
    <style:style style:name="T63" style:family="text">
      <style:text-properties style:font-name="Times New Roman" fo:font-style="italic" style:font-style-asian="italic" style:font-style-complex="italic"/>
    </style:style>
    <style:style style:name="T64" style:family="text">
      <style:text-properties style:font-name="Times New Roman" fo:font-style="italic" fo:font-weight="bold" style:font-style-asian="italic" style:font-weight-asian="bold" style:font-style-complex="italic" style:font-weight-complex="bold"/>
    </style:style>
    <style:style style:name="T65" style:family="text">
      <style:text-properties style:font-name="Times New Roman" fo:font-style="italic" style:text-underline-style="none" fo:font-weight="normal" style:font-style-asian="italic" style:font-weight-asian="normal" style:font-style-complex="italic" style:font-weight-complex="normal"/>
    </style:style>
    <style:style style:name="T66" style:family="text">
      <style:text-properties style:font-name="Times New Roman" fo:font-style="italic" style:text-underline-style="none" fo:font-weight="bold" style:font-style-asian="italic" style:font-weight-asian="bold" style:font-style-complex="italic" style:font-weight-complex="bold"/>
    </style:style>
    <style:style style:name="T67" style:family="tex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T68" style:family="text">
      <style:text-properties style:font-name="Times New Roman" fo:font-size="10pt" fo:font-style="normal" style:text-underline-style="none" fo:font-weight="normal" style:font-size-asian="10pt" style:font-style-asian="normal" style:font-weight-asian="normal" style:font-size-complex="10pt" style:font-style-complex="normal" style:font-weight-complex="normal"/>
    </style:style>
    <style:style style:name="T69" style:family="text">
      <style:text-properties style:font-name="Times New Roman" fo:font-size="10pt" fo:font-style="normal" style:text-underline-style="none" fo:font-weight="bold" style:font-size-asian="10pt" style:font-style-asian="normal" style:font-weight-asian="bold" style:font-size-complex="10pt" style:font-style-complex="normal" style:font-weight-complex="bold"/>
    </style:style>
    <style:style style:name="T70" style:family="text">
      <style:text-properties style:font-name="Times New Roman" fo:font-size="10pt" fo:font-style="italic" style:text-underline-style="none" fo:font-weight="normal" style:font-size-asian="10pt" style:font-style-asian="italic" style:font-weight-asian="normal" style:font-size-complex="10pt" style:font-style-complex="italic" style:font-weight-complex="normal"/>
    </style:style>
    <style:style style:name="T71" style:family="text">
      <style:text-properties style:font-name="Times New Roman" fo:font-size="10pt" fo:font-style="italic" style:text-underline-style="none" fo:font-weight="bold" style:font-size-asian="10pt" style:font-style-asian="italic" style:font-weight-asian="bold" style:font-size-complex="10pt" style:font-style-complex="italic" style:font-weight-complex="bold"/>
    </style:style>
    <style:style style:name="T72" style:family="text">
      <style:text-properties style:font-name="Times New Roman" fo:font-weight="bold" style:font-weight-asian="bold" style:font-weight-complex="bold"/>
    </style:style>
    <style:style style:name="T73" style:family="text">
      <style:text-properties fo:font-size="6pt" style:font-size-asian="6pt" style:font-size-complex="6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OTLIN QUESTIONS</text:p>
      <text:p text:style-name="Standard"/>
      <text:p text:style-name="P4"/>
      <text:p text:style-name="P5">Basics:</text:p>
      <text:p text:style-name="P4"/>
      <text:list xml:id="list3664640543816921987" text:style-name="L1">
        <text:list-item>
          <text:p text:style-name="P28">Q: What does it mean to say Kotlin is “<text:span text:style-name="T13">statically typed</text:span>” and what are benefits?</text:p>
          <text:p text:style-name="P28">A: It means the type of every expression is known at compile time (unlike, say, Groovy.) The benefits are: performance, reliability, maintainability.</text:p>
          <text:p text:style-name="P28"/>
        </text:list-item>
        <text:list-item>
          <text:p text:style-name="P28">Q: What is the philosophy of Kotlin? What are the improvements on Java or Scala?</text:p>
          <text:p text:style-name="P28">A: <text:span text:style-name="T13">Pragmatic</text:span> (i.e. not a research language but very real-world; doesnt enforce a style and good tooling); concise (reduce boiler plate code e.g. getter/setter + richer standard library); <text:span text:style-name="T13">safe</text:span> (type system, null-safety → avoid NPE and ClassCastExceptions); <text:span text:style-name="T13">interoperable</text:span></text:p>
          <text:p text:style-name="P28"/>
        </text:list-item>
        <text:list-item>
          <text:p text:style-name="P28">Q: What do we mean by t<text:span text:style-name="T13">ype inference</text:span>?</text:p>
          <text:p text:style-name="P28">A: Compiler can infer type.</text:p>
          <text:p text:style-name="P28"/>
        </text:list-item>
        <text:list-item>
          <text:p text:style-name="P28">Q: What constructs does Kotlin provide for supporting <text:span text:style-name="T13">functional programming</text:span>?</text:p>
          <text:p text:style-name="P28">A: <text:span text:style-name="T13">Function types</text:span> (allowing support for high-order functions), <text:span text:style-name="T13">lambda expressions</text:span> and <text:span text:style-name="T13">data classes</text:span> (immutability) </text:p>
          <text:p text:style-name="P28"/>
        </text:list-item>
        <text:list-item>
          <text:p text:style-name="P28">Q: How to declare a <text:span text:style-name="T13">function</text:span>?</text:p>
          <text:p text:style-name="P28">A: <text:s/><text:span text:style-name="T7">fun(a: Int, b: Int) : Int { …. }</text:span></text:p>
          <text:p text:style-name="P28"/>
        </text:list-item>
        <text:list-item>
          <text:p text:style-name="P28">Q: How to declare a <text:span text:style-name="T13">class</text:span>?</text:p>
          <text:p text:style-name="P28">A: <text:s/><text:span text:style-name="T7">class Person(val name : String)</text:span></text:p>
          <text:p text:style-name="P28"/>
        </text:list-item>
        <text:list-item>
          <text:p text:style-name="P28">Q: What's the default visibility in Kotlin?</text:p>
          <text:p text:style-name="P28">A: <text:s/>Public</text:p>
          <text:p text:style-name="P28"/>
        </text:list-item>
        <text:list-item>
          <text:p text:style-name="P28">Q: What are <text:span text:style-name="T13">properties</text:span> in Kotlin?</text:p>
          <text:p text:style-name="P28">A: Properties are first-class language feature. Getter is generated for val and getter/setter generated for var. In Kotlin we reference the property directly e.g. <text:span text:style-name="T7">person.isMarried = true</text:span></text:p>
          <text:p text:style-name="P28"/>
        </text:list-item>
        <text:list-item>
          <text:p text:style-name="P28">Q: How does Kotlin distinguish between <text:span text:style-name="T13">importing classes and functions</text:span>?</text:p>
          <text:p text:style-name="P28">A: It doesn't! <text:s/>The <text:span text:style-name="T1">star import</text:span> (import geometry.shapes.*) will make visible not only classes defined in the package but also top-level functions and variables.</text:p>
          <text:p text:style-name="P28"/>
        </text:list-item>
        <text:list-item>
          <text:p text:style-name="P28">Q: How does relationship between classes and files differ in Kotlin?</text:p>
          <text:p text:style-name="P28">A: You can have many classes in a single file vs Java where it is one top-level class per file</text:p>
        </text:list-item>
      </text:list>
      <text:p text:style-name="P4"/>
      <text:list xml:id="list1269385717" text:continue-numbering="true" text:style-name="L1">
        <text:list-item>
          <text:p text:style-name="P28">Q: How do <text:span text:style-name="T13">single line functions</text:span> differ? </text:p>
          <text:p text:style-name="P28">A: <text:s/>We can omit the brackets and treat is as an expresion sum(a: Int, b: Int) <text:s text:c="2"/>= <text:s/>…. <text:s/>and we can omit the return type for functions with an expression body.</text:p>
        </text:list-item>
      </text:list>
      <text:p text:style-name="P4"/>
      <text:list xml:id="list1340703934" text:continue-numbering="true" text:style-name="L1">
        <text:list-item>
          <text:p text:style-name="P28">Q: How does Kotlin distinguish between mutable and immutable objects?</text:p>
          <text:p text:style-name="P28">A: It uses <text:span text:style-name="T13">val</text:span> for immutable (like final; initialized exactly once; can't be reassigned, ) and <text:span text:style-name="T13">var</text:span> for mutable</text:p>
          <text:p text:style-name="P28"/>
        </text:list-item>
        <text:list-item>
          <text:p text:style-name="P28">Q: How does Kotlin improve on String concatenation?</text:p>
          <text:p text:style-name="P28">A: Uses <text:span text:style-name="T13">String templating</text:span> (“Hello $name”; can also nest double quotes and use ${...} for more complex expressions such as if/else – there's no ternary operator in Kotlin)</text:p>
          <text:p text:style-name="P28"/>
        </text:list-item>
        <text:list-item>
          <text:p text:style-name="P28">Q: What keyword can make handling of enums easier in Kotlin?</text:p>
          <text:p text:style-name="P28">A: The <text:span text:style-name="T15">when</text:span> keyword </text:p>
          <text:p text:style-name="P40"/>
          <text:list>
            <text:list-item>
              <text:list>
                <text:list-header>
                  <text:p text:style-name="P40">when(color){ …. }</text:p>
                </text:list-header>
              </text:list>
            </text:list-item>
          </text:list>
        </text:list-item>
      </text:list>
      <text:p text:style-name="P7"><text:tab/><text:tab/>when(setOf(c1,c2){ …. } //or (using arbitrary objects) </text:p>
      <text:list xml:id="list1690102027" text:continue-numbering="true" text:style-name="L1">
        <text:list-item>
          <text:list>
            <text:list-header>
              <text:p text:style-name="P28"><text:line-break/></text:p>
            </text:list-header>
          </text:list>
        </text:list-item>
        <text:list-item>
          <text:p text:style-name="P28"><text:soft-page-break/>Q: Can you use when without an argument?</text:p>
          <text:p text:style-name="P28">A: Yes, if no argument then the branch condition is any boolean condition</text:p>
          <text:p text:style-name="P28"/>
        </text:list-item>
        <text:list-item>
          <text:p text:style-name="P28">Q: How does Kotlin improve on casting?</text:p>
          <text:p text:style-name="P28">A: Kotlin has <text:span text:style-name="T13">smart casts </text:span>so the type check and the explicit cast is no longer required like java (but has to be a val otherwise it could change in between!)</text:p>
          <text:p text:style-name="P28"/>
        </text:list-item>
        <text:list-item>
          <text:p text:style-name="P28">Q: What keyword is used for explicit casting?</text:p>
          <text:p text:style-name="P28">A: The <text:span text:style-name="T15">as</text:span> keyword is used for explicit casting</text:p>
          <text:p text:style-name="P28"/>
        </text:list-item>
        <text:list-item>
          <text:p text:style-name="P28">Q: What keyword improves on Java's if construct?</text:p>
          <text:p text:style-name="P28">A: The <text:span text:style-name="T15">when</text:span> keyword. Can use when / is for checking type and then <text:s/>→ </text:p>
        </text:list-item>
      </text:list>
      <text:p text:style-name="P4"/>
      <text:list xml:id="list656076533" text:continue-numbering="true" text:style-name="L1">
        <text:list-item>
          <text:p text:style-name="P28">Q: How do we iterate over things in Kotlin?</text:p>
          <text:p text:style-name="P28">A: Using <text:span text:style-name="T13">while</text:span> and <text:span text:style-name="T13">for</text:span> loops. For loops take a <text:span text:style-name="T13">range</text:span> in Kotlin which is defined as for( 1 in 1..0). Note that in here is an example of an <text:span text:style-name="T2">infix</text:span>. You can also use step to skip some numbers. Step can also be negative and downTo e.g. <text:s/>for( 1 in 1..0 downTo 1 step 2)</text:p>
          <text:p text:style-name="P28"/>
        </text:list-item>
        <text:list-item>
          <text:p text:style-name="P28">Q: Can you iterate over maps in Kotlin?</text:p>
          <text:p text:style-name="P28">A: Yes and you can use for((key, value) in myMap){ … }</text:p>
        </text:list-item>
      </text:list>
      <text:p text:style-name="P4"/>
      <text:list xml:id="list1374754046" text:continue-numbering="true" text:style-name="L1">
        <text:list-item>
          <text:p text:style-name="P28">Q: What construct checks collection and range membership?</text:p>
          <text:p text:style-name="P28">A: The <text:span text:style-name="T15">in</text:span> keyword e.g. fun isLetter( c: Char) = c in 'a'..'z' || c in 'A'..'Z'</text:p>
          <text:p text:style-name="P28"/>
        </text:list-item>
        <text:list-item>
          <text:p text:style-name="P28">Q: Are there any differences between exceptions in Kotlin and Java?</text:p>
        </text:list-item>
        <text:list-item>
          <text:p text:style-name="P28">A: Kotlin doesn't have checked exceptions so there's no throws clause. Kotlin has Java 7's try-with-resources as library functn (ie no special syntax). Can also use try as an expression:</text:p>
          <text:p text:style-name="P28"/>
        </text:list-item>
      </text:list>
      <text:p text:style-name="P22">val number = try {</text:p>
      <text:p text:style-name="P22"><text:tab/>Integer. parseInt(reader.readLine()) </text:p>
      <text:p text:style-name="P22">} catch (e : NumberFormatException){</text:p>
      <text:p text:style-name="P22"><text:tab/>return </text:p>
      <text:p text:style-name="P22">}</text:p>
      <text:p text:style-name="P4"/>
      <text:p text:style-name="P6">Defining &amp; Calling Functions:</text:p>
      <text:p text:style-name="P4"/>
      <text:list xml:id="list3332732152152455803" text:style-name="L2">
        <text:list-item>
          <text:p text:style-name="P29">Q: How does Kotlin improve readability of function signatures?</text:p>
          <text:p text:style-name="P29">A: Using <text:span text:style-name="T13">named arguments</text:span> e.g. </text:p>
          <text:list>
            <text:list-header>
              <text:p text:style-name="P53"/>
            </text:list-header>
          </text:list>
        </text:list-item>
      </text:list>
      <text:p text:style-name="P3"><text:span text:style-name="T14"><text:tab/><text:tab/></text:span><text:span text:style-name="T6">joinToString(collection, separator = “ ”, prefix = “ ”, <text:s/>posfix = “.”)</text:span></text:p>
      <text:list xml:id="list592200662" text:continue-numbering="true" text:style-name="L2">
        <text:list-item>
          <text:list>
            <text:list-header>
              <text:p text:style-name="P29"/>
            </text:list-header>
          </text:list>
        </text:list-item>
        <text:list-item>
          <text:p text:style-name="P29">Q: What's the benefit of <text:span text:style-name="T13">default parameter </text:span>values? </text:p>
          <text:p text:style-name="P29">A: You can invoke the function with all the arguments or omit some. </text:p>
          <text:p text:style-name="P29"/>
        </text:list-item>
        <text:list-item>
          <text:p text:style-name="P29">Q: What does the <text:span text:style-name="T13">@JvmOverloads</text:span> annotation do?</text:p>
          <text:p text:style-name="P29">A: Java doesn't have default value so you have to specify all values when you call a Kotlin function with default parameter values from java. If you often need to call a function from Java then you can make it easier to use for Java callers using this annotation; it tells compiler to generate overloaded methods omitting each parameter one-by-one. </text:p>
          <text:p text:style-name="P29"/>
        </text:list-item>
        <text:list-item>
          <text:p text:style-name="P29">Q: What's a<text:span text:style-name="T13"> top-level function</text:span> in Kotlin? How does that appear in the compiled java?</text:p>
          <text:p text:style-name="P29">A: It's a function that exists outside of any class and at the top level of the source file. It would compile to a class with the name of the file followed by Kt and then the function would be a static function inside this. You can change the java compiled class nameusing the @file:JvmName(“Foo”)</text:p>
          <text:p text:style-name="P29"/>
        </text:list-item>
        <text:list-item>
          <text:p text:style-name="P29">Q: Can properties also exist at the top-level?</text:p>
          <text:p text:style-name="P29">A: Yes:</text:p>
        </text:list-item>
      </text:list>
      <text:p text:style-name="P7"><text:tab/><text:tab/>package strings</text:p>
      <text:list xml:id="list1554813649" text:continue-numbering="true" text:style-name="L2">
        <text:list-item>
          <text:list>
            <text:list-item>
              <text:list>
                <text:list-header>
                  <text:p text:style-name="P41"/>
                  <text:p text:style-name="P41">val String.lastChar : Char </text:p>
                  <text:list>
                    <text:list-header>
                      <text:p text:style-name="P41">get() = get(length -1) </text:p>
                    </text:list-header>
                  </text:list>
                </text:list-header>
              </text:list>
            </text:list-item>
          </text:list>
        </text:list-item>
      </text:list>
      <text:p text:style-name="P14"/>
      <text:list xml:id="list1049489660" text:continue-numbering="true" text:style-name="L2">
        <text:list-item>
          <text:p text:style-name="P29">Q: What an <text:span text:style-name="T13">extension function</text:span> or an <text:span text:style-name="T13">extension property</text:span>?</text:p>
          <text:p text:style-name="P29">A: An extension function allows an existing class to be decorated with additional functionality – they effectively syntactic sugar over static method calls. Kotlin uses them a lot to expand functionality of the Java library classes. But they do not allow you to break encapulation (i.e. they don't have access to private/protected members of the class). All you need to do is put the name of the class/ interface you're extending – in this case it is String (<text:span text:style-name="T1">receiver type</text:span>) and this refers to the <text:span text:style-name="T1">receiver object</text:span>:</text:p>
        </text:list-item>
      </text:list>
      <text:list xml:id="list1367030422" text:continue-list="list1374754046" text:style-name="L1">
        <text:list-header>
          <text:p text:style-name="P28"/>
        </text:list-header>
      </text:list>
      <text:p text:style-name="P22">package strings</text:p>
      <text:p text:style-name="P22"/>
      <text:p text:style-name="P22">fun String.lastChar() : Char = this.get(this.length -1) </text:p>
      <text:p text:style-name="P22"/>
      <text:list xml:id="list1777754561" text:continue-list="list1049489660" text:style-name="L2">
        <text:list-item>
          <text:p text:style-name="P29">Q: Are extension functions automatically available?</text:p>
          <text:p text:style-name="P29">A: No, they have to be imported e.g import strings.lastChar as last or import strings.*</text:p>
          <text:p text:style-name="P29"/>
        </text:list-item>
        <text:list-item>
          <text:p text:style-name="P29">Q: Can you override an extension function?</text:p>
          <text:p text:style-name="P29">A: No, because extension functions aren't part of the class they are declared external to it</text:p>
          <text:p text:style-name="P29"/>
        </text:list-item>
        <text:list-item>
          <text:p text:style-name="P29">Q: Does Kotlin have <text:span text:style-name="T13">varags</text:span>?</text:p>
          <text:p text:style-name="P29">A: Yes but it is a modifier unlike Java <text:s/><text:span text:style-name="T7">fun listOf&lt;T&gt;(varargs values: T)</text:span></text:p>
          <text:p text:style-name="P29"/>
        </text:list-item>
        <text:list-item>
          <text:p text:style-name="P29">Q: What does Kotlin's <text:span text:style-name="T16">*</text:span><text:span text:style-name="T13"> (spread) operator</text:span> do? <text:s/></text:p>
          <text:p text:style-name="P41"/>
          <text:list>
            <text:list-header>
              <text:p text:style-name="P41">fun main(args: Array&lt;String)&gt;{</text:p>
              <text:list>
                <text:list-header>
                  <text:p text:style-name="P41">val list = listOf(“args: ”, *args) //unpacks contents as array</text:p>
                  <text:p text:style-name="P41">println(list)</text:p>
                </text:list-header>
              </text:list>
              <text:p text:style-name="P41">}</text:p>
            </text:list-header>
          </text:list>
          <text:p text:style-name="P29"/>
        </text:list-item>
        <text:list-item>
          <text:p text:style-name="P29">Q: What's an <text:span text:style-name="T13">infix</text:span> call ?</text:p>
          <text:p text:style-name="P29">A: Infix calls aren't built-in construct but a special method invocation between target and a parameter </text:p>
          <text:p text:style-name="P29">e.g. 1 to “one” is the equivlent of 1.to(“one”). To allow a function to be called using infix notation it must be marked with the infix modifier. This is called a <text:span text:style-name="T1">destructuring declaration</text:span>.</text:p>
          <text:p text:style-name="P41"/>
          <text:list>
            <text:list-header>
              <text:p text:style-name="P41">val map = mapOf(1 to “one”, 7 to “seven”)</text:p>
              <text:p text:style-name="P41">val (number, name) = 1 to “one” //returns a pair</text:p>
              <text:p text:style-name="P41"/>
              <text:p text:style-name="P41">infix fun Any.to(other : Any) = Pair(this, other)</text:p>
            </text:list-header>
          </text:list>
          <text:p text:style-name="P29"/>
        </text:list-item>
        <text:list-item>
          <text:p text:style-name="P29">Q: How does Kotlin's use of <text:span text:style-name="T13">regex</text:span> improve upon Java?</text:p>
          <text:p text:style-name="P29">A: The split method doesn't use a string for the regex but a regex object (avoiding problems with a dot in the expression) <text:s/></text:p>
          <text:p text:style-name="P29"/>
        </text:list-item>
        <text:list-item>
          <text:p text:style-name="P29">Q: What's the purpose of <text:span text:style-name="T13">triple-quoted strings </text:span>in Kotlin?</text:p>
          <text:p text:style-name="P29">A: With triple-quoted strings you don't need to escape any characters. Including so the backslash. You can also have multiline strings?</text:p>
          <text:p text:style-name="P29"/>
        </text:list-item>
        <text:list-item>
          <text:p text:style-name="P29">Q: What are <text:span text:style-name="T2">local functions</text:span>?</text:p>
        </text:list-item>
        <text:list-item>
          <text:p text:style-name="P29">A: In Kotlin you have functions nested in functions – avoids problem of many extracted private methods making it difficult to see what methods the private methods belong to or are used by. </text:p>
          <text:list>
            <text:list-header>
              <text:p text:style-name="P41"/>
              <text:p text:style-name="P41">class User(val id: Int, val name: String, val address: String){</text:p>
              <text:list>
                <text:list-header>
                  <text:p text:style-name="P41">fun saveUser(user : User){</text:p>
                  <text:list>
                    <text:list-header>
                      <text:p text:style-name="P41">fun validate( v : String, fieldName : String){</text:p>
                      <text:list>
                        <text:list-header>
                          <text:p text:style-name="P41">if(v.isEmpty()){ </text:p>
                        </text:list-header>
                      </text:list>
                    </text:list-header>
                  </text:list>
                </text:list-header>
              </text:list>
            </text:list-header>
          </text:list>
        </text:list-item>
      </text:list>
      <text:p text:style-name="P7"><text:tab/><text:tab/><text:tab/><text:tab/>throw IllegalArgumentException(“Can't save user ${user.id} as<text:tab/><text:tab/><text:tab/><text:tab/> <text:tab/>it has empty $fieldName”}</text:p>
      <text:list xml:id="list658433629" text:continue-numbering="true" text:style-name="L2">
        <text:list-item>
          <text:list>
            <text:list-item>
              <text:list>
                <text:list-item>
                  <text:list>
                    <text:list-header>
                      <text:p text:style-name="P41">}</text:p>
                    </text:list-header>
                  </text:list>
                  <text:p text:style-name="P41">}</text:p>
                  <text:p text:style-name="P41">validate(user.name, “Name”)</text:p>
                  <text:p text:style-name="P41">validate(user.address, “Address”)</text:p>
                </text:list-item>
              </text:list>
              <text:p text:style-name="P41">}</text:p>
            </text:list-item>
          </text:list>
          <text:p text:style-name="P29"/>
          <text:p text:style-name="P29">We can also extract this logic into an extension function – extension functions can also be local functions!</text:p>
        </text:list-item>
      </text:list>
      <text:p text:style-name="P6"><text:soft-page-break/>Classes, Objects &amp; Interfaces:</text:p>
      <text:list xml:id="list188277225" text:continue-numbering="true" text:style-name="L2">
        <text:list-header>
          <text:p text:style-name="P29"/>
        </text:list-header>
        <text:list-item>
          <text:p text:style-name="P29">Q: How do interfaces and classes in Kotlin differ from Java ?</text:p>
          <text:p text:style-name="P29">A: interfaces can contain property declarations. Kotlin declarations are public and final by default. Nested classes aren't inner classes by default (and so don't contain implicit reference to outer class)</text:p>
          <text:p text:style-name="P29"/>
        </text:list-item>
        <text:list-item>
          <text:p text:style-name="P29">Q: What does the <text:span text:style-name="T16">object</text:span> keyword in Kotlin do?</text:p>
          <text:p text:style-name="P29">A: It declares a class and creates an instance of that class so it is ideal for singleton objects</text:p>
          <text:p text:style-name="P29"/>
        </text:list-item>
        <text:list-item>
          <text:p text:style-name="P29">Q: Does Kotlin support <text:span text:style-name="T13">multiple inheritance</text:span>?</text:p>
          <text:p text:style-name="P29">A: Kotlin uses the colon to mean extends and implements. In Kotlin a class can implement many interfaces but can only extend one class.</text:p>
          <text:p text:style-name="P29"/>
        </text:list-item>
        <text:list-item>
          <text:p text:style-name="P29">Q: What's difference between Kotlin's <text:span text:style-name="T16">override</text:span><text:span text:style-name="T13"> modifier</text:span> and Java's @Override annotation?</text:p>
          <text:p text:style-name="P29">A: In Kotlin the override modifier is mandatory.</text:p>
          <text:p text:style-name="P29"/>
        </text:list-item>
        <text:list-item>
          <text:p text:style-name="P29">Q: What's difference between interface's <text:span text:style-name="T16">default</text:span> implementation in Java and Kotlin?</text:p>
          <text:p text:style-name="P29">A: In Java this must be marked with the default keyword but it is not necessary in Kotlin.</text:p>
          <text:p text:style-name="P29"/>
        </text:list-item>
        <text:list-item>
          <text:p text:style-name="P29">Q: In Kotlin if a class implements two interfaces which both have same method then which one wins?</text:p>
          <text:p text:style-name="P29">A: Neither. You must implement the method but can then call both</text:p>
          <text:list>
            <text:list-header>
              <text:p text:style-name="P41"/>
            </text:list-header>
          </text:list>
        </text:list-item>
      </text:list>
      <text:p text:style-name="P7"><text:tab/>override fun showOff(){</text:p>
      <text:p text:style-name="P7"><text:tab/> <text:s text:c="2"/>super&lt;Clickable&gt;.showOff() <text:s/>//super is qualified by supertype in angle brackets</text:p>
      <text:p text:style-name="P7"><text:tab/> <text:s text:c="2"/>super&lt;Focusable&gt;.showOff() <text:s/>//specifying the parents whose methods you want</text:p>
      <text:p text:style-name="P7"><text:tab/>}</text:p>
      <text:p text:style-name="P7"><text:tab/></text:p>
      <text:list xml:id="list1009416157" text:continue-numbering="true" text:style-name="L2">
        <text:list-item>
          <text:p text:style-name="P29">Q: What does the <text:span text:style-name="T16">open</text:span><text:span text:style-name="T13"> modifier</text:span> mean and how does Kotlin avoid fragile base classes? </text:p>
          <text:p text:style-name="P29">A: Whereas in java classes and methods are open by default, in Kotlin they are final by default and you must mark then as open. (One benefit of the classes that are final is that they enable smart casts in a wider variety of situations – smart casts can only be used with vals because otherwise a subclass could override the property and define a custom accessor which breaks the requirements for smart casts.)</text:p>
          <text:list>
            <text:list-header>
              <text:p text:style-name="P41"/>
            </text:list-header>
          </text:list>
        </text:list-item>
        <text:list-item>
          <text:p text:style-name="P29">Q: Does Kotlin have <text:span text:style-name="T13">abstract classes</text:span>? </text:p>
          <text:p text:style-name="P29">A: Yes, you can declare a class abstract and it can't be instantiated and will usually contain abstract members. Abstract members are always open so you don't need to explicitly declare this <text:s/></text:p>
          <text:list>
            <text:list-header>
              <text:p text:style-name="P41"/>
            </text:list-header>
          </text:list>
        </text:list-item>
      </text:list>
      <text:p text:style-name="P7"><text:tab/>abstract class Animated{</text:p>
      <text:p text:style-name="P7"><text:tab/> <text:s text:c="2"/>abstract fun animate()</text:p>
      <text:p text:style-name="P7"><text:tab/> <text:s text:c="2"/>open fun stopAnimating(){...} <text:s/>//non-absract so can be marked open</text:p>
      <text:p text:style-name="P7"><text:tab/> <text:s text:c="2"/>fun animateTwice(){...}</text:p>
      <text:p text:style-name="P7"><text:tab/>}</text:p>
      <text:p text:style-name="P7"/>
      <text:list xml:id="list2458223559173137012" text:style-name="L3">
        <text:list-item>
          <text:p text:style-name="P30">Q: How do <text:span text:style-name="T13">visibility modifiers differ</text:span> in Kotlin?</text:p>
          <text:p text:style-name="P30">A: There is no package-private. Default visibility is public. Protected means visible only in in the class and any subclass. Kotlin allows private visibility for top-level declarations (classes, functions and properties) and these are only visible in the same file. </text:p>
          <text:p text:style-name="P30"/>
        </text:list-item>
        <text:list-item>
          <text:p text:style-name="P30"><text:s/>Q: What does <text:span text:style-name="T16">internal</text:span> visibility modifier do ?</text:p>
          <text:p text:style-name="P30">A: Provides encapsulation for modules as it means “only visible in module.” </text:p>
          <text:p text:style-name="P30"/>
        </text:list-item>
        <text:list-item>
          <text:p text:style-name="P30">Q: Is there a <text:span text:style-name="T13">general rule regarding visibility</text:span>?</text:p>
          <text:p text:style-name="P30">A: All types used in the list of base types and type parameters of a class or signature of a method to be as visible as the class or method itself (ensuring you always have access to all types to invoke the function or extend the class).</text:p>
          <text:p text:style-name="P30"/>
        </text:list-item>
        <text:list-item>
          <text:p text:style-name="P30">Q: In Kotlin, how does <text:span text:style-name="T13">visibility differ from java it compiles to</text:span>?</text:p>
          <text:p text:style-name="P30">A: Public, protected and private modifiers are preserved in byte code. Only difference is in private class which compiles to package private in the java (because you can't make a class private in Java!) The internal modifier becomes public in the byte code. Also visibility is outer class doesn't see private members of its inner or nested classes. </text:p>
        </text:list-item>
        <text:list-item>
          <text:p text:style-name="P30"><text:soft-page-break/>Q: What's main difference between <text:span text:style-name="T13">nested classes</text:span> in Java?</text:p>
          <text:p text:style-name="P30">A: In Kotlin nested classes (or inner classes) don't have implicit access to outer class instance (unless you specifically request it).</text:p>
          <text:p text:style-name="P30"/>
        </text:list-item>
        <text:list-item>
          <text:p text:style-name="P30">Q: What does the <text:span text:style-name="T8">inner</text:span> modifier do in Kotlin?</text:p>
          <text:p text:style-name="P30">A: In Kotlin, we use the inner keyword so an inner class has reference to the outer. (This happens by default in java but not in Kotlin.) You use <text:span text:style-name="T8">@Outer</text:span> to access the outer class </text:p>
        </text:list-item>
      </text:list>
      <text:list xml:id="list2161530659" text:continue-list="list1009416157" text:style-name="L2">
        <text:list-item>
          <text:list>
            <text:list-header>
              <text:p text:style-name="P41"/>
            </text:list-header>
          </text:list>
        </text:list-item>
      </text:list>
      <text:p text:style-name="P7"><text:tab/><text:tab/>class Outer{</text:p>
      <text:p text:style-name="P7"><text:tab/><text:tab/> <text:s text:c="3"/>inner class Inner{</text:p>
      <text:p text:style-name="P7"><text:s text:c="20"/>fun getOuterReference(): Outer = this@Outer</text:p>
      <text:p text:style-name="P7"><text:tab/><text:tab/> <text:s text:c="3"/>}</text:p>
      <text:p text:style-name="P7"><text:tab/><text:tab/>}</text:p>
      <text:p text:style-name="P7"/>
      <text:list xml:id="list1889920774" text:continue-list="list2458223559173137012" text:style-name="L3">
        <text:list-item>
          <text:p text:style-name="P30">Q: What are <text:span text:style-name="T19">sealed</text:span> classes?</text:p>
        </text:list-item>
      </text:list>
      <text:p text:style-name="P16">A: Sealed classes prevent situations in using when expresions where we have to have a default else clause to handle unknown subclasses (which is inconvenient). Also the compiler can't detect a new subclass has been added so it would break at runtime but by marking a class as sealed the subclasses <text:span text:style-name="T1">must be nested in the superclass</text:span><text:span text:style-name="T20"> and if you add a new subclass not handled by the when then the compiler will tell you</text:span>:</text:p>
      <text:p text:style-name="P16"/>
      <text:p text:style-name="P22">sealed class Expr{</text:p>
      <text:p text:style-name="P22"><text:s text:c="3"/>class Num(val value: Int) : Expr()</text:p>
      <text:p text:style-name="P22"><text:s text:c="3"/>class Sum(val left : Expr, val right : Expr : Expr()</text:p>
      <text:p text:style-name="P22">}</text:p>
      <text:p text:style-name="P22"/>
      <text:p text:style-name="P22">fun eval(e: Expre): Int =</text:p>
      <text:p text:style-name="P22"><text:s text:c="3"/>when(e){</text:p>
      <text:p text:style-name="P22"><text:tab/>is Expr.Num → e.value</text:p>
      <text:p text:style-name="P22"><text:tab/>is Expr.Sum → eval(e.right) + eval(e.left)</text:p>
      <text:p text:style-name="P22"><text:s text:c="4"/>}</text:p>
      <text:p text:style-name="P7"/>
      <text:list xml:id="list345333454" text:continue-numbering="true" text:style-name="L3">
        <text:list-item>
          <text:p text:style-name="P30">Q: Can you declare a <text:span text:style-name="T19">sealed</text:span><text:span text:style-name="T13"> interface</text:span>?</text:p>
        </text:list-item>
      </text:list>
      <text:p text:style-name="P16">A: Kotlin compiler wouldn't be able to guarantee that someone could implement the interface in the java code.</text:p>
      <text:list xml:id="list6302931543272458561" text:style-name="L4">
        <text:list-header>
          <text:p text:style-name="P31"/>
        </text:list-header>
        <text:list-item>
          <text:p text:style-name="P31">Q: Explain concept of <text:span text:style-name="T13">primary constructor</text:span> in Kotlin? How does it <text:span text:style-name="T13">differ from interface</text:span>?</text:p>
        </text:list-item>
      </text:list>
      <text:p text:style-name="P16">A: The primary constructor is declared out of the main class whereas a secondary constructor is declared inside the class itself and allows you put additional logic in an initializer block </text:p>
      <text:p text:style-name="P25"><text:tab/></text:p>
      <text:p text:style-name="P22">class User( val nickname: String) <text:tab/><text:tab/>//primary constructor </text:p>
      <text:p text:style-name="P22"/>
      <text:p text:style-name="P22">class User constructor (_nickname: String){<text:tab/>//..actually does this </text:p>
      <text:p text:style-name="P22"><text:s text:c="3"/>val nickname : String </text:p>
      <text:p text:style-name="P22"/>
      <text:p text:style-name="P22"><text:s text:c="3"/>init{</text:p>
      <text:p text:style-name="P22"><text:s text:c="7"/>nickname = _nickname</text:p>
      <text:p text:style-name="P22"><text:s text:c="3"/>}</text:p>
      <text:p text:style-name="P22">}</text:p>
      <text:p text:style-name="P22"/>
      <text:p text:style-name="P23">class User( val nickname: String, val isSubscribed : Boolean = true)</text:p>
      <text:p text:style-name="P23"/>
      <text:p text:style-name="P23">val alice = User(“Alice') <text:tab/><text:tab/>//is subscribed due to default <text:tab/></text:p>
      <text:p text:style-name="P23">val bob = User(“Bob”, false) <text:tab/>//is not subscribed<text:tab/></text:p>
      <text:list xml:id="list1396054797" text:continue-list="list345333454" text:style-name="L3">
        <text:list-header>
          <text:p text:style-name="P30"/>
        </text:list-header>
      </text:list>
      <text:p text:style-name="P4"><text:tab/>..and when there are super classes the primary constructor also need to initialize the superclass:</text:p>
      <text:p text:style-name="P25"/>
      <text:p text:style-name="P22">class TwitterUser( val nickname: String): User(nickname) </text:p>
      <text:list xml:id="list2111637317" text:continue-numbering="true" text:style-name="L3">
        <text:list-header>
          <text:p text:style-name="P30"/>
        </text:list-header>
      </text:list>
      <text:p text:style-name="P16">..and when the super constructor need to be invoked with no args then we use empty brackets (and this is how we distinguish between inheritance and interfaces since interfaces need no brackets as there's no construtor:</text:p>
      <text:p text:style-name="P25"/>
      <text:p text:style-name="P22">class RadioButton : Button()</text:p>
      <text:p text:style-name="P25"/>
      <text:p text:style-name="P22">class RadioButton : Clickable <text:s/></text:p>
      <text:p text:style-name="P26"/>
      <text:list xml:id="list851144110" text:continue-list="list6302931543272458561" text:style-name="L4">
        <text:list-header>
          <text:p text:style-name="P31"/>
        </text:list-header>
        <text:list-item>
          <text:p text:style-name="P89">Q: Explain concept of <text:span text:style-name="T13"><text:s/>secondary constructor</text:span> in Kotlin? How does this impact inheritance?</text:p>
          <text:p text:style-name="P31">A: Generally we try to avoid multiple constructors in Kotlin (since we can use default parameters for many cases) but we can still have multiple constructors using the <text:span text:style-name="T7">constructor</text:span> keyword</text:p>
          <text:p text:style-name="P54"/>
        </text:list-item>
      </text:list>
      <text:p text:style-name="P22">open class View{</text:p>
      <text:p text:style-name="P22"><text:s text:c="3"/>constructor(ctx: Context){</text:p>
      <text:p text:style-name="P22"><text:s text:c="3"/><text:tab/>//some code</text:p>
      <text:p text:style-name="P22"><text:s text:c="3"/>}</text:p>
      <text:p text:style-name="P22"><text:s text:c="3"/>constructor(ctx: Context, attr: AttributeSet){</text:p>
      <text:p text:style-name="P22"><text:s text:c="3"/><text:tab/>//some code</text:p>
      <text:p text:style-name="P24"><text:tab/><text:tab/> <text:s text:c="2"/>}</text:p>
      <text:p text:style-name="P22"/>
      <text:p text:style-name="P22">}</text:p>
      <text:p text:style-name="P18"/>
      <text:p text:style-name="P18">If we have subclass a class with secondary constructors then we must call super directly:</text:p>
      <text:p text:style-name="P17"/>
      <text:p text:style-name="P22">class MyButton : <text:s/>View{</text:p>
      <text:p text:style-name="P22"><text:s text:c="3"/>constructor(ctx: Context): super (ctx) {</text:p>
      <text:p text:style-name="P22"><text:s text:c="3"/><text:tab/>//some code</text:p>
      <text:p text:style-name="P22"><text:s text:c="3"/>}</text:p>
      <text:p text:style-name="P22"><text:s text:c="3"/>constructor(ctx: Context, attr: AttributeSet) : super(ctx, attr){</text:p>
      <text:p text:style-name="P22"><text:s text:c="3"/><text:tab/>//some code</text:p>
      <text:p text:style-name="P24"><text:tab/><text:tab/> <text:s text:c="2"/>}</text:p>
      <text:p text:style-name="P22">}</text:p>
      <text:p text:style-name="P22"/>
      <text:p text:style-name="P18">..or we can reference another constructor using <text:span text:style-name="T11">this</text:span><text:span text:style-name="T13">. </text:span><text:span text:style-name="T33">Bear in mind, if the class has no primary constructor then each secondary constructor has to initialize the bass class or delegate to another constructor that does so</text:span>:</text:p>
      <text:p text:style-name="P17"/>
      <text:p text:style-name="P22">class MyButton : <text:s/>View{</text:p>
      <text:p text:style-name="P22"><text:s text:c="3"/>constructor(ctx: Context): this(ctx, MY_STYLE) {</text:p>
      <text:p text:style-name="P22"><text:s text:c="3"/><text:tab/>//some code</text:p>
      <text:p text:style-name="P22"><text:s text:c="3"/>}</text:p>
      <text:p text:style-name="P22">}</text:p>
      <text:p text:style-name="P22"/>
      <text:list xml:id="list2228536828391113396" text:style-name="L5">
        <text:list-item>
          <text:p text:style-name="P56"><text:span text:style-name="T17">Q: How do </text:span><text:span text:style-name="T18">properties in interfaces</text:span><text:span text:style-name="T17"> work?</text:span></text:p>
          <text:p text:style-name="P32">A: In Kotlin an interface can declare a property but doesn't declare whether value should be obtained through a getter or a field so the interface itself doesn't contain any state. The state can be supplied 3 ways: constructor, custom getter or via property /function</text:p>
        </text:list-item>
      </text:list>
      <text:list xml:id="list667991716" text:continue-list="list851144110" text:style-name="L4">
        <text:list-header>
          <text:p text:style-name="P54"/>
        </text:list-header>
      </text:list>
      <text:p text:style-name="P22">interface User{</text:p>
      <text:p text:style-name="P22"><text:s text:c="2"/>val nickname : String </text:p>
      <text:p text:style-name="P22">}</text:p>
      <text:p text:style-name="P22"/>
      <text:p text:style-name="P22">//can supply the property via constructor </text:p>
      <text:p text:style-name="P22">class PrivateUser(override val nickname : String) : User</text:p>
      <text:p text:style-name="P22"/>
      <text:p text:style-name="P22">//can supply the property via custom getter </text:p>
      <text:p text:style-name="P22">class SubscribingUser( val email : String) : User{</text:p>
      <text:p text:style-name="P22"><text:s text:c="3"/>//uses customer getter but this calculates on every access!</text:p>
      <text:p text:style-name="P22"><text:s text:c="3"/>override val nickname : String <text:tab/><text:tab/> </text:p>
      <text:p text:style-name="P22"><text:s text:c="8"/>get() = email.substringBefore('@')</text:p>
      <text:p text:style-name="P22">}</text:p>
      <text:p text:style-name="P22"/>
      <text:p text:style-name="P22">//can supply the property via property/function</text:p>
      <text:p text:style-name="P22">class FacebookUser( val accountId : Int) : User{</text:p>
      <text:p text:style-name="P22"><text:s text:c="3"/>//uses backing field</text:p>
      <text:p text:style-name="P22"><text:s text:c="3"/>override val nickname = getFacebookName(accountId) <text:s text:c="2"/></text:p>
      <text:p text:style-name="P22">} <text:s text:c="3"/></text:p>
      <text:list xml:id="list1917255556" text:continue-numbering="true" text:style-name="L4">
        <text:list-header>
          <text:p text:style-name="P42"><text:s text:c="3"/></text:p>
          <text:p text:style-name="P31">In addition to abstract property declarations, an interface can contain properties with getters and setters so long as they don't reference a backing field (which would require storing state in the interface.) </text:p>
          <text:p text:style-name="P31"/>
          <text:p text:style-name="P92"><text:span text:style-name="T17">Here we access the backing field in a setter. In the body of the setter we use special identifier </text:span><text:span text:style-name="T8">field</text:span><text:span text:style-name="T17"> to access the value of the backing field </text:span></text:p>
          <text:p text:style-name="P31"/>
        </text:list-header>
      </text:list>
      <text:p text:style-name="P22">class User(val name: String){</text:p>
      <text:p text:style-name="P22"><text:s text:c="2"/>val address : String = “unspecified”</text:p>
      <text:p text:style-name="P22"><text:s text:c="4"/>set(value: String){</text:p>
      <text:p text:style-name="P22"><text:tab/>println(“““Address was changes for $name: </text:p>
      <text:p text:style-name="P22"><text:s text:c="14"/>“$field” → “$value”.”””.trimIndent())</text:p>
      <text:p text:style-name="P22"><text:s text:c="3"/>field = value</text:p>
      <text:p text:style-name="P22"><text:s text:c="3"/>} </text:p>
      <text:p text:style-name="P9"><text:tab/><text:tab/>}</text:p>
      <text:p text:style-name="P9"/>
      <text:list xml:id="list4090896467850491736" text:style-name="L6">
        <text:list-item>
          <text:p text:style-name="P57"><text:span text:style-name="T17">Q: What's the </text:span><text:span text:style-name="T18">difference between making a property that has backing field</text:span><text:span text:style-name="T17"> and one that doesn't?</text:span></text:p>
          <text:p text:style-name="P33">A: The way you access the field doesn't depend on whether it has a backing field. The compiler will generate the backing field <text:s/>for the property if you either reference it explicitly or use the default accessor implementation. If you provide a custom accessor implementations that don't use keyword field (for getter if property is a val or both accessors it its mutable) the backfield won't be present. </text:p>
          <text:p text:style-name="P33"/>
        </text:list-item>
        <text:list-item>
          <text:p text:style-name="P57"><text:span text:style-name="T17">Q: Can you </text:span><text:span text:style-name="T18">change an accessor's visibility</text:span><text:span text:style-name="T17">?</text:span></text:p>
          <text:p text:style-name="P33">A: By default the accessor's visibility is the same as the property's but you can change this by putting a visibility modifier before the get or set</text:p>
        </text:list-item>
      </text:list>
      <text:list xml:id="list199514070" text:continue-list="list1917255556" text:style-name="L4">
        <text:list-header>
          <text:p text:style-name="P31"/>
        </text:list-header>
      </text:list>
      <text:p text:style-name="P22">class LengthCounter{</text:p>
      <text:p text:style-name="P22"><text:tab/>var counter : Int = 0</text:p>
      <text:p text:style-name="P22"><text:s text:c="5"/><text:tab/> <text:s text:c="4"/>private set<text:tab/><text:tab/>//sets visibility to private </text:p>
      <text:p text:style-name="P22"><text:s/></text:p>
      <text:p text:style-name="P22"><text:tab/>fun addWord(word : String){</text:p>
      <text:p text:style-name="P22"><text:tab/> <text:s text:c="4"/>counter += word.length</text:p>
      <text:p text:style-name="P22"><text:tab/>}</text:p>
      <text:p text:style-name="P9"><text:tab/><text:tab/>}</text:p>
      <text:list xml:id="list888509136" text:continue-list="list4090896467850491736" text:style-name="L6">
        <text:list-header>
          <text:p text:style-name="P33"/>
        </text:list-header>
        <text:list-item>
          <text:p text:style-name="P58">Q: <text:span text:style-name="T33">What does </text:span><text:span text:style-name="T8">lateinit</text:span><text:span text:style-name="T33"> keyword do?</text:span></text:p>
          <text:p text:style-name="P61">A: You can use this modifier on a non-null property to specify this will be initialized later (i.e. after the constructor)</text:p>
          <text:p text:style-name="P33"/>
        </text:list-item>
        <text:list-item>
          <text:p text:style-name="P58">Q: <text:span text:style-name="T33">What does </text:span><text:span text:style-name="T8">@JvmField</text:span><text:span text:style-name="T33"> annotation do?</text:span></text:p>
          <text:p text:style-name="P58"><text:span text:style-name="T33">A: This annotation exposes a </text:span><text:span text:style-name="T9">public</text:span><text:span text:style-name="T33"> field without accessors. </text:span></text:p>
        </text:list-item>
      </text:list>
      <text:p text:style-name="P4"/>
      <text:list xml:id="list1596758774" text:continue-numbering="true" text:style-name="L6">
        <text:list-item>
          <text:p text:style-name="P58">Q: <text:span text:style-name="T33">What does </text:span><text:span text:style-name="T8">const</text:span><text:span text:style-name="T33"> keyword do?</text:span></text:p>
          <text:p text:style-name="P61">A: This annotation is used for (constant) values known at compile time (equivalent of static final in Java). </text:p>
        </text:list-item>
      </text:list>
      <text:p text:style-name="P4"/>
      <text:list xml:id="list1646569319" text:continue-numbering="true" text:style-name="L6">
        <text:list-item>
          <text:p text:style-name="P58">Q: <text:span text:style-name="T33">How do you</text:span><text:span text:style-name="T13"> override </text:span><text:span text:style-name="T8">toString()</text:span><text:span text:style-name="T13"> ?</text:span></text:p>
          <text:p text:style-name="P61"/>
          <text:list>
            <text:list-item>
              <text:list>
                <text:list-header>
                  <text:p text:style-name="P43">class Client(val name: String, val postCode: Int){</text:p>
                  <text:list>
                    <text:list-header>
                      <text:p text:style-name="P43">override fun toString() = “Client(name=$name, postCode=$postCode)”</text:p>
                    </text:list-header>
                  </text:list>
                  <text:p text:style-name="P43">}</text:p>
                </text:list-header>
              </text:list>
            </text:list-item>
          </text:list>
          <text:p text:style-name="P33"/>
        </text:list-item>
        <text:list-item>
          <text:p text:style-name="P58">Q: How does <text:span text:style-name="T13">object equality</text:span> differ in Kotlin to Java<text:span text:style-name="T33">?</text:span></text:p>
          <text:p text:style-name="P58"><text:span text:style-name="T33">A: In Kotlin use </text:span><text:span text:style-name="T12">==</text:span><text:span text:style-name="T33"> to compare primitive and reference types: applied to primitive types this compares values whereas on reference types it compares references. In Kotlin, the </text:span><text:span text:style-name="T12">==</text:span><text:span text:style-name="T33"> operator is the default way to compare two objects: it compares their values by calling </text:span><text:span text:style-name="T9">equals</text:span><text:span text:style-name="T33"> under the hood so if equals is overriden in your class you can safely compare using <text:s/>the </text:span><text:span text:style-name="T12">==</text:span><text:span text:style-name="T33"> operator. For reference equality use the the </text:span><text:span text:style-name="T12">===</text:span><text:span text:style-name="T33"> operator (works equactly like </text:span><text:span text:style-name="T12">==</text:span><text:span text:style-name="T33"> in Java) – remember we'll need to override hashCode() too !</text:span></text:p>
          <text:p text:style-name="P61"/>
        </text:list-item>
      </text:list>
      <text:p text:style-name="P23">class Client(val name: String, val postCode: Int){</text:p>
      <text:p text:style-name="P8"><text:tab/><text:tab/> <text:s text:c="2"/>override fun equals(other : Any?): Boolean{</text:p>
      <text:p text:style-name="P8"><text:tab/><text:tab/> <text:s text:c="4"/>if(other == nulll || null !is Client) <text:s text:c="4"/>//is is like instanceof</text:p>
      <text:p text:style-name="P8"><text:s/><text:tab/><text:tab/> <text:s text:c="6"/>return false</text:p>
      <text:p text:style-name="P8"><text:s text:c="18"/>return name == other.name &amp;&amp; postCode == other.postCode</text:p>
      <text:p text:style-name="P8"><text:tab/><text:tab/> <text:s/>}</text:p>
      <text:p text:style-name="P20"><text:tab/>}</text:p>
      <text:p text:style-name="P8"><text:tab/></text:p>
      <text:list xml:id="list1293776804" text:continue-numbering="true" text:style-name="L6">
        <text:list-item>
          <text:p text:style-name="P58"><text:soft-page-break/>Q: What functionality do Kotlin's <text:span text:style-name="T13">data</text:span> <text:span text:style-name="T13">classes</text:span> provide<text:span text:style-name="T33">?</text:span></text:p>
        </text:list-item>
      </text:list>
      <text:p text:style-name="P19">A: Data classes provide implementations of equals, hashcode and toString. Note that properties not declared in the primary constructor are not included and hashCode and equals calculation.</text:p>
      <text:p text:style-name="P27"><text:s/></text:p>
      <text:list xml:id="list9142099157399502155" text:style-name="L7">
        <text:list-item>
          <text:p text:style-name="P59"><text:span text:style-name="T33">Q: What's </text:span><text:span text:style-name="T13">alternative to mutation</text:span><text:span text:style-name="T33"> if object is immutable?</text:span></text:p>
        </text:list-item>
      </text:list>
      <text:p text:style-name="P18"><text:span text:style-name="T33">A: It's also strongly recommended the properties are data class are </text:span><text:span text:style-name="T9">val</text:span><text:span text:style-name="T33"> (although </text:span><text:span text:style-name="T9">var</text:span><text:span text:style-name="T33">s are allows). Immutable classes are easier to reason about in multithreaded code. If you want to modify a val then use the </text:span><text:span text:style-name="T9">copy</text:span><text:span text:style-name="T33"> and override a property. </text:span></text:p>
      <text:p text:style-name="P27"/>
      <text:list xml:id="list850739250197572507" text:style-name="L8">
        <text:list-item>
          <text:p text:style-name="P60"><text:span text:style-name="T33">Q: Explain Kotlin's </text:span><text:span text:style-name="T13">first-class support for delegation</text:span><text:span text:style-name="T33">? Could be used to for </text:span><text:span text:style-name="T13">mixins</text:span><text:span text:style-name="T33">?</text:span></text:p>
          <text:p text:style-name="P60"><text:span text:style-name="T33">Often you need to add behaviour to another class which was designed to be extended; common solution is the </text:span><text:span text:style-name="T3">Decorator</text:span><text:span text:style-name="T33"> pattern (new class is created implementing the same interface as the original class and storing the instance of the original class as a field so now the original class doesn't need to be modified but the downside if a lot of boilerplate code. The answer is to use delegation and the </text:span><text:span text:style-name="T8">by</text:span><text:span text:style-name="T13"> keyword</text:span><text:span text:style-name="T33">:</text:span></text:p>
          <text:p text:style-name="P62"/>
          <text:list>
            <text:list-item>
              <text:list>
                <text:list-header>
                  <text:p text:style-name="P44">class DelegatingCollection&lt;T&gt;(innerList : Collection&lt;T&gt; </text:p>
                  <text:list>
                    <text:list-item>
                      <text:list>
                        <text:list-header>
                          <text:p text:style-name="P44">= ArrayList&lt;T&gt;()) : Collection&lt;T&gt; by innerList{}</text:p>
                        </text:list-header>
                      </text:list>
                    </text:list-item>
                  </text:list>
                </text:list-header>
              </text:list>
            </text:list-item>
          </text:list>
        </text:list-item>
      </text:list>
      <text:p text:style-name="P8"/>
      <text:list xml:id="list1112326566" text:continue-numbering="true" text:style-name="L8">
        <text:list-item>
          <text:list>
            <text:list-item>
              <text:list>
                <text:list-header>
                  <text:p text:style-name="P44">class CountingSet&lt;T&gt;(val innerSet : MutableCollection&lt;T&gt; </text:p>
                </text:list-header>
              </text:list>
            </text:list-item>
          </text:list>
        </text:list-item>
      </text:list>
      <text:p text:style-name="P8"><text:tab/><text:tab/><text:tab/>= HashSet&lt;T&gt;()) : MutableCollection&lt;T&gt; by innerSet{</text:p>
      <text:p text:style-name="P8"><text:tab/><text:tab/><text:tab/></text:p>
      <text:p text:style-name="P8"><text:tab/><text:tab/><text:tab/>var objectsAdded = 0</text:p>
      <text:p text:style-name="P8"/>
      <text:p text:style-name="P8"><text:tab/><text:tab/><text:tab/>override fun add(element:T) : Boolean{</text:p>
      <text:p text:style-name="P8"><text:tab/><text:tab/><text:tab/> <text:s text:c="2"/>objectsAdded++</text:p>
      <text:p text:style-name="P8"><text:s text:c="2"/><text:tab/><text:tab/><text:tab/> <text:s text:c="2"/>return innerSet.add(element)</text:p>
      <text:p text:style-name="P8"><text:tab/><text:tab/><text:tab/>}</text:p>
      <text:p text:style-name="P8"/>
      <text:p text:style-name="P8"><text:tab/><text:tab/><text:tab/>override fun addAll(c : Collection&lt;T&gt;) : Boolean{</text:p>
      <text:p text:style-name="P8"><text:tab/><text:tab/><text:tab/> <text:s text:c="2"/>objectsAdded += c.size</text:p>
      <text:p text:style-name="P8"><text:s text:c="2"/><text:tab/><text:tab/><text:tab/> <text:s text:c="2"/>return innerSet.addAll(c)</text:p>
      <text:p text:style-name="P8"><text:tab/><text:tab/><text:tab/>}</text:p>
      <text:p text:style-name="P8"><text:tab/><text:tab/>}</text:p>
      <text:p text:style-name="P8"/>
      <text:list xml:id="list904955240" text:continue-numbering="true" text:style-name="L8">
        <text:list-item>
          <text:p text:style-name="P60"><text:span text:style-name="T33">Q: Where are the </text:span><text:span text:style-name="T13">three uses of the </text:span><text:span text:style-name="T8">object</text:span><text:span text:style-name="T33"> keyword do?</text:span></text:p>
        </text:list-item>
      </text:list>
      <text:p text:style-name="P19"/>
      <text:list xml:id="list981038239" text:continue-numbering="true" text:style-name="L8">
        <text:list-item>
          <text:list>
            <text:list-item>
              <text:p text:style-name="P77"><text:span text:style-name="T23">Defining a </text:span><text:span text:style-name="T24">singleton</text:span><text:span text:style-name="T23"> – defines a class and a variable instance in a single statement. We don't need a constructor as it is created immediately at the point of definition so doesn't make sense but they can inherit from classes or interfaces (which is useful for utility objects which don't contain state e.g. Comparator). You can also declare an object inside a class so a Person might contain the Comparator object.</text:span></text:p>
            </text:list-item>
          </text:list>
        </text:list-item>
      </text:list>
      <text:p text:style-name="P20"/>
      <text:list xml:id="list1955232467" text:continue-numbering="true" text:style-name="L8">
        <text:list-item>
          <text:list>
            <text:list-item>
              <text:list>
                <text:list-header>
                  <text:p text:style-name="P44">object Payroll {</text:p>
                </text:list-header>
              </text:list>
            </text:list-item>
          </text:list>
        </text:list-item>
      </text:list>
      <text:p text:style-name="P8"><text:tab/><text:tab/> <text:s text:c="2"/>val allEmployees = arrayListOf&lt;Person&gt;)()</text:p>
      <text:p text:style-name="P8"><text:tab/><text:tab/> <text:s text:c="2"/>fun calculate(){</text:p>
      <text:p text:style-name="P8"><text:tab/><text:tab/> <text:s text:c="6"/>//iterate over all employees' salaries</text:p>
      <text:p text:style-name="P8"><text:tab/><text:tab/> <text:s text:c="2"/>}</text:p>
      <text:p text:style-name="P8"><text:tab/><text:tab/>}</text:p>
      <text:p text:style-name="P8"/>
      <text:list xml:id="list674814088" text:continue-numbering="true" text:style-name="L8">
        <text:list-item>
          <text:list>
            <text:list-item>
              <text:p text:style-name="P77"><text:span text:style-name="T23">Companion objects for </text:span><text:span text:style-name="T24">factory methods </text:span><text:span text:style-name="T23">– Kotlin doesn't have keyword static so static methods are replaced by top-level functions and object declarations </text:span><text:span text:style-name="T25">but</text:span><text:span text:style-name="T23"> top-level functions can't access private member of a class. If you need to write a function that can be called without having a classes instance but needs access to the internals of the class, you can write it as a member of an object declaration inside that class. One of the objects can be marked with keyword </text:span><text:span text:style-name="T9">companion</text:span><text:span text:style-name="T23"> – doing so you gain the ability to access the method and property of that object directly through the name of the containing class, without specifying the name of the object explicity. In this example we replace secondary constructor with factory methods:</text:span></text:p>
            </text:list-item>
          </text:list>
        </text:list-item>
      </text:list>
      <text:p text:style-name="P20"/>
      <text:list xml:id="list616744822" text:continue-numbering="true" text:style-name="L8">
        <text:list-item>
          <text:list>
            <text:list-item>
              <text:list>
                <text:list-header>
                  <text:p text:style-name="P45">class User private constuctor(val nickname : String) {</text:p>
                </text:list-header>
              </text:list>
            </text:list-item>
          </text:list>
        </text:list-item>
      </text:list>
      <text:p text:style-name="P11"><text:tab/><text:tab/> <text:s text:c="2"/>companion object {</text:p>
      <text:p text:style-name="P11"><text:tab/><text:tab/><text:tab/></text:p>
      <text:p text:style-name="P11"><text:tab/><text:tab/><text:tab/>fun newSubscribingUser(email : String) = User(email.substringBefore('@'))</text:p>
      <text:p text:style-name="P11"><text:tab/><text:tab/><text:tab/></text:p>
      <text:p text:style-name="P11"><text:tab/><text:tab/><text:tab/>fun newFacebookUser(accountId : Int) = User(getFacebookName(accountId))</text:p>
      <text:p text:style-name="P11"><text:tab/><text:tab/> <text:s text:c="2"/>}</text:p>
      <text:p text:style-name="P11"><text:tab/><text:tab/>}</text:p>
      <text:p text:style-name="P19"><text:soft-page-break/>Factory method can now be invoked via the classname (also the factory method could return a subclass but companion objects themselves cannot be overridden in subclasses):</text:p>
      <text:p text:style-name="P11"><text:tab/></text:p>
      <text:p text:style-name="P12"><text:span text:style-name="T12"><text:tab/><text:tab/> <text:s text:c="2"/>val subscribingUser = User.newSubscribingUser(“</text:span><text:a xlink:type="simple" xlink:href="mailto:bob@gmail.com" text:style-name="Internet_20_link" text:visited-style-name="Visited_20_Internet_20_Link"><text:span text:style-name="T12">bob@gmail.com</text:span></text:a><text:span text:style-name="T12">”)</text:span></text:p>
      <text:p text:style-name="P11"><text:tab/><text:tab/> <text:s text:c="2"/>val facebookUser = User.newFacebookUser(89898)</text:p>
      <text:p text:style-name="P13"/>
      <text:p text:style-name="P8"/>
      <text:list xml:id="list7901845878743416026" text:style-name="L9">
        <text:list-item>
          <text:p text:style-name="P63">Companion Objects As Regular Objects - Object expression is equivalent of Java's anonymous inner class..</text:p>
        </text:list-item>
      </text:list>
      <text:list xml:id="list1751650545" text:continue-list="list616744822" text:style-name="L8">
        <text:list-item>
          <text:list>
            <text:list-header>
              <text:p text:style-name="P62"/>
              <text:list text:continue-numbering="true">
                <text:list-header>
                  <text:p text:style-name="P45">class Person(val name : String) {</text:p>
                </text:list-header>
              </text:list>
            </text:list-header>
          </text:list>
        </text:list-item>
      </text:list>
      <text:p text:style-name="P11"><text:tab/><text:tab/> <text:s text:c="2"/>companion object Loader{</text:p>
      <text:p text:style-name="P11"><text:tab/><text:tab/><text:tab/>fun fromJson(jsonText : String) : Person = ...</text:p>
      <text:p text:style-name="P11"><text:tab/><text:tab/> <text:s text:c="2"/>}</text:p>
      <text:p text:style-name="P10"><text:tab/><text:tab/>}</text:p>
      <text:p text:style-name="P10"><text:tab/></text:p>
      <text:p text:style-name="P15"><text:span text:style-name="T23">..and can be invoked using either </text:span><text:span text:style-name="T9">Person.Loader.fromJson(...)</text:span><text:span text:style-name="T23"> or </text:span><text:span text:style-name="T9">Person.fromJson(...)</text:span><text:span text:style-name="T23">. The companion object can also implement an interface</text:span></text:p>
      <text:p text:style-name="P19"/>
      <text:list xml:id="list2162384352" text:continue-numbering="true" text:style-name="L8">
        <text:list-item>
          <text:list>
            <text:list-header>
              <text:p text:style-name="P62"/>
              <text:list text:continue-numbering="true">
                <text:list-header>
                  <text:p text:style-name="P45">class Person(val name : String) {</text:p>
                </text:list-header>
              </text:list>
            </text:list-header>
          </text:list>
        </text:list-item>
      </text:list>
      <text:p text:style-name="P11"><text:tab/><text:tab/> <text:s text:c="2"/>companion object : JSONFactory&lt;Person&gt;{</text:p>
      <text:p text:style-name="P11"><text:tab/><text:tab/><text:tab/>override fun fromJson(jsonText : String) : Person = ...</text:p>
      <text:p text:style-name="P11"><text:tab/><text:tab/> <text:s text:c="2"/>}</text:p>
      <text:p text:style-name="P21"><text:tab/>}</text:p>
      <text:p text:style-name="P21"/>
      <text:p text:style-name="P10"><text:tab/></text:p>
      <text:p text:style-name="P96">Lambdas:</text:p>
      <text:p text:style-name="P27"/>
      <text:list xml:id="list6536893976419300236" text:style-name="L10">
        <text:list-item>
          <text:p text:style-name="P64">Q: How are l<text:span text:style-name="T13">ambda expressions notated</text:span> in Kotlin?</text:p>
        </text:list-item>
      </text:list>
      <text:p text:style-name="P19">A: A lambda expression in Kotlin is always denoted with curly braces <text:span text:style-name="T7">val = sum{x Int. y Int → x+ y} </text:span>and this can be supplied as an argument to a function <text:span text:style-name="T7"><text:s/>people.maxBy({p: Person → age})</text:span>but if the lambda is the only argument then <text:s/>empty parentheses can be removed: <text:s/><text:span text:style-name="T7">people.maxBy{p: Person → age}</text:span> we can also omit the lambda parameter type (as it can be inferred) <text:s/><text:span text:style-name="T7">people.maxBy{p → p.age}</text:span> </text:p>
      <text:p text:style-name="P19"/>
      <text:list xml:id="list8774915749265085335" text:style-name="L12">
        <text:list-item>
          <text:p text:style-name="P78"><text:span text:style-name="T23">Q: What's the stylistic convention in Kotlin when using lambdas?</text:span></text:p>
          <text:p text:style-name="P78"><text:span text:style-name="T23">A: Stylistically, we also replace the default parameter name with </text:span><text:span text:style-name="T9">it </text:span><text:span text:style-name="T23">as in :</text:span><text:span text:style-name="T9"> </text:span><text:span text:style-name="T23"><text:s/></text:span><text:span text:style-name="T9">people.maxBy{it.age}</text:span><text:span text:style-name="T23"> We don't use this convention with nested lambdas </text:span></text:p>
          <text:p text:style-name="P78"><text:span text:style-name="T23"/></text:p>
        </text:list-item>
        <text:list-item>
          <text:p text:style-name="P78"><text:span text:style-name="T23">Q: How are Kotlin's </text:span><text:span text:style-name="T24">lambdas similar to anonymous classes</text:span><text:span text:style-name="T23">?</text:span></text:p>
          <text:p text:style-name="P78"><text:span text:style-name="T23">A: When you declare an anonymous inner class in a function then you can refer to parameters and local variables of that function from inside the class – this is the same with lambdas. </text:span></text:p>
          <text:p text:style-name="P78"><text:span text:style-name="T23"/></text:p>
        </text:list-item>
        <text:list-item>
          <text:p text:style-name="P78"><text:span text:style-name="T23">Q: Can you access </text:span><text:span text:style-name="T24">only final variables in a lambda</text:span><text:span text:style-name="T23">?</text:span></text:p>
          <text:p text:style-name="P78"><text:span text:style-name="T23">A: No. In Kotlin you aren't restricted to accessing </text:span><text:span text:style-name="T25">final</text:span><text:span text:style-name="T26"> variables – you can even modify variables from within the lambda – and these variables are said to be “captured” by the lambda. When you capture a final variable, its value is stored together with the lambda code that uses it. For non-final variables the value is enclosed in a special wrapper than lets you change it and the reference to the wrapper is stored together with the wrapper. (How does it work? → Any time you capture a final variable (val) then, like Java, its value is copied. When you capture a mutable variable (var) its value is stored as instance of </text:span><text:span text:style-name="T35">Ref</text:span><text:span text:style-name="T26"> which is final but the actual value it wraps can be changed in the lambda.) There is one important exception :</text:span></text:p>
        </text:list-item>
      </text:list>
      <text:p text:style-name="Standard"><text:span text:style-name="T26"/></text:p>
      <text:p text:style-name="P19"><text:span text:style-name="T10">fun tryToCountButtonClicks(button: Button): Int{</text:span></text:p>
      <text:p text:style-name="P19"><text:span text:style-name="T10"><text:s text:c="2"/>var clicks = 0 <text:s text:c="14"/>//to make work we need to store clicks outside <text:s text:c="15"/></text:span></text:p>
      <text:p text:style-name="P19"><text:span text:style-name="T10"><text:s text:c="2"/>button.onClick(clicks++) <text:s text:c="4"/>//the function... otherwise this will always</text:span></text:p>
      <text:p text:style-name="P19"><text:span text:style-name="T10"><text:s text:c="2"/>return clicks; <text:s text:c="14"/>//return 0 because on click handler </text:span></text:p>
      <text:p text:style-name="P19"><text:span text:style-name="T10">} <text:s text:c="29"/>//will be called after function returns</text:span></text:p>
      <text:p text:style-name="Standard"><text:span text:style-name="T26"/></text:p>
      <text:list xml:id="list1205553496" text:continue-numbering="true" text:style-name="L12">
        <text:list-item>
          <text:p text:style-name="P78"><text:span text:style-name="T26">Q: Can you use </text:span><text:span text:style-name="T27">member references (::) </text:span><text:span text:style-name="T26">in Kotlin?</text:span></text:p>
        </text:list-item>
      </text:list>
      <text:p text:style-name="P21"><text:span text:style-name="T30">A: Yes, in Kotlin a member reference converts a fucntion to its value e.g. <text:s/></text:span><text:span text:style-name="T51">val getAge = Person:: age</text:span><text:span text:style-name="T30"> which is more concise form of <text:s/></text:span><text:span text:style-name="T51">val getAge = { person :: Person → person.age} </text:span><text:span text:style-name="T30">We can also use </text:span><text:span text:style-name="T51">people.maxBy(Person::age} </text:span></text:p>
      <text:p text:style-name="P21"><text:span text:style-name="T51"/></text:p>
      <text:list xml:id="list106905440" text:continue-numbering="true" text:style-name="L12">
        <text:list-item>
          <text:p text:style-name="P78"><text:soft-page-break/><text:span text:style-name="T26">Q: Can you use </text:span><text:span text:style-name="T27">member references to a top-level function</text:span><text:span text:style-name="T26"> in Kotlin?</text:span></text:p>
        </text:list-item>
      </text:list>
      <text:p text:style-name="P109"><text:span text:style-name="T32">A: Yes, and then the member is blank:</text:span><text:span text:style-name="T35"><text:tab/> <text:s text:c="2"/>fun salute() = println(“Salute”)</text:span></text:p>
      <text:p text:style-name="P7"><text:span text:style-name="T21"><text:tab/><text:tab/><text:tab/><text:tab/><text:tab/> <text:s text:c="2"/>run(::salute)</text:span></text:p>
      <text:p text:style-name="P7"/>
      <text:p text:style-name="P7"><text:tab/><text:span text:style-name="T31">Can be convenient to use a member reference instead of a lambda that delegates to a function taking multiple parameters</text:span></text:p>
      <text:p text:style-name="P7"><text:span text:style-name="T21"/></text:p>
      <text:p text:style-name="P7"><text:span text:style-name="T21"><text:tab/>val action = {person: Person, message: String → sendEmail(person, message)}</text:span></text:p>
      <text:p text:style-name="P7"><text:span text:style-name="T21"><text:tab/>val nextAction = ::sendEmail</text:span></text:p>
      <text:p text:style-name="P20"><text:span text:style-name="T30"><text:tab/><text:tab/><text:tab/><text:tab/></text:span></text:p>
      <text:list xml:id="list3179684743064344659" text:style-name="L13">
        <text:list-item>
          <text:p text:style-name="P80"><text:span text:style-name="T26">Q: What is a </text:span><text:span text:style-name="T27">constructor reference</text:span><text:span text:style-name="T26">?</text:span></text:p>
          <text:p text:style-name="P80"><text:span text:style-name="T26">A: You can store or postpone the action of creating an instance of a class using a constructor reference? </text:span></text:p>
        </text:list-item>
      </text:list>
      <text:p text:style-name="P7"><text:span text:style-name="T21"/></text:p>
      <text:p text:style-name="P7"><text:span text:style-name="T21"><text:tab/>val createPerson = ::Person</text:span></text:p>
      <text:p text:style-name="Standard"><text:span text:style-name="T35"><text:tab/>val p = createPerson(“Alice”, 29)</text:span></text:p>
      <text:p text:style-name="Standard"><text:span text:style-name="T26"/></text:p>
      <text:p text:style-name="P21"><text:span text:style-name="T30">and you can reference extenstion function the same way e.g. </text:span><text:span text:style-name="T10">val predicate = Person::isAdult</text:span></text:p>
      <text:p text:style-name="P20"><text:span text:style-name="T30"><text:tab/><text:tab/><text:tab/><text:tab/></text:span></text:p>
      <text:list xml:id="list1340908801" text:continue-numbering="true" text:style-name="L13">
        <text:list-item>
          <text:p text:style-name="P80"><text:span text:style-name="T26">Q: What are the f</text:span><text:span text:style-name="T27">unctional API methods</text:span><text:span text:style-name="T26"> on collections? </text:span></text:p>
          <text:p text:style-name="P80"><text:span text:style-name="T26"/></text:p>
          <text:list>
            <text:list-item>
              <text:p text:style-name="P80"><text:span text:style-name="T26">Filter and map: <text:s/></text:span><text:span text:style-name="T35">people.filter{it.age &gt; 30}.map(Person::name)</text:span></text:p>
            </text:list-item>
          </text:list>
        </text:list-item>
      </text:list>
      <text:p text:style-name="Standard"><text:span text:style-name="T35"/></text:p>
      <text:p text:style-name="P15"><text:span text:style-name="T28">Gotcha!</text:span><text:span text:style-name="T26"> With the following <text:s/></text:span><text:span text:style-name="T35">people.filter{it.age == people.maxBy(Person::age).age} </text:span><text:span text:style-name="T26">this code repeats process of finding max so if 100 people then it will be performed 100 times! We can avoid this by </text:span></text:p>
      <text:list xml:id="list838334402" text:continue-numbering="true" text:style-name="L13">
        <text:list-item>
          <text:list>
            <text:list-header>
              <text:p text:style-name="P48"><text:span text:style-name="T35"/></text:p>
              <text:p text:style-name="P48"><text:span text:style-name="T35">val maxAge = people.maxBy(Person::age).age}</text:span></text:p>
              <text:p text:style-name="P48"><text:span text:style-name="T35">people.filter{it.age == maxAge}</text:span></text:p>
            </text:list-header>
          </text:list>
        </text:list-item>
      </text:list>
      <text:p text:style-name="P47"><text:span text:style-name="T35"/></text:p>
      <text:list xml:id="list123594060" text:continue-numbering="true" text:style-name="L13">
        <text:list-item>
          <text:p text:style-name="P48"><text:span text:style-name="T31">Q: How do you use </text:span><text:span text:style-name="T30">map and filter with keys and values</text:span><text:span text:style-name="T31">? </text:span></text:p>
          <text:p text:style-name="P48"><text:span text:style-name="T31">A: There are methods </text:span><text:span text:style-name="T35">filterKeys, mapsKeys </text:span><text:span text:style-name="T31">and </text:span><text:span text:style-name="T35">filterValues</text:span></text:p>
        </text:list-item>
      </text:list>
      <text:p text:style-name="P47"><text:span text:style-name="T35"/></text:p>
      <text:list xml:id="list506187384" text:continue-numbering="true" text:style-name="L13">
        <text:list-item>
          <text:p text:style-name="P48"><text:span text:style-name="T31">Q: How do you </text:span><text:span text:style-name="T30">check all elements</text:span><text:span text:style-name="T31"> match a certain condition?</text:span></text:p>
          <text:p text:style-name="P48"><text:span text:style-name="T32">A: Use the <text:s/></text:span><text:span text:style-name="T35">all </text:span><text:span text:style-name="T31">e.g.</text:span><text:span text:style-name="T35"> val in Club27 ={ p: Person → p.age &lt;=27} </text:span><text:span text:style-name="T31">then </text:span><text:span text:style-name="T35">people.all(inClub27) </text:span><text:span text:style-name="T31">Also you can use </text:span><text:span text:style-name="T32">the <text:s/></text:span><text:span text:style-name="T35">any</text:span><text:span text:style-name="T31"> to match at least one element (which is better than </text:span><text:span text:style-name="T35">!all</text:span><text:span text:style-name="T31">). <text:s/></text:span></text:p>
        </text:list-item>
      </text:list>
      <text:p text:style-name="P47"><text:span text:style-name="T44"/></text:p>
      <text:list xml:id="list1186144734" text:continue-numbering="true" text:style-name="L13">
        <text:list-item>
          <text:p text:style-name="P48"><text:span text:style-name="T31">Q: Why is </text:span><text:span text:style-name="T30">count more efficient</text:span><text:span text:style-name="T31"> than just calling size?</text:span></text:p>
          <text:p text:style-name="P48"><text:span text:style-name="T31">A: In the case of calling a size the an intermediate collection is created to store all the elements whereas </text:span><text:span text:style-name="T35">count</text:span><text:span text:style-name="T31"> tracks only the number of matching elements and not the matching elements themselves. </text:span></text:p>
          <text:p text:style-name="P48"><text:span text:style-name="T44"/></text:p>
        </text:list-item>
        <text:list-item>
          <text:p text:style-name="P48"><text:span text:style-name="T31">Q: How to get the f</text:span><text:span text:style-name="T30">irst matching</text:span><text:span text:style-name="T31"> element?</text:span></text:p>
          <text:p text:style-name="P48"><text:span text:style-name="T31">A: Use </text:span><text:span text:style-name="T35">find</text:span><text:span text:style-name="T31"> or </text:span><text:span text:style-name="T35">firstOrNull</text:span></text:p>
          <text:p text:style-name="P48"><text:span text:style-name="T31"/></text:p>
        </text:list-item>
        <text:list-item>
          <text:p text:style-name="P48"><text:span text:style-name="T31">Q: How to </text:span><text:span text:style-name="T30">group</text:span><text:span text:style-name="T31">?</text:span></text:p>
          <text:p text:style-name="P48"><text:span text:style-name="T31">A: Use </text:span><text:span text:style-name="T35">groupBy</text:span><text:span text:style-name="T32"> </text:span><text:span text:style-name="T31">which will return a map keyed on the discriminator</text:span></text:p>
          <text:p text:style-name="P48"><text:span text:style-name="T32"/></text:p>
        </text:list-item>
        <text:list-item>
          <text:p text:style-name="P48"><text:span text:style-name="T31">Q: How do you work with </text:span><text:span text:style-name="T30">nested collections</text:span><text:span text:style-name="T31">?</text:span></text:p>
          <text:p text:style-name="P48"><text:span text:style-name="T31">A: Use </text:span><text:span text:style-name="T10">flatten</text:span><text:span text:style-name="T31"> wand </text:span><text:span text:style-name="T10">flatMap</text:span><text:span text:style-name="T31"> which does 2 things: (1) transforms or maps each element to a collection and then (2) flattens all lists into one. If you don't need the transform then you can just the flatten method. </text:span></text:p>
          <text:p text:style-name="P48"><text:span text:style-name="T32"/></text:p>
        </text:list-item>
        <text:list-item>
          <text:p text:style-name="P48"><text:span text:style-name="T31">Q: Why use a </text:span><text:span text:style-name="T30">sequence</text:span><text:span text:style-name="T31">?</text:span></text:p>
          <text:p text:style-name="P48"><text:span text:style-name="T31">A: Sequences provide an alternative way to perform computations which avoid creation of intermediate temporary objects so are used wherever you have a chain of operations on a large collection (hence lazy evaluation is optimal.) → Kotlin library says both filter and map functions return a list so chaining these two will create 2 lists (one is result of the map and other is result of the filter). Using sequences we can avoid this:</text:span></text:p>
          <text:p text:style-name="P48"><text:span text:style-name="T32"/></text:p>
          <text:p text:style-name="P48"><text:span text:style-name="T35">people.asSequence().map(Person::name).filter{it.startsWith(“A”}.toList()</text:span></text:p>
          <text:p text:style-name="P48"><text:span text:style-name="T31"/></text:p>
        </text:list-item>
        <text:list-item>
          <text:p text:style-name="P48"><text:span text:style-name="T31">Q: What method is on sequence? What is difference between </text:span><text:span text:style-name="T30">intermediate and terminal operations</text:span><text:span text:style-name="T31">?</text:span></text:p>
          <text:p text:style-name="P48"><text:span text:style-name="T31">A: Sequences are the entry point for lazy collection operations in Kotlin. It has one method </text:span><text:span text:style-name="T35">iterator</text:span><text:span text:style-name="T31"> used to obtain all values and elements in the sequence are evaluated lazily. </text:span><text:span text:style-name="T31"><text:s/>Operations on a sequence are either </text:span><text:span text:style-name="T62">intermediate operation </text:span><text:span text:style-name="T31">(which transform and are always lazy) or a </text:span><text:span text:style-name="T62">terminal operation</text:span><text:span text:style-name="T31"> (which returns a result and causes all postponed computations to be performed).</text:span></text:p>
        </text:list-item>
        <text:list-item>
          <text:p text:style-name="P48"><text:soft-page-break/><text:span text:style-name="T31">Q: How do Kotlin Sequences relate to Java's Streams API?</text:span></text:p>
          <text:p text:style-name="P48"><text:span text:style-name="T31">A: Java's streams are the same as sequences except they offer you one more feature – parallel operations.</text:span></text:p>
          <text:p text:style-name="P48"><text:span text:style-name="T31"/></text:p>
        </text:list-item>
        <text:list-item>
          <text:p text:style-name="P48"><text:span text:style-name="T31">Q: How do you </text:span><text:span text:style-name="T30">create a sequence</text:span><text:span text:style-name="T31">?</text:span></text:p>
          <text:p text:style-name="P48"><text:span text:style-name="T31">A: You can use </text:span><text:span text:style-name="T35">asSequence()</text:span><text:span text:style-name="T31"> from a collection or call generateSequence (uses postponed computation) <text:s/>e.g. </text:span></text:p>
          <text:p text:style-name="P48"><text:span text:style-name="T32"/></text:p>
          <text:p text:style-name="P48"><text:span text:style-name="T35">val naturalNumbers = generateSequence(0){it+1} <text:s text:c="2"/></text:span></text:p>
          <text:p text:style-name="P48"><text:span text:style-name="T35">val numbersTo100 = naturalNumbers.takeWhile{it &lt;= 100}</text:span></text:p>
          <text:p text:style-name="P48"><text:span text:style-name="T35">println( <text:s/>numbersTo100.sum()) <text:s text:c="2"/>//sequences are only computed here</text:span></text:p>
        </text:list-item>
      </text:list>
      <text:p text:style-name="P47"><text:span text:style-name="T31"/></text:p>
      <text:list xml:id="list321356850" text:continue-numbering="true" text:style-name="L13">
        <text:list-item>
          <text:p text:style-name="P48"><text:span text:style-name="T31">Q: What's an example of a </text:span><text:span text:style-name="T30">functional interface or a SAM interface</text:span><text:span text:style-name="T31">?</text:span></text:p>
          <text:p text:style-name="P48"><text:span text:style-name="T31">A: Before Java 8 we haveto use new instance of anonymous class to pass to a listener but in Kotlin you can use the lambda directly because these are functional/SAM interfaces (single abstract method) <text:s/>e.g. <text:s/>Runnable. Becase Kotlin has proper function types, Kotlin functions that need to take lambdas use functional types and not functional interfaces </text:span></text:p>
          <text:p text:style-name="P48"><text:span text:style-name="T32"/></text:p>
          <text:p text:style-name="P48"><text:span text:style-name="T35">button.setOnClickListener(view → ...)</text:span></text:p>
          <text:p text:style-name="P48"><text:span text:style-name="T31"/></text:p>
        </text:list-item>
        <text:list-item>
          <text:p text:style-name="P48"><text:span text:style-name="T31">Q: What's about </text:span><text:span text:style-name="T30">passing a lambda to a Java method</text:span><text:span text:style-name="T31">?</text:span></text:p>
          <text:p text:style-name="P48"><text:span text:style-name="T31">A: Before Java 8 we haveto use new instance of anonymous class to pass to a listener but in Kotlin you can use the lambda directly because these are functional/SAM interfaces (single abstract method) <text:s/>e.g. <text:s/>Runnable. Because Kotlin has proper function types, Kotlin functions that need to take lambdas use functional types and not functional interfaces </text:span></text:p>
          <text:p text:style-name="P48"><text:span text:style-name="T32"/></text:p>
          <text:p text:style-name="P48"><text:span text:style-name="T31">Java:</text:span><text:span text:style-name="T35"> <text:s/><text:tab/><text:tab/>void postponeComputation(int delay, Runnable compute)</text:span></text:p>
          <text:p text:style-name="P48"><text:span text:style-name="T31">Kotlin:</text:span><text:span text:style-name="T35"><text:tab/><text:tab/>postponeComputation(1000){println(42)} </text:span><text:span text:style-name="T31">or</text:span></text:p>
          <text:list>
            <text:list-item>
              <text:list>
                <text:list-item>
                  <text:list>
                    <text:list-item>
                      <text:list>
                        <text:list-header>
                          <text:p text:style-name="P48"><text:span text:style-name="T35">postponeComputation(1000, object : Runnable{</text:span></text:p>
                        </text:list-header>
                      </text:list>
                    </text:list-item>
                  </text:list>
                </text:list-item>
              </text:list>
            </text:list-item>
          </text:list>
        </text:list-item>
      </text:list>
      <text:p text:style-name="P47"><text:span text:style-name="T35"><text:tab/><text:tab/><text:tab/> <text:s text:c="2"/>override fun run(){ … }</text:span></text:p>
      <text:list xml:id="list2148197005" text:continue-numbering="true" text:style-name="L13">
        <text:list-item>
          <text:list>
            <text:list-item>
              <text:list>
                <text:list-item>
                  <text:list>
                    <text:list-item>
                      <text:list>
                        <text:list-header>
                          <text:p text:style-name="P48"><text:span text:style-name="T35">}</text:span></text:p>
                        </text:list-header>
                      </text:list>
                    </text:list-item>
                  </text:list>
                </text:list-item>
              </text:list>
            </text:list-item>
          </text:list>
        </text:list-item>
      </text:list>
      <text:p text:style-name="P47"><text:span text:style-name="T35"/></text:p>
      <text:list xml:id="list1129497284" text:continue-numbering="true" text:style-name="L13">
        <text:list-item>
          <text:p text:style-name="P48"><text:span text:style-name="T31">Q: Does </text:span><text:span text:style-name="T30">corresponding anonymous class get reused</text:span><text:span text:style-name="T31">? What about </text:span><text:span text:style-name="T10">inline</text:span><text:span text:style-name="T31"> functions?</text:span></text:p>
        </text:list-item>
      </text:list>
      <text:p text:style-name="P110"><text:span text:style-name="T31">A: When you explicitly declare an object a new instance is created <text:s/>but with lambda then if it doesn't access any variables from the function then the corresponding anonymous instance is reused between calls. If the lambda captures from variables from surrounding scope then a new object is used for every call. (Note: the discussion of creating an instance of anonymous class is valid for Java methods expecting functional interface; if you pass lambda to the Kotlin function that is marked inline then no anonymous classes are created. Most library functions are marked as inline.)</text:span></text:p>
      <text:p text:style-name="P110"><text:span text:style-name="T31"/></text:p>
      <text:list xml:id="list1730403968" text:continue-numbering="true" text:style-name="L13">
        <text:list-item>
          <text:p text:style-name="P48"><text:span text:style-name="T31">Q: What's a SAM constructor?</text:span></text:p>
        </text:list-item>
      </text:list>
      <text:p text:style-name="P110"><text:span text:style-name="T31">A: A SAM constructor is a compiler-generated function that lets you perform an explicit conversion of a lambda into an instance of a functional interface; the name of the SAM constructor is the same as the name of the underlying functional interface. SAM constructors are used when you need to store a functional interface generated from a lambda in a variable: </text:span></text:p>
      <text:p text:style-name="P110"><text:span text:style-name="T32"/></text:p>
      <text:list xml:id="list1553450115" text:continue-numbering="true" text:style-name="L13">
        <text:list-header>
          <text:p text:style-name="P48"><text:span text:style-name="T35">val listener = OnClickListener{ view →</text:span></text:p>
        </text:list-header>
      </text:list>
      <text:p text:style-name="P47"><text:span text:style-name="T35"><text:tab/><text:tab/><text:tab/><text:tab/>….</text:span></text:p>
      <text:p text:style-name="P47"><text:span text:style-name="T35"><text:tab/>}</text:span></text:p>
      <text:p text:style-name="P47"><text:span text:style-name="T35"><text:tab/>button1.setOnClickListener(listener);</text:span></text:p>
      <text:p text:style-name="P47"><text:span text:style-name="T35"><text:tab/>button2.setOnClickListener(listener);</text:span></text:p>
      <text:p text:style-name="P47"><text:span text:style-name="T44"/></text:p>
      <text:p text:style-name="P110"><text:span text:style-name="T31">Note there's no this in a lambda (as there is in an anonymous class) as from the compiler's perspective the lambda is a code block, not an object, so the this refers to the surrounding class. </text:span></text:p>
      <text:p text:style-name="P110"><text:span text:style-name="T31"/></text:p>
      <text:list xml:id="list1754893839" text:continue-numbering="true" text:style-name="L13">
        <text:list-item>
          <text:p text:style-name="P48"><text:span text:style-name="T31">Q: What are </text:span><text:span text:style-name="T30">lambdas with receivers</text:span><text:span text:style-name="T31">?</text:span></text:p>
          <text:p text:style-name="P48"><text:span text:style-name="T31">A: Lambda with a receiver can be used to </text:span><text:span text:style-name="T62">define functionality similar to extension function</text:span><text:span text:style-name="T31"> e.g. </text:span><text:span text:style-name="T35">with</text:span><text:span text:style-name="T31"> </text:span></text:p>
        </text:list-item>
      </text:list>
      <text:p text:style-name="P47"><text:span text:style-name="T31"><text:tab/></text:span></text:p>
      <text:list xml:id="list837851788" text:continue-numbering="true" text:style-name="L13">
        <text:list-header>
          <text:p text:style-name="P48"><text:span text:style-name="T35">fun alphabet() : String{</text:span></text:p>
        </text:list-header>
      </text:list>
      <text:p text:style-name="P47"><text:span text:style-name="T35"><text:tab/> <text:s text:c="2"/>val sb = StringBuilder()</text:span></text:p>
      <text:p text:style-name="P47"><text:span text:style-name="T35"><text:s text:c="2"/><text:tab/> <text:s text:c="2"/>return with (sb){<text:tab/><text:tab/><text:tab/><text:tab/><text:tab/> </text:span><text:span text:style-name="T49">//takes 2 args an SB and a lambda</text:span></text:p>
      <text:p text:style-name="P47"><text:span text:style-name="T35"><text:tab/> <text:s text:c="5"/>for( letter in 'A'..'Z'){ this.append(letter)} <text:s/></text:span><text:span text:style-name="T49">//calls on recv'r (SB) through this</text:span><text:span text:style-name="T35"><text:tab/> <text:s text:c="2"/>}</text:span></text:p>
      <text:p text:style-name="P47"><text:span text:style-name="T35"><text:tab/> <text:s text:c="2"/>this.toString()}</text:span></text:p>
      <text:p text:style-name="P47"><text:span text:style-name="T35"><text:tab/> }</text:span></text:p>
      <text:list xml:id="list602235150" text:continue-numbering="true" text:style-name="L13">
        <text:list-header>
          <text:p text:style-name="P48"><text:soft-page-break/><text:span text:style-name="T31">Kotlin has unique ability to call methods on a different object in a lambda. Here </text:span><text:span text:style-name="T35">with</text:span><text:span text:style-name="T31"> turns first argument into a receiver that's passed as a second argument to lambda so you could rewrite this as </text:span><text:span text:style-name="T35">with(stringBuilder, {…})</text:span><text:span text:style-name="T31"> <text:s/>and </text:span><text:span text:style-name="T35">this</text:span><text:span text:style-name="T31"> refers to the StringBuilder instance (which is passed to </text:span><text:span text:style-name="T35">with</text:span><text:span text:style-name="T31">) which is like extension function where </text:span><text:span text:style-name="T35">this</text:span><text:span text:style-name="T31"> refers to instance of the type the function is extending and can be omitted to give direct access to the receiver's members</text:span></text:p>
        </text:list-header>
      </text:list>
      <text:p text:style-name="P110"><text:span text:style-name="T31"/></text:p>
      <text:list xml:id="list553245352" text:continue-numbering="true" text:style-name="L13">
        <text:list-item>
          <text:list>
            <text:list-header>
              <text:p text:style-name="P48"><text:span text:style-name="T35">fun alphabet() = with(StringBuilder()){<text:tab/><text:tab/></text:span><text:span text:style-name="T49">//refactored to get rid of SB variable</text:span></text:p>
            </text:list-header>
          </text:list>
        </text:list-item>
      </text:list>
      <text:p text:style-name="P47"><text:span text:style-name="T35"><text:tab/> <text:s/><text:tab/>for(letter in 'A'..'Z'){</text:span></text:p>
      <text:p text:style-name="P47"><text:span text:style-name="T35"><text:s/><text:tab/><text:tab/> <text:s text:c="4"/>append(letter)</text:span></text:p>
      <text:p text:style-name="P47"><text:span text:style-name="T35"><text:tab/><text:tab/>}</text:span></text:p>
      <text:p text:style-name="P47"><text:span text:style-name="T35"><text:tab/><text:tab/>toString()</text:span></text:p>
      <text:p text:style-name="P47"><text:span text:style-name="T35"><text:tab/> <text:s text:c="3"/>}</text:span></text:p>
      <text:p text:style-name="P47"><text:span text:style-name="T31"/></text:p>
      <text:list xml:id="list1815430814" text:continue-numbering="true" text:style-name="L13">
        <text:list-item>
          <text:p text:style-name="P48"><text:span text:style-name="T31">Q: What happens if names conflict?</text:span></text:p>
          <text:p text:style-name="P48"><text:span text:style-name="T31">A: If object you pass as parameter to with has a method with the same name then add an explicit label to the this reference e.g. </text:span><text:span text:style-name="T35">this@Outerclass.toString()</text:span></text:p>
        </text:list-item>
      </text:list>
      <text:p text:style-name="P47"><text:span text:style-name="T32"/></text:p>
      <text:p text:style-name="P47"><text:span text:style-name="T31"/></text:p>
      <text:list xml:id="list375541935" text:continue-numbering="true" text:style-name="L13">
        <text:list-item>
          <text:p text:style-name="P48"><text:span text:style-name="T31">Q: How are </text:span><text:span text:style-name="T35">apply</text:span><text:span text:style-name="T31"> and </text:span><text:span text:style-name="T35">with</text:span><text:span text:style-name="T31"> related?</text:span></text:p>
        </text:list-item>
      </text:list>
      <text:p text:style-name="P110"><text:span text:style-name="T31">A: The </text:span><text:span text:style-name="T35">apply</text:span><text:span text:style-name="T31"> function works almost exactly the same as </text:span><text:span text:style-name="T35">with</text:span><text:span text:style-name="T31"> except that it returns the object passed to it as an argument – here the result of executing </text:span><text:span text:style-name="T35">apply</text:span><text:span text:style-name="T31"> is a StringBuilder:</text:span></text:p>
      <text:p text:style-name="P110"><text:span text:style-name="T31"/></text:p>
      <text:list xml:id="list156370625" text:continue-numbering="true" text:style-name="L13">
        <text:list-item>
          <text:list>
            <text:list-header>
              <text:p text:style-name="P48"><text:span text:style-name="T35">fun alphabet() = StringBuilder.apply{<text:tab/><text:tab/></text:span><text:span text:style-name="T49">/</text:span></text:p>
            </text:list-header>
          </text:list>
        </text:list-item>
      </text:list>
      <text:p text:style-name="P47"><text:span text:style-name="T35"><text:tab/> <text:s/><text:tab/>for(letter in 'A'..'Z'){</text:span></text:p>
      <text:p text:style-name="P47"><text:span text:style-name="T35"><text:s/><text:tab/> <text:s text:c="2"/><text:tab/> <text:s/>append(letter)</text:span></text:p>
      <text:p text:style-name="P47"><text:span text:style-name="T35"><text:tab/> <text:tab/> }</text:span></text:p>
      <text:p text:style-name="P110"><text:span text:style-name="T35"><text:s text:c="4"/>}.toString()</text:span></text:p>
      <text:p text:style-name="P110"><text:span text:style-name="T35"/></text:p>
      <text:p text:style-name="P10"><text:tab/></text:p>
      <text:p text:style-name="P96">Type System:</text:p>
      <text:p text:style-name="P96"/>
      <text:list xml:id="list1626101707" text:continue-numbering="true" text:style-name="L13">
        <text:list-item>
          <text:p text:style-name="P48"><text:span text:style-name="T31">Q: What is a nullable type?</text:span></text:p>
          <text:p text:style-name="P48"><text:span text:style-name="T31">A: If you declare a type (</text:span><text:span text:style-name="T35">String</text:span><text:span text:style-name="T31">) you cannot have a null value but if you used a question mark ( </text:span><text:span text:style-name="T35">String?</text:span><text:span text:style-name="T31">) then it is declared as a nullable type and </text:span><text:span text:style-name="T62">operations are restricted</text:span><text:span text:style-name="T31"> and you can't assign it to a non-nullable type. The most important thing you can do is compare it to null! (Distinguishing between nullable and non-nullable types provides a clear understanding of what operations are allowed and what might cause runtime errors and are therefore forbidden.)</text:span></text:p>
          <text:p text:style-name="P66"/>
        </text:list-item>
        <text:list-item>
          <text:p text:style-name="P48"><text:span text:style-name="T31">Q: What does Kotlin's </text:span><text:span text:style-name="T30">safe-call operator (?.)</text:span><text:span text:style-name="T31"> do ?</text:span></text:p>
          <text:p text:style-name="P48"><text:span text:style-name="T31">A: Using safe-call is equivalent to doing a ternary null check in Java </text:span><text:span text:style-name="T46">s!=null ? s.toUpperCase() : null </text:span><text:span text:style-name="T31">but the value can still be null. Safe calls can be used to accessing properties as well as methods. If you have an object graph in which multiple properties have nullable types then it's convenient to use multiple safe calls</text:span><text:span text:style-name="T35"> </text:span></text:p>
          <text:p text:style-name="P48"><text:span text:style-name="T35"/></text:p>
          <text:list>
            <text:list-header>
              <text:p text:style-name="P48"><text:span text:style-name="T35">val country this.company?.address?.country</text:span></text:p>
            </text:list-header>
          </text:list>
          <text:p text:style-name="P66"/>
        </text:list-item>
        <text:list-item>
          <text:p text:style-name="P48"><text:span text:style-name="T31">Q: What does Kotlin's </text:span><text:span text:style-name="T30">Elvis operator (?:)</text:span><text:span text:style-name="T31"> do ?</text:span></text:p>
          <text:p text:style-name="P48"><text:span text:style-name="T31">A: The Elvis operator is a way to provide default values in case of null. What is particularly handy is that return and throw work as expressions and so can be used on the right-side: </text:span></text:p>
          <text:p text:style-name="P48"><text:span text:style-name="T35"/></text:p>
          <text:list>
            <text:list-header>
              <text:p text:style-name="P48"><text:span text:style-name="T35">val mySafeString : String = s ?: ””</text:span></text:p>
              <text:p text:style-name="P48"><text:span text:style-name="T35">fun strLenSafe(s: String?) : Int = s?.length ?: 0</text:span></text:p>
              <text:p text:style-name="P48"><text:span text:style-name="T35">fun Person.country() = company?.address?.country ?: “Unknown”</text:span></text:p>
              <text:p text:style-name="P48"><text:span text:style-name="T35">fun Address.country() = address?.country ?: throw IllegalArgumentException()</text:span></text:p>
            </text:list-header>
          </text:list>
        </text:list-item>
      </text:list>
      <text:p text:style-name="P65"/>
      <text:p text:style-name="P65"/>
      <text:list xml:id="list892005440" text:continue-numbering="true" text:style-name="L13">
        <text:list-item>
          <text:p text:style-name="P48"><text:span text:style-name="T31">Q: What does </text:span><text:span text:style-name="T30">safe-cast operator (as:)</text:span><text:span text:style-name="T31"> do ?</text:span></text:p>
          <text:p text:style-name="P48"><text:span text:style-name="T31">A: The as operator tries to cast a value to the specified type and returns null if the value doesn't have the proper type – this is frequently used in implementing equals method <text:s/>e.g. </text:span></text:p>
          <text:list>
            <text:list-header>
              <text:p text:style-name="P48"><text:span text:style-name="T35"/></text:p>
              <text:p text:style-name="P48"><text:span text:style-name="T35">override fun equals(o: Any?) : Boolean {</text:span></text:p>
              <text:list>
                <text:list-header>
                  <text:p text:style-name="P48"><text:span text:style-name="T35">val otherP = o as? Person ?: return false</text:span></text:p>
                  <text:p text:style-name="P48"><text:span text:style-name="T35">return otherP.firstName == firstName &amp;&amp; otherP.lastName = lastName</text:span></text:p>
                </text:list-header>
              </text:list>
            </text:list-header>
          </text:list>
        </text:list-item>
      </text:list>
      <text:p text:style-name="P47"><text:span text:style-name="T35"><text:tab/> <text:s text:c="3"/>}</text:span></text:p>
      <text:p text:style-name="P65"><text:soft-page-break/></text:p>
      <text:list xml:id="list229597986" text:continue-numbering="true" text:style-name="L13">
        <text:list-item>
          <text:p text:style-name="P48"><text:span text:style-name="T31">Q: What does </text:span><text:span text:style-name="T30">non-null assertion (!!) </text:span><text:span text:style-name="T31">do ?</text:span></text:p>
          <text:p text:style-name="P48"><text:span text:style-name="T31">A: Forces a conversion to a non-null type. It is simplest and bluntest way to deal with nullable type but can throw exception. (The double explanation looks a bit rude like you're yelling at the compiler this is deliberate as the Kotlin designers are trying to nudge you to a better solution.)</text:span></text:p>
        </text:list-item>
      </text:list>
      <text:p text:style-name="P65"/>
      <text:p text:style-name="P65"/>
      <text:list xml:id="list1850228303" text:continue-numbering="true" text:style-name="L13">
        <text:list-item>
          <text:p text:style-name="P48"><text:span text:style-name="T31">Q: What does </text:span><text:span text:style-name="T10">let</text:span><text:span text:style-name="T30"> </text:span><text:span text:style-name="T31">function</text:span><text:span text:style-name="T30"> </text:span><text:span text:style-name="T31">do ?</text:span></text:p>
          <text:p text:style-name="P48"><text:span text:style-name="T31">A: The let function allows you to evaluate an expression and check for result and store the result. It is used to handle a nullable argument passed to a function that expect non-nullable parameter (aka a </text:span><text:span text:style-name="T62">safe call</text:span><text:span text:style-name="T31">) so function will only be called if value is not null</text:span></text:p>
          <text:p text:style-name="P48"><text:span text:style-name="T35"/></text:p>
          <text:list>
            <text:list-header>
              <text:p text:style-name="P48"><text:span text:style-name="T35">fun sendEmailTo(email: String){... } //this take a non-nullable email</text:span></text:p>
              <text:p text:style-name="P48"><text:span text:style-name="T35">email?.let{ email → sendEmailTo(email)</text:span></text:p>
            </text:list-header>
          </text:list>
          <text:p text:style-name="P48"><text:span text:style-name="T31">or <text:s text:c="3"/></text:span><text:span text:style-name="T35">email?.let{ sendEmailTo(it)}</text:span></text:p>
        </text:list-item>
      </text:list>
      <text:p text:style-name="P81"><text:span text:style-name="T21"/></text:p>
      <text:p text:style-name="P81"><text:span text:style-name="T21"/></text:p>
      <text:list xml:id="list1101387574" text:continue-numbering="true" text:style-name="L13">
        <text:list-item>
          <text:p text:style-name="P48"><text:span text:style-name="T31">Q: Does </text:span><text:span text:style-name="T10">let</text:span><text:span text:style-name="T30"> always check for null </text:span><text:span text:style-name="T31">?</text:span></text:p>
        </text:list-item>
      </text:list>
      <text:p text:style-name="P81"><text:span text:style-name="T21"><text:tab/>A: No. For example, can also be used on a nullable receiver but it doesn't check the value for null. <text:s/></text:span></text:p>
      <text:p text:style-name="P81"><text:span text:style-name="T21"/></text:p>
      <text:list xml:id="list1736910338" text:continue-numbering="true" text:style-name="L13">
        <text:list-item>
          <text:list>
            <text:list-header>
              <text:p text:style-name="P48"><text:span text:style-name="T35">val person : Person? = ….</text:span></text:p>
              <text:p text:style-name="P48"><text:span text:style-name="T35">person.let{sendEmailTo(it)} //no safe call so 'it' has nullable type</text:span></text:p>
              <text:p text:style-name="P48"><text:span text:style-name="T35">person?.let{sendEmailTo(it)} //to check for non-null you must use safe-call</text:span></text:p>
            </text:list-header>
          </text:list>
        </text:list-item>
      </text:list>
      <text:p text:style-name="P81"><text:span text:style-name="T21"/></text:p>
      <text:list xml:id="list1384344708" text:continue-numbering="true" text:style-name="L13">
        <text:list-item>
          <text:p text:style-name="P48"><text:span text:style-name="T31">Q: What about </text:span><text:span text:style-name="T30">nullable types and extension functions</text:span><text:span text:style-name="T31">?</text:span></text:p>
        </text:list-item>
      </text:list>
      <text:p text:style-name="P110"><text:span text:style-name="T31">A: When you define your own extension functions then you need to consider whether you should define it an extension for a nullable type. By default, define it for a non-null type (can change to nullable later if need be). (Note: if you deference a variable without an extra check such as s.isNullOrBlank then it doesn't mean the variable is non-null: the function can be extension for a nullable type.)</text:span></text:p>
      <text:p text:style-name="P47"><text:span text:style-name="T31"/></text:p>
      <text:list xml:id="list6749375285999616855" text:style-name="L14">
        <text:list-item>
          <text:p text:style-name="P49"><text:span text:style-name="T31">Q: What about </text:span><text:span text:style-name="T30">nullability of type parameters</text:span><text:span text:style-name="T31">?</text:span></text:p>
          <text:p text:style-name="P49"><text:span text:style-name="T31">A: In this method the inferred type parameter </text:span><text:span text:style-name="T35">T</text:span><text:span text:style-name="T31"> is nullable (</text:span><text:span text:style-name="T35">Any?</text:span><text:span text:style-name="T31">) so t is allowed to hold null without a question mark after T but we can make it non-null by changing the upper bound to </text:span><text:span text:style-name="T35">Any</text:span><text:span text:style-name="T31"> (non-nullable)</text:span></text:p>
        </text:list-item>
      </text:list>
      <text:list xml:id="list721183371" text:continue-list="list1384344708" text:style-name="L13">
        <text:list-item>
          <text:list>
            <text:list-header>
              <text:p text:style-name="P48"><text:span text:style-name="T32"/></text:p>
              <text:p text:style-name="P48"><text:span text:style-name="T35">fun </text:span><text:span text:style-name="T10">&lt;T&gt; </text:span><text:span text:style-name="T35">printHashCode(t: T){ <text:s text:c="7"/><text:tab/>fun &lt;</text:span><text:span text:style-name="T10">T:Any&gt;</text:span><text:span text:style-name="T35"> printHashCode(t: T){</text:span></text:p>
              <text:p text:style-name="P48"><text:span text:style-name="T35"><text:s text:c="2"/>println(t?.hashCode()) <text:s text:c="7"/>→ <text:s text:c="5"/><text:tab/> <text:s text:c="2"/>println(t.hashCode())</text:span></text:p>
            </text:list-header>
          </text:list>
        </text:list-item>
      </text:list>
      <text:p text:style-name="P47"><text:span text:style-name="T35"><text:tab/> <text:s text:c="2"/>}<text:tab/> <text:s text:c="9"/><text:tab/><text:tab/><text:tab/><text:tab/> <text:s text:c="3"/>}</text:span></text:p>
      <text:p text:style-name="P47"><text:span text:style-name="T31"/></text:p>
      <text:list xml:id="list408720342" text:continue-list="list6749375285999616855" text:style-name="L14">
        <text:list-item>
          <text:p text:style-name="P49"><text:span text:style-name="T31">Q: How does </text:span><text:span text:style-name="T30">nullability work with Kotlin and Java</text:span><text:span text:style-name="T31">?</text:span></text:p>
          <text:p text:style-name="P49"><text:span text:style-name="T31">A: In Kotlin </text:span><text:span text:style-name="T35">String?</text:span><text:span text:style-name="T31"> is seen as </text:span><text:span text:style-name="T35">@Nullable String</text:span><text:span text:style-name="T31"> where as <text:s/></text:span><text:span text:style-name="T35">String</text:span><text:span text:style-name="T31"> is seen as </text:span><text:span text:style-name="T35">@NonNull String</text:span></text:p>
        </text:list-item>
      </text:list>
      <text:p text:style-name="P81"><text:span text:style-name="T44"><text:tab/></text:span><text:span text:style-name="T35"><text:tab/> <text:s text:c="2"/>}<text:tab/> <text:s text:c="9"/><text:tab/><text:tab/><text:tab/><text:tab/> <text:s text:c="3"/>}</text:span></text:p>
      <text:p text:style-name="P47"><text:span text:style-name="T31"/></text:p>
      <text:list xml:id="list1587592501" text:continue-numbering="true" text:style-name="L14">
        <text:list-item>
          <text:p text:style-name="P49"><text:span text:style-name="T31">Q: What is a </text:span><text:span text:style-name="T30">platform type</text:span><text:span text:style-name="T31">?</text:span></text:p>
          <text:p text:style-name="P49"><text:span text:style-name="T31">A: A platform type is a type for which Kotlin doesn't have nullability information. Java types are represented as platform types which can you use either as nullable type or non-null type (but you can get NPE if you get this wrong). But wouldn't it be safer to treat all values from Java as nullable? Yes but it would require a large number of redundant null checks for values that can never be null. This would be particularly bad with Generics so every <text:s/></text:span><text:span text:style-name="T35">ArrayList&lt;String&gt; </text:span><text:span text:style-name="T31">coming from <text:s/></text:span><text:span text:style-name="T35">ArrayList&lt;String?&gt; </text:span><text:span text:style-name="T31">would need to check values for null on every access or use a cast (thus defeating safety benefits). You can't declare variable of platform type in Kotlin, they only come from Java but you see them in errorss where they are denoted as </text:span><text:span text:style-name="T35">String!</text:span><text:span text:style-name="T31">:</text:span></text:p>
        </text:list-item>
      </text:list>
      <text:p text:style-name="P47"><text:span text:style-name="T35"/></text:p>
      <text:p text:style-name="P47"><text:span text:style-name="T35"><text:tab/>&gt;&gt;&gt; val I: Int = person.name</text:span></text:p>
      <text:p text:style-name="P47"><text:span text:style-name="T35"><text:tab/>ERROR: Type mismatch: inferred type is String! but Int was expected </text:span></text:p>
      <text:p text:style-name="P47"><text:span text:style-name="T32"/></text:p>
      <text:p text:style-name="P47"><text:span text:style-name="T31"/></text:p>
      <text:list xml:id="list60357945" text:continue-numbering="true" text:style-name="L14">
        <text:list-item>
          <text:p text:style-name="P49"><text:span text:style-name="T31">Q: What about </text:span><text:span text:style-name="T30">overriding and types</text:span><text:span text:style-name="T31">?</text:span></text:p>
          <text:p text:style-name="P49"><text:span text:style-name="T31">A: When overriding a method you have a choice to declare params and return type as nullable or non-null but if the java code does pass a null value then assertion will trigger and you'll get an exception (even if you never access the parameter in your code!)</text:span></text:p>
        </text:list-item>
        <text:list-item>
          <text:p text:style-name="P93"><text:span text:style-name="T31">Q: What about </text:span><text:span text:style-name="T30">autoboxing and types</text:span><text:span text:style-name="T31">?</text:span></text:p>
          <text:p text:style-name="P49"><text:span text:style-name="T31">A: <text:s/>In Java, a variable of primitive type (e.g. int) holds its value directly whereas a reference type holds a reference to the memory location containg the value. Kotlin doesn't distinguish between primitive type and wrapper types (e.g. </text:span><text:span text:style-name="T35">Int</text:span><text:span text:style-name="T31">) but this doesn't mean all numbers are represented as objects. At runtime, number types are represented in most efficient way so </text:span><text:span text:style-name="T35">Int</text:span><text:span text:style-name="T31"> usually translates as a Java </text:span><text:span text:style-name="T35">int </text:span><text:span text:style-name="T31">except in case of Collections where wrapper class is used. Note that java primitive types become non-null types. </text:span></text:p>
          <text:p text:style-name="P49"><text:span text:style-name="T31"/></text:p>
        </text:list-item>
        <text:list-item>
          <text:p text:style-name="P49"><text:span text:style-name="T31">Q: Can you have </text:span><text:span text:style-name="T30">nullable primitive types</text:span><text:span text:style-name="T31">?</text:span></text:p>
          <text:p text:style-name="P49"><text:span text:style-name="T31">A: Kotlin has </text:span><text:span text:style-name="T35">Int?</text:span><text:span text:style-name="T31">, </text:span><text:span text:style-name="T35">Boolean?</text:span><text:span text:style-name="T31">, and </text:span><text:span text:style-name="T35">Double?</text:span><text:span text:style-name="T31"> etc but these are </text:span><text:span text:style-name="T62">not represented as primitives </text:span><text:span text:style-name="T31">and Java's wrapper classes are used. <text:s text:c="3"/></text:span></text:p>
          <text:p text:style-name="P49"><text:span text:style-name="T31"/></text:p>
        </text:list-item>
        <text:list-item>
          <text:p text:style-name="P49"><text:span text:style-name="T31">Q: How does Kotlin handle </text:span><text:span text:style-name="T30">number conversions</text:span><text:span text:style-name="T31">?</text:span></text:p>
          <text:p text:style-name="P51"><text:span text:style-name="T31">A: Kotlin can't automatically convert numbers from one type to the other (even when other is larger) and you </text:span><text:span text:style-name="T63">need to apply the conversion explicitly</text:span><text:span text:style-name="T62"> </text:span><text:span text:style-name="T31">so conversion functions such as toBare as </text:span><text:span text:style-name="T35">toLong()</text:span><text:span text:style-name="T31">, </text:span><text:span text:style-name="T35">toChar()</text:span><text:span text:style-name="T31">. Kotlin makes conversion explicit to avoid surprises because, for example, equals compares type as well as values.</text:span></text:p>
          <text:p text:style-name="P51"><text:span text:style-name="T31"/></text:p>
        </text:list-item>
        <text:list-item>
          <text:p text:style-name="P51"><text:span text:style-name="T31">Q: What is the </text:span><text:span text:style-name="T30">Root Type </text:span><text:span text:style-name="T31">in Kotlin?</text:span></text:p>
          <text:p text:style-name="P51"><text:span text:style-name="T31">A: The root types are </text:span><text:span text:style-name="T35">Any</text:span><text:span text:style-name="T31"> and </text:span><text:span text:style-name="T35">Any?</text:span><text:span text:style-name="T31"> and are </text:span><text:span text:style-name="T62">supertypes of all types </text:span><text:span text:style-name="T31">but assigning a value of a primitive type to a variable of a type </text:span><text:span text:style-name="T35">Any</text:span><text:span text:style-name="T31"> performs automatic boxing e.g. <text:s/></text:span><text:span text:style-name="T35">val answer : Any = 42</text:span></text:p>
          <text:p text:style-name="P51"><text:span text:style-name="T31"/></text:p>
        </text:list-item>
        <text:list-item>
          <text:p text:style-name="P51"><text:span text:style-name="T31">Q: What is the </text:span><text:span text:style-name="T30">Unit Type </text:span><text:span text:style-name="T31">in Kotlin?</text:span></text:p>
          <text:p text:style-name="P51"><text:span text:style-name="T31">A: The </text:span><text:span text:style-name="T35">Unit</text:span><text:span text:style-name="T31"> type is the same as </text:span><text:span text:style-name="T35">void</text:span><text:span text:style-name="T31"> in Java. It is traditionally used in FP to mean “only one instance” Syntactically, its the same as a function with a block body without a type declaration. It is distinguished from void as it is a fully-fledged type and so can be used as a type argument e.g. </text:span></text:p>
          <text:p text:style-name="P51"><text:span text:style-name="T35"/></text:p>
        </text:list-item>
      </text:list>
      <text:p text:style-name="P50"><text:span text:style-name="T35"><text:tab/>interface Processor&lt;T&gt;{</text:span></text:p>
      <text:p text:style-name="P50"><text:span text:style-name="T35"><text:tab/> <text:s text:c="2"/>fun process(): T</text:span></text:p>
      <text:p text:style-name="P50"><text:span text:style-name="T35"><text:tab/>}</text:span></text:p>
      <text:p text:style-name="P50"><text:span text:style-name="T35"/></text:p>
      <text:list xml:id="list701207844" text:continue-numbering="true" text:style-name="L14">
        <text:list-header>
          <text:p text:style-name="P51"><text:span text:style-name="T35">class NoResultProcessor : Processor&lt;Unit&gt;{</text:span></text:p>
        </text:list-header>
      </text:list>
      <text:p text:style-name="P50"><text:span text:style-name="T35"><text:s text:c="10"/>override fun process(){...} <text:s text:c="2"/>//doesn't have to have an explicit return</text:span></text:p>
      <text:list xml:id="list1834970632" text:continue-numbering="true" text:style-name="L14">
        <text:list-header>
          <text:p text:style-name="P51"><text:span text:style-name="T35">}</text:span></text:p>
        </text:list-header>
      </text:list>
      <text:p text:style-name="P50"><text:span text:style-name="T35"/></text:p>
      <text:list xml:id="list216265070" text:continue-numbering="true" text:style-name="L14">
        <text:list-item>
          <text:p text:style-name="P51"><text:span text:style-name="T31">Q: What is the </text:span><text:span text:style-name="T30">Nothing Type </text:span><text:span text:style-name="T31">in Kotlin?</text:span></text:p>
          <text:p text:style-name="P51"><text:span text:style-name="T31">A: The </text:span><text:span text:style-name="T35">Nothing</text:span><text:span text:style-name="T31"> type means a function which never returns. As such, </text:span><text:span text:style-name="T35">Nothing</text:span><text:span text:style-name="T31"> doesn't have any values so only makes sense to use it as a function return type. Nothing can be use on the right side of the Elvis operator to perform precondition checking e.g. <text:s/></text:span><text:span text:style-name="T35">val address = company.address ?: fail(“No address”)</text:span></text:p>
        </text:list-item>
      </text:list>
      <text:p text:style-name="P50"><text:span text:style-name="T35"/></text:p>
      <text:list xml:id="list1102208379" text:continue-numbering="true" text:style-name="L14">
        <text:list-item>
          <text:p text:style-name="P51"><text:span text:style-name="T31">Q: What about </text:span><text:span text:style-name="T30">nullability and collections</text:span><text:span text:style-name="T31">?</text:span></text:p>
          <text:p text:style-name="P51"><text:span text:style-name="T31">A: We need to know whether collections can hold null values such as <text:s/>in </text:span><text:span text:style-name="T35">List&lt;Int?&gt;</text:span><text:span text:style-name="T31"> <text:s/>but we can also distinguish between whether the collection itself may be null </text:span><text:span text:style-name="T35">List?&lt;Int?&gt;</text:span><text:span text:style-name="T31"> Taking a collection of nullable values and filtering out null is such a common operation that </text:span><text:span text:style-name="T35">filterNotNull</text:span><text:span text:style-name="T31"> is provided in standard library.</text:span></text:p>
        </text:list-item>
      </text:list>
      <text:p text:style-name="P50"><text:span text:style-name="T35"/></text:p>
      <text:list xml:id="list499794444" text:continue-numbering="true" text:style-name="L14">
        <text:list-item>
          <text:p text:style-name="P51"><text:span text:style-name="T31">Q: How does Kotlin separate </text:span><text:span text:style-name="T30">mutable and non-mutable collections</text:span><text:span text:style-name="T31"> ?</text:span></text:p>
          <text:p text:style-name="P51"><text:span text:style-name="T31">A: Kotlin provides </text:span><text:span text:style-name="T62">separate interfaces for accessing data in collection and mutating it.</text:span><text:span text:style-name="T31"> The </text:span><text:span text:style-name="T35">kotlin.collections.Collection</text:span><text:span text:style-name="T31"> allows iteration, checking size and whether element is contained vs. <text:s/></text:span></text:p>
          <text:p text:style-name="P51"><text:span text:style-name="T35">kotlin.collections.MutableCollection</text:span><text:span text:style-name="T31"> and the methods are shown below </text:span><text:span text:style-name="T35"><text:s/></text:span></text:p>
        </text:list-item>
      </text:list>
      <text:p text:style-name="P50"><text:span text:style-name="T31"><text:tab/></text:span></text:p>
      <table:table table:name="Table1" table:style-name="Table1">
        <table:table-column table:style-name="Table1.A"/>
        <table:table-column table:style-name="Table1.B"/>
        <table:table-column table:style-name="Table1.C"/>
        <table:table-row>
          <table:table-cell table:style-name="Table1.A1" office:value-type="string">
            <text:p text:style-name="P118">Type</text:p>
          </table:table-cell>
          <table:table-cell table:style-name="Table1.A1" office:value-type="string">
            <text:p text:style-name="P118">Read-Only</text:p>
          </table:table-cell>
          <table:table-cell table:style-name="Table1.C1" office:value-type="string">
            <text:p text:style-name="P119"><text:span text:style-name="T13">Mutable</text:span> (*seen as extending <text:span text:style-name="T48">MutableList,MutableSet</text:span><text:span text:style-name="T6"> </text:span>and<text:span text:style-name="T6"> MutableMap</text:span>)</text:p>
          </table:table-cell>
        </table:table-row>
        <table:table-row>
          <table:table-cell table:style-name="Table1.A2" office:value-type="string">
            <text:p text:style-name="P120">List</text:p>
          </table:table-cell>
          <table:table-cell table:style-name="Table1.A2" office:value-type="string">
            <text:p text:style-name="P120">listOf</text:p>
          </table:table-cell>
          <table:table-cell table:style-name="Table1.C2" office:value-type="string">
            <text:p text:style-name="P120">mutableListOf, arrayListOf </text:p>
          </table:table-cell>
        </table:table-row>
        <table:table-row>
          <table:table-cell table:style-name="Table1.A2" office:value-type="string">
            <text:p text:style-name="P120">Set</text:p>
          </table:table-cell>
          <table:table-cell table:style-name="Table1.A2" office:value-type="string">
            <text:p text:style-name="P120">setOf</text:p>
          </table:table-cell>
          <table:table-cell table:style-name="Table1.C2" office:value-type="string">
            <text:p text:style-name="P120">mutableSetOf, hashSetOf, linkedSetOf, sortedSetOf </text:p>
          </table:table-cell>
        </table:table-row>
        <table:table-row>
          <table:table-cell table:style-name="Table1.A2" office:value-type="string">
            <text:p text:style-name="P120">Map</text:p>
          </table:table-cell>
          <table:table-cell table:style-name="Table1.A2" office:value-type="string">
            <text:p text:style-name="P120">mapOf</text:p>
          </table:table-cell>
          <table:table-cell table:style-name="Table1.C2" office:value-type="string">
            <text:p text:style-name="P120">MutableMapOf, hashMapOf, linkedMapOf, sortedMapOf</text:p>
          </table:table-cell>
        </table:table-row>
      </table:table>
      <text:p text:style-name="P50"><text:span text:style-name="T31"/></text:p>
      <text:list xml:id="list1114184504" text:continue-numbering="true" text:style-name="L14">
        <text:list-header>
          <text:p text:style-name="P51"><text:span text:style-name="T30">Gotcha:</text:span><text:span text:style-name="T31"> Note that </text:span><text:span text:style-name="T35">setOf </text:span><text:span text:style-name="T31">and </text:span><text:span text:style-name="T35">mapOf</text:span><text:span text:style-name="T31"> return instances of classes which mutable under the hood also Java doesn't distinguish between Kotlin's read-only and mutable collections and so Java can modify a read-only collection! Also variables of a collection types declared in Java are seen as platform types – you need to decide which Kotlin type you will use to represent them (i.e. is the collection nullable, are the element nullable and is the collection modifiable?) </text:span></text:p>
        </text:list-header>
      </text:list>
      <text:p text:style-name="P50"><text:span text:style-name="T31"/></text:p>
      <text:p text:style-name="P50"><text:soft-page-break/><text:span text:style-name="T35"/></text:p>
      <text:list xml:id="list2066548148" text:continue-numbering="true" text:style-name="L14">
        <text:list-item>
          <text:p text:style-name="P51"><text:span text:style-name="T31">Q: How does Kotlin handle </text:span><text:span text:style-name="T30">arrays </text:span><text:span text:style-name="T31">(including </text:span><text:span text:style-name="T30">typed array and primitive arrays</text:span><text:span text:style-name="T31">) ?</text:span></text:p>
          <text:p text:style-name="P51"><text:span text:style-name="T31">A: Kotlin provides 3 ways to create array: </text:span></text:p>
          <text:p text:style-name="P51"><text:span text:style-name="T31"/></text:p>
          <text:list>
            <text:list-item>
              <text:p text:style-name="P121"><text:span text:style-name="T21">arrayOf</text:span><text:span text:style-name="T26"> <text:s text:c="2"/><text:tab/><text:tab/>[creates an array containing the elments specified]</text:span></text:p>
            </text:list-item>
            <text:list-item>
              <text:p text:style-name="P121"><text:span text:style-name="T21">arrayOfNulls<text:tab/><text:tab/></text:span><text:span text:style-name="T26">[creates an array of given size containing null]</text:span></text:p>
            </text:list-item>
            <text:list-item>
              <text:p text:style-name="P121"><text:span text:style-name="T21">array(size){..}</text:span><text:span text:style-name="T26"> <text:s text:c="2"/><text:tab/>[creates an array of given size and uses lambda to fill it]</text:span></text:p>
            </text:list-item>
          </text:list>
        </text:list-item>
      </text:list>
      <text:p text:style-name="P50"><text:span text:style-name="T31"><text:s/><text:tab/> <text:s text:c="6"/>e.g. </text:span><text:span text:style-name="T35">val letters = Array&lt;String&gt;(26){i → ('a' + i).toString()}</text:span></text:p>
      <text:p text:style-name="P50"><text:span text:style-name="T35"><text:tab/></text:span></text:p>
      <text:p text:style-name="P50"><text:span text:style-name="T32"><text:tab/></text:span><text:span text:style-name="T31">You can also use the method</text:span><text:span text:style-name="T32"> </text:span><text:span text:style-name="T35">toTypedArray()</text:span><text:span text:style-name="T31"> to turn a typed collection into an array:</text:span></text:p>
      <text:p text:style-name="P50"><text:span text:style-name="T32"/></text:p>
      <text:p text:style-name="P50"><text:span text:style-name="T31"><text:tab/> <text:s text:c="6"/>e.g. <text:s/></text:span><text:span text:style-name="T35">val strings = listOf(“a”,”b”,”c”) <text:s text:c="3"/></text:span><text:span text:style-name="T46">// use spread op(*) to pass array when </text:span></text:p>
      <text:p text:style-name="P50"><text:span text:style-name="T35"><text:s text:c="14"/>println(*strings.toTypedArray()) <text:s text:c="4"/></text:span><text:span text:style-name="T46">// varags is expected</text:span></text:p>
      <text:p text:style-name="P111"><text:span text:style-name="T31"/></text:p>
      <text:p text:style-name="P111"><text:span text:style-name="T31">To represent array of primitive types Kotlin has special classes e.g. <text:s/></text:span><text:span text:style-name="T35">IntArray, ByteArray, CharArray </text:span><text:span text:style-name="T31">and these are constructed either using size (filled with zeros), a factory function (e.g. </text:span><text:span text:style-name="T35">intArrayOf)</text:span><text:span text:style-name="T31"> or the size and a lambda. </text:span></text:p>
      <text:p text:style-name="P100"><text:span text:style-name="T35"/></text:p>
      <text:p text:style-name="P110"/>
      <text:p text:style-name="P97"><text:span text:style-name="T30">Operator Overloading &amp; Conventions:</text:span></text:p>
      <text:p text:style-name="P99"><text:span text:style-name="T53"/></text:p>
      <text:list xml:id="list5416897703639513163" text:style-name="L16">
        <text:list-item>
          <text:p text:style-name="P68"><text:span text:style-name="T53">Q: What is the </text:span><text:span text:style-name="T72">purpose of conventions</text:span><text:span text:style-name="T53"> in Kotlin?</text:span></text:p>
          <text:p text:style-name="P68"><text:span text:style-name="T53">A: Allow us to define special functions e.g. so you can use the + operator. This is done by convention.</text:span></text:p>
        </text:list-item>
      </text:list>
      <text:p text:style-name="P99"><text:span text:style-name="T53"/></text:p>
      <text:list xml:id="list1099208118" text:continue-numbering="true" text:style-name="L16">
        <text:list-item>
          <text:p text:style-name="P68"><text:span text:style-name="T53">Q: What methods needs to be implemented to </text:span><text:span text:style-name="T72">override </text:span><text:span text:style-name="T64">arithmetic</text:span><text:span text:style-name="T72"> operators</text:span><text:span text:style-name="T53"> ?</text:span></text:p>
          <text:p text:style-name="P68"><text:span text:style-name="T53">A: You override the following methods to use arithmetic operators. When you call Java from Kotlin you can use the operator syntax for any methods with names matching the Kotlin conventions. (Because Java doesn't define any syntax for for marking operator functions, the requirement to use the operator modifier doesn't apply and the matching name and number of arguments are the only constraints. If you Java class defines a method with the required behaviour but the wrong method name then use an extension function with the correct name to delegate to it!) </text:span></text:p>
        </text:list-item>
      </text:list>
      <text:p text:style-name="P67"><text:span text:style-name="T53"><text:tab/><text:tab/></text:span></text:p>
      <table:table table:name="Table2" table:style-name="Table2">
        <table:table-column table:style-name="Table2.A"/>
        <table:table-column table:style-name="Table2.B"/>
        <table:table-column table:style-name="Table2.C"/>
        <table:table-row>
          <table:table-cell table:style-name="Table2.A1" office:value-type="string">
            <text:p text:style-name="P118">Expression</text:p>
          </table:table-cell>
          <table:table-cell table:style-name="Table2.A1" office:value-type="string">
            <text:p text:style-name="P118">Method</text:p>
          </table:table-cell>
          <table:table-cell table:style-name="Table2.C1" office:value-type="string">
            <text:p text:style-name="P117">Example</text:p>
          </table:table-cell>
        </table:table-row>
        <table:table-row>
          <table:table-cell table:style-name="Table2.A2" office:value-type="string">
            <text:p text:style-name="P120">a + b</text:p>
          </table:table-cell>
          <table:table-cell table:style-name="Table2.A2" office:value-type="string">
            <text:p text:style-name="P120">plus</text:p>
          </table:table-cell>
          <table:table-cell table:style-name="Table2.C2" office:value-type="string">
            <text:p text:style-name="P120">operator fun plus(other: Point):Point{...}</text:p>
          </table:table-cell>
        </table:table-row>
        <table:table-row>
          <table:table-cell table:style-name="Table2.A2" office:value-type="string">
            <text:p text:style-name="P120">a - b</text:p>
          </table:table-cell>
          <table:table-cell table:style-name="Table2.A2" office:value-type="string">
            <text:p text:style-name="P120">minus</text:p>
          </table:table-cell>
          <table:table-cell table:style-name="Table2.C2" office:value-type="string">
            <text:p text:style-name="P120">operator fun minus(other: Point):Point{...}</text:p>
          </table:table-cell>
        </table:table-row>
        <table:table-row>
          <table:table-cell table:style-name="Table2.A2" office:value-type="string">
            <text:p text:style-name="P120">a * b</text:p>
          </table:table-cell>
          <table:table-cell table:style-name="Table2.A2" office:value-type="string">
            <text:p text:style-name="P120">times</text:p>
          </table:table-cell>
          <table:table-cell table:style-name="Table2.C2" office:value-type="string">
            <text:p text:style-name="P120">operator fun times(other: Point):Point{...}</text:p>
          </table:table-cell>
        </table:table-row>
        <table:table-row>
          <table:table-cell table:style-name="Table2.A2" office:value-type="string">
            <text:p text:style-name="P120">a / b</text:p>
          </table:table-cell>
          <table:table-cell table:style-name="Table2.A2" office:value-type="string">
            <text:p text:style-name="P120">div</text:p>
          </table:table-cell>
          <table:table-cell table:style-name="Table2.C2" office:value-type="string">
            <text:p text:style-name="P120">operator fun div(other: Point):Point{...}</text:p>
          </table:table-cell>
        </table:table-row>
        <table:table-row>
          <table:table-cell table:style-name="Table2.A2" office:value-type="string">
            <text:p text:style-name="P120">a % b</text:p>
          </table:table-cell>
          <table:table-cell table:style-name="Table2.A2" office:value-type="string">
            <text:p text:style-name="P120">mod </text:p>
          </table:table-cell>
          <table:table-cell table:style-name="Table2.C2" office:value-type="string">
            <text:p text:style-name="P120">operator fun mod(other: Point):Point{...}</text:p>
          </table:table-cell>
        </table:table-row>
      </table:table>
      <text:p text:style-name="P99"><text:span text:style-name="T53"/></text:p>
      <text:list xml:id="list1614015345" text:continue-numbering="true" text:style-name="L16">
        <text:list-item>
          <text:p text:style-name="P68"><text:span text:style-name="T53">Q: What methods needs to be implemented to </text:span><text:span text:style-name="T72">override </text:span><text:span text:style-name="T64">compound assignment</text:span><text:span text:style-name="T72"> operators</text:span><text:span text:style-name="T53"> ?</text:span></text:p>
          <text:p text:style-name="P68"><text:span text:style-name="T53">A: These only work is the variable is </text:span><text:span text:style-name="T63">mutable</text:span><text:span text:style-name="T53"> </text:span></text:p>
        </text:list-item>
      </text:list>
      <text:p text:style-name="P67"/>
      <table:table table:name="Table3" table:style-name="Table3">
        <table:table-column table:style-name="Table3.A"/>
        <table:table-column table:style-name="Table3.B"/>
        <table:table-column table:style-name="Table3.C"/>
        <table:table-row>
          <table:table-cell table:style-name="Table3.A1" office:value-type="string">
            <text:p text:style-name="P118">Expression</text:p>
          </table:table-cell>
          <table:table-cell table:style-name="Table3.A1" office:value-type="string">
            <text:p text:style-name="P118">Method</text:p>
          </table:table-cell>
          <table:table-cell table:style-name="Table3.C1" office:value-type="string">
            <text:p text:style-name="P117">Example</text:p>
          </table:table-cell>
        </table:table-row>
        <table:table-row>
          <table:table-cell table:style-name="Table3.A2" office:value-type="string">
            <text:p text:style-name="P120">a += b</text:p>
          </table:table-cell>
          <table:table-cell table:style-name="Table3.A2" office:value-type="string">
            <text:p text:style-name="P120">plusAssign</text:p>
          </table:table-cell>
          <table:table-cell table:style-name="Table3.C2" office:value-type="string">
            <text:p text:style-name="P120">operator fun plusAssign(other: Point):Point{...}</text:p>
          </table:table-cell>
        </table:table-row>
        <table:table-row>
          <table:table-cell table:style-name="Table3.A2" office:value-type="string">
            <text:p text:style-name="P120">a -= b</text:p>
          </table:table-cell>
          <table:table-cell table:style-name="Table3.A2" office:value-type="string">
            <text:p text:style-name="P120">minusAssign</text:p>
          </table:table-cell>
          <table:table-cell table:style-name="Table3.C2" office:value-type="string">
            <text:p text:style-name="P120">operator fun minusAssign(other: Point):Point{...}</text:p>
          </table:table-cell>
        </table:table-row>
        <table:table-row>
          <table:table-cell table:style-name="Table3.A2" office:value-type="string">
            <text:p text:style-name="P120">a * b</text:p>
          </table:table-cell>
          <table:table-cell table:style-name="Table3.A2" office:value-type="string">
            <text:p text:style-name="P120">timesAssign</text:p>
          </table:table-cell>
          <table:table-cell table:style-name="Table3.C2" office:value-type="string">
            <text:p text:style-name="P120">operator fun timesAssign(other: Point):Point{...}</text:p>
          </table:table-cell>
        </table:table-row>
        <table:table-row>
          <table:table-cell table:style-name="Table3.A2" office:value-type="string">
            <text:p text:style-name="P120">a / b</text:p>
          </table:table-cell>
          <table:table-cell table:style-name="Table3.A2" office:value-type="string">
            <text:p text:style-name="P120">divAssign</text:p>
          </table:table-cell>
          <table:table-cell table:style-name="Table3.C2" office:value-type="string">
            <text:p text:style-name="P120">operator fun divAssign(other: Point):Point{...}</text:p>
          </table:table-cell>
        </table:table-row>
      </table:table>
      <text:p text:style-name="P99"><text:span text:style-name="T53"/></text:p>
      <text:p text:style-name="P105"><text:span text:style-name="T72">Gotcha</text:span><text:span text:style-name="T53">: If we use += then either + or += could theoretically be called and if both are defined then an error is reported. You can resolve by replacing use of operator with function call or replace the val with a var (in which case plusAssign would not be applicable!) but best overall not to use plus and plusAssign. </text:span></text:p>
      <text:p text:style-name="P99"><text:span text:style-name="T53"/></text:p>
      <text:p text:style-name="P102"><text:span text:style-name="T53"/></text:p>
      <text:list xml:id="list1767465771" text:continue-numbering="true" text:style-name="L16">
        <text:list-item>
          <text:p text:style-name="P68"><text:span text:style-name="T53">Q: What methods needs to be implemented to </text:span><text:span text:style-name="T72">override</text:span><text:span text:style-name="T64"> unary</text:span><text:span text:style-name="T72"> operators</text:span><text:span text:style-name="T53"> ?</text:span></text:p>
        </text:list-item>
      </text:list>
      <text:p text:style-name="P67"><text:span text:style-name="T53"/></text:p>
      <table:table table:name="Table4" table:style-name="Table4">
        <table:table-column table:style-name="Table4.A"/>
        <table:table-column table:style-name="Table4.B"/>
        <table:table-column table:style-name="Table4.C"/>
        <table:table-row>
          <table:table-cell table:style-name="Table4.A1" office:value-type="string">
            <text:p text:style-name="P118">Expression</text:p>
          </table:table-cell>
          <table:table-cell table:style-name="Table4.A1" office:value-type="string">
            <text:p text:style-name="P118">Method</text:p>
          </table:table-cell>
          <table:table-cell table:style-name="Table4.C1" office:value-type="string">
            <text:p text:style-name="P117">Example</text:p>
          </table:table-cell>
        </table:table-row>
        <table:table-row>
          <table:table-cell table:style-name="Table4.A2" office:value-type="string">
            <text:p text:style-name="P120">a+</text:p>
          </table:table-cell>
          <table:table-cell table:style-name="Table4.A2" office:value-type="string">
            <text:p text:style-name="P120">unaryPlus</text:p>
          </table:table-cell>
          <table:table-cell table:style-name="Table4.C2" office:value-type="string">
            <text:p text:style-name="P120">operator fun unaryPlus():Point{...}</text:p>
          </table:table-cell>
        </table:table-row>
        <table:table-row>
          <table:table-cell table:style-name="Table4.A2" office:value-type="string">
            <text:p text:style-name="P120">a-</text:p>
          </table:table-cell>
          <table:table-cell table:style-name="Table4.A2" office:value-type="string">
            <text:p text:style-name="P120">unaryMinus</text:p>
          </table:table-cell>
          <table:table-cell table:style-name="Table4.C2" office:value-type="string">
            <text:p text:style-name="P120">operator fun unaryMinus():Point{...}</text:p>
          </table:table-cell>
        </table:table-row>
        <table:table-row>
          <table:table-cell table:style-name="Table4.A2" office:value-type="string">
            <text:p text:style-name="P120">!a</text:p>
          </table:table-cell>
          <table:table-cell table:style-name="Table4.A2" office:value-type="string">
            <text:p text:style-name="P120">not</text:p>
          </table:table-cell>
          <table:table-cell table:style-name="Table4.C2" office:value-type="string">
            <text:p text:style-name="P120">operator fun not():Point{...}</text:p>
          </table:table-cell>
        </table:table-row>
        <table:table-row>
          <table:table-cell table:style-name="Table4.A2" office:value-type="string">
            <text:p text:style-name="P120">++a, a++</text:p>
          </table:table-cell>
          <table:table-cell table:style-name="Table4.A2" office:value-type="string">
            <text:p text:style-name="P120">inc</text:p>
          </table:table-cell>
          <table:table-cell table:style-name="Table4.C2" office:value-type="string">
            <text:p text:style-name="P120">operator fun inc():Point{...}</text:p>
          </table:table-cell>
        </table:table-row>
        <table:table-row>
          <table:table-cell table:style-name="Table4.A2" office:value-type="string">
            <text:p text:style-name="P120">--a, a--</text:p>
          </table:table-cell>
          <table:table-cell table:style-name="Table4.A2" office:value-type="string">
            <text:p text:style-name="P120">dev</text:p>
          </table:table-cell>
          <table:table-cell table:style-name="Table4.C2" office:value-type="string">
            <text:p text:style-name="P120">operator fun dev():Point{...}</text:p>
          </table:table-cell>
        </table:table-row>
      </table:table>
      <text:p text:style-name="P99"><text:span text:style-name="T53"/></text:p>
      <text:p text:style-name="P99"><text:span text:style-name="T53"/></text:p>
      <text:list xml:id="list1680915506" text:continue-numbering="true" text:style-name="L16">
        <text:list-item>
          <text:p text:style-name="P68"><text:span text:style-name="T53">Q: How is </text:span><text:span text:style-name="T72">override equals</text:span><text:span text:style-name="T53"> in Kotlin different to other operators? Can it be implemented as an extension?</text:span></text:p>
          <text:p text:style-name="P68"><text:span text:style-name="T53">A: In Kotlin the == is equivalent to Java's equals method and (unlike all other operators) both == and != can be used with </text:span><text:span text:style-name="T63">nullable operands</text:span><text:span text:style-name="T53">. (Note that === operator which checks reference is same can't be overloaded!) Note that here you don't mark it using </text:span><text:span text:style-name="T7">operator</text:span><text:span text:style-name="T53"> keyword as we override the method in </text:span><text:span text:style-name="T7">Any?</text:span><text:span text:style-name="T53">. Also equals can't be implemented as extension since inherited implementation (from Any) would always take precedence</text:span></text:p>
        </text:list-item>
      </text:list>
      <text:p text:style-name="P50"><text:span text:style-name="T32"/></text:p>
      <text:p text:style-name="P50"><text:span text:style-name="T31"><text:tab/> <text:s text:c="8"/><text:tab/></text:span><text:span text:style-name="T35">class Point(val x: Int, val y: Int){</text:span></text:p>
      <text:p text:style-name="P50"><text:span text:style-name="T35"><text:tab/><text:tab/> <text:s text:c="2"/>override fun equals(obj: Any?): Boolean{<text:tab/>//overrides method in Any? <text:s/></text:span></text:p>
      <text:p text:style-name="P50"><text:span text:style-name="T35"><text:s text:c="8"/><text:tab/> <text:s text:c="5"/>if(obj === this) return true; <text:s text:c="6"/><text:tab/>//checks is same ref</text:span></text:p>
      <text:p text:style-name="P50"><text:span text:style-name="T35"><text:s text:c="19"/>if(obj !is Point) return false;</text:span></text:p>
      <text:p text:style-name="P50"><text:span text:style-name="T35"><text:tab/><text:tab/> <text:s text:c="5"/>return obj.x == x &amp;&amp; obj.y == y; <text:s text:c="3"/><text:tab/>//uses smart cast</text:span></text:p>
      <text:p text:style-name="P50"><text:span text:style-name="T35"><text:tab/><text:tab/> <text:s text:c="2"/>}</text:span></text:p>
      <text:p text:style-name="P50"><text:span text:style-name="T35"><text:tab/><text:tab/>}</text:span></text:p>
      <text:p text:style-name="P50"><text:span text:style-name="T35"/></text:p>
      <text:p text:style-name="P99"><text:span text:style-name="T53"/></text:p>
      <text:list xml:id="list877040670" text:continue-numbering="true" text:style-name="L16">
        <text:list-item>
          <text:p text:style-name="P68"><text:span text:style-name="T53">Q: How can you override </text:span><text:span text:style-name="T8">compareTo</text:span><text:span text:style-name="T53"> in Kotlin? Is there a convention?</text:span></text:p>
          <text:p text:style-name="P68"><text:span text:style-name="T53">A: Kotlin supports Comparable interface but it can also be used in convention via &lt;, &lt;=, &gt; and <text:s/>&gt;= operators. You can use </text:span><text:span text:style-name="T7">compareValuesBy</text:span><text:span text:style-name="T53"> to implement easily and concisely (and which evaluates callbacks in order)</text:span></text:p>
        </text:list-item>
      </text:list>
      <text:p text:style-name="P50"><text:span text:style-name="T32"/></text:p>
      <text:p text:style-name="P50"><text:span text:style-name="T31"><text:tab/> <text:s text:c="7"/></text:span><text:span text:style-name="T35">class Person(val: firstName, val: lastName) : Comparable&lt;Person&gt;{</text:span></text:p>
      <text:p text:style-name="P50"><text:span text:style-name="T35"><text:tab/> <text:s text:c="5"/>override fun compareTo(other: Person): Int{<text:tab/></text:span></text:p>
      <text:p text:style-name="P50"><text:span text:style-name="T35"><text:s text:c="15"/>return compareValuesBy(this, other, Person::lastName, person::firstName)</text:span></text:p>
      <text:p text:style-name="P50"><text:span text:style-name="T35"><text:tab/> <text:s text:c="5"/>}</text:span></text:p>
      <text:p text:style-name="P52"><text:span text:style-name="T9"><text:tab/> <text:s text:c="3"/>}</text:span></text:p>
      <text:p text:style-name="P52"><text:span text:style-name="T9"/></text:p>
      <text:p text:style-name="P99"><text:span text:style-name="T53"/></text:p>
      <text:list xml:id="list2119778942" text:continue-numbering="true" text:style-name="L16">
        <text:list-item>
          <text:p text:style-name="P68"><text:span text:style-name="T53">Q: What is the </text:span><text:span text:style-name="T72">convention used to access map elements</text:span><text:span text:style-name="T53">?</text:span></text:p>
          <text:p text:style-name="P68"><text:span text:style-name="T53">A: To get map element by square brackets <text:s/>i.e. </text:span><text:span text:style-name="T7">val value = map[key]</text:span><text:span text:style-name="T53"> then override </text:span><text:span text:style-name="T7">get</text:span><text:span text:style-name="T53"> method as </text:span></text:p>
          <text:list>
            <text:list-header>
              <text:p text:style-name="P68"><text:span text:style-name="T7"/></text:p>
              <text:p text:style-name="P68"><text:span text:style-name="T7">operator fun Point.get(index: Int): Int{</text:span></text:p>
              <text:list>
                <text:list-header>
                  <text:p text:style-name="P68"><text:span text:style-name="T7">when(index){</text:span></text:p>
                  <text:p text:style-name="P68"><text:span text:style-name="T7"><text:s text:c="3"/>0 → x</text:span></text:p>
                  <text:p text:style-name="P68"><text:span text:style-name="T7"><text:s text:c="3"/>1 → y </text:span></text:p>
                  <text:p text:style-name="P68"><text:span text:style-name="T7"><text:s text:c="3"/>else → throw IndexOutOfBoundsException()</text:span></text:p>
                  <text:p text:style-name="P68"><text:span text:style-name="T7">}</text:span></text:p>
                </text:list-header>
              </text:list>
            </text:list-header>
          </text:list>
        </text:list-item>
      </text:list>
      <text:p text:style-name="P67"><text:span text:style-name="T7"><text:tab/> <text:s text:c="3"/>}</text:span></text:p>
      <text:p text:style-name="P67"><text:span text:style-name="T7"><text:tab/> <text:s text:c="2"/></text:span></text:p>
      <text:p text:style-name="P99"><text:span text:style-name="T53"/></text:p>
      <text:list xml:id="list248482077" text:continue-numbering="true" text:style-name="L16">
        <text:list-item>
          <text:p text:style-name="P68"><text:span text:style-name="T53">Q: What is the </text:span><text:span text:style-name="T72">convention used to set map elements</text:span><text:span text:style-name="T53">?</text:span></text:p>
          <text:p text:style-name="P68"><text:span text:style-name="T53">A: To set map element by square brackets <text:s/></text:span></text:p>
          <text:p text:style-name="P68"><text:span text:style-name="T7"/></text:p>
          <text:list>
            <text:list-header>
              <text:p text:style-name="P68"><text:span text:style-name="T7">operator fun MutablePoint.set(index: Int, value: Int){</text:span></text:p>
              <text:list>
                <text:list-header>
                  <text:p text:style-name="P68"><text:span text:style-name="T7">when(index){</text:span></text:p>
                  <text:p text:style-name="P68"><text:span text:style-name="T7"><text:s text:c="3"/>0 → x = value</text:span></text:p>
                  <text:p text:style-name="P68"><text:span text:style-name="T7"><text:s text:c="3"/>1 → y = value</text:span></text:p>
                  <text:p text:style-name="P68"><text:span text:style-name="T7"><text:s text:c="3"/>else → throw IndexOutOfBoundsException()</text:span></text:p>
                  <text:p text:style-name="P68"><text:span text:style-name="T7">}</text:span></text:p>
                </text:list-header>
              </text:list>
            </text:list-header>
          </text:list>
        </text:list-item>
      </text:list>
      <text:p text:style-name="P67"><text:span text:style-name="T7"><text:tab/> <text:s text:c="3"/>}</text:span></text:p>
      <text:p text:style-name="P67"><text:span text:style-name="T7"/></text:p>
      <text:p text:style-name="P67"><text:span text:style-name="T7"><text:tab/> <text:s text:c="3"/>val = MutablePoint(10,20)</text:span></text:p>
      <text:p text:style-name="P67"><text:span text:style-name="T7"><text:s text:c="11"/>p[1] = 42 <text:s text:c="2"/></text:span></text:p>
      <text:p text:style-name="P99"><text:soft-page-break/><text:span text:style-name="T53"/></text:p>
      <text:list xml:id="list1407565984" text:continue-numbering="true" text:style-name="L16">
        <text:list-item>
          <text:p text:style-name="P68"><text:span text:style-name="T53">Q: What is the </text:span><text:span text:style-name="T72">convention for </text:span><text:span text:style-name="T8">in</text:span><text:span text:style-name="T72"> </text:span><text:span text:style-name="T53">?</text:span></text:p>
          <text:p text:style-name="P68"><text:span text:style-name="T53">A: To use then you must override contains – here we see if a rectangle contains a point</text:span></text:p>
        </text:list-item>
      </text:list>
      <text:p text:style-name="P67"><text:span text:style-name="T7"><text:s text:c="2"/></text:span></text:p>
      <text:p text:style-name="P67"><text:span text:style-name="T7"><text:s text:c="10"/>class Rectangle( val upperLeft: Point, val lowerRight: Point)</text:span></text:p>
      <text:p text:style-name="P67"><text:span text:style-name="T7"/></text:p>
      <text:list xml:id="list159145349" text:continue-numbering="true" text:style-name="L16">
        <text:list-item>
          <text:list>
            <text:list-header>
              <text:p text:style-name="P68"><text:span text:style-name="T7">operator fun Rectangle.contains(p: Point){ <text:s text:c="12"/>//use until library fn</text:span></text:p>
              <text:list>
                <text:list-header>
                  <text:p text:style-name="P68"><text:span text:style-name="T7">return p.x in upperLeft.x until lowerRightx &amp;&amp; <text:s text:c="4"/>//to build an open range</text:span></text:p>
                  <text:p text:style-name="P68"><text:span text:style-name="T7"><text:s text:c="7"/>p.y in upperLeft.y until lowerRight.y</text:span></text:p>
                </text:list-header>
              </text:list>
            </text:list-header>
          </text:list>
        </text:list-item>
      </text:list>
      <text:p text:style-name="P67"><text:span text:style-name="T7"><text:tab/> <text:s text:c="3"/>}</text:span></text:p>
      <text:p text:style-name="P99"><text:span text:style-name="T53"/></text:p>
      <text:list xml:id="list1016247741" text:continue-numbering="true" text:style-name="L16">
        <text:list-item>
          <text:p text:style-name="P68"><text:span text:style-name="T53">Q: What is the </text:span><text:span text:style-name="T72">convention for </text:span><text:span text:style-name="T8">rangeTo</text:span><text:span text:style-name="T72"> (..)</text:span><text:span text:style-name="T53">?</text:span></text:p>
          <text:p text:style-name="P68"><text:span text:style-name="T53">A: We created a range using the .. syntax and this is implemented using </text:span><text:span text:style-name="T7">rangeTo</text:span></text:p>
        </text:list-item>
      </text:list>
      <text:p text:style-name="P67"><text:span text:style-name="T7"/></text:p>
      <text:list xml:id="list1015846009" text:continue-numbering="true" text:style-name="L16">
        <text:list-item>
          <text:list>
            <text:list-header>
              <text:p text:style-name="P68"><text:span text:style-name="T7">operator fun &lt;T:Comparable&lt;T&gt; T.rangeTo(that: T): ClosedRange&lt;T&gt;</text:span></text:p>
            </text:list-header>
          </text:list>
          <text:p text:style-name="P68"><text:span text:style-name="T53"/></text:p>
          <text:p text:style-name="P68"><text:span text:style-name="T7">LocalDate</text:span><text:span text:style-name="T53"> we can use </text:span><text:span text:style-name="T6">plusDays(10)</text:span><text:span text:style-name="T53"> to create a range (</text:span><text:span text:style-name="T7">rangeTo</text:span><text:span text:style-name="T53"> implemented as an extension function.)</text:span></text:p>
        </text:list-item>
      </text:list>
      <text:p text:style-name="P99"><text:span text:style-name="T53"/></text:p>
      <text:list xml:id="list706387226" text:continue-numbering="true" text:style-name="L16">
        <text:list-item>
          <text:p text:style-name="P68"><text:span text:style-name="T53">Q: What is the </text:span><text:span text:style-name="T72">convention for </text:span><text:span text:style-name="T8">iterator</text:span><text:span text:style-name="T72"> when using for-loops</text:span><text:span text:style-name="T53">?</text:span></text:p>
          <text:p text:style-name="P68"><text:span text:style-name="T53">A: For loops use the same </text:span><text:span text:style-name="T7">in</text:span><text:span text:style-name="T53"> operator as in ranges but its meaning is different (i.e. it is translated into </text:span><text:span text:style-name="T7">list.iterator()</text:span><text:span text:style-name="T53"> which has </text:span><text:span text:style-name="T7">hasNext</text:span><text:span text:style-name="T53"> and </text:span><text:span text:style-name="T7">next</text:span><text:span text:style-name="T53"> methods). It Kotlin this relies on a convention so the </text:span><text:span text:style-name="T63">iterator method can be defined as an extension</text:span><text:span text:style-name="T53"> which is how it is possible to iterate over a String in Kotlin.</text:span></text:p>
        </text:list-item>
      </text:list>
      <text:p text:style-name="P67"/>
      <text:list xml:id="list838014379" text:continue-numbering="true" text:style-name="L16">
        <text:list-item>
          <text:list>
            <text:list-header>
              <text:p text:style-name="P68"><text:span text:style-name="T7">operator fun ClosedRange&lt;LocalDate&gt;.iterator : Iterator&lt;LocalDate&gt;{</text:span></text:p>
            </text:list-header>
          </text:list>
        </text:list-item>
      </text:list>
      <text:p text:style-name="P75"><text:span text:style-name="T50"/></text:p>
      <text:p text:style-name="P67"><text:span text:style-name="T7"><text:tab/><text:tab/>object : Iterator&lt;LocalDate&gt;{</text:span></text:p>
      <text:p text:style-name="P75"/>
      <text:p text:style-name="P67"><text:span text:style-name="T7"><text:tab/><text:tab/> <text:s text:c="2"/>var current = start</text:span></text:p>
      <text:p text:style-name="P75">\</text:p>
      <text:p text:style-name="P67"><text:span text:style-name="T7"><text:tab/><text:tab/> <text:s text:c="2"/>override fun hasNext() = current &lt;= endInclusive</text:span></text:p>
      <text:p text:style-name="P75"/>
      <text:p text:style-name="P67"><text:span text:style-name="T7"><text:tab/><text:tab/> <text:s text:c="2"/>override fun next() = current.apply{current = plusDays(1)}</text:span></text:p>
      <text:p text:style-name="P67"><text:span text:style-name="T7"><text:tab/><text:tab/>}</text:span></text:p>
      <text:p text:style-name="P67"><text:span text:style-name="T7"><text:tab/>}</text:span></text:p>
      <text:p text:style-name="P99"><text:span text:style-name="T53"/></text:p>
      <text:list xml:id="list1187418440" text:continue-numbering="true" text:style-name="L16">
        <text:list-item>
          <text:p text:style-name="P68"><text:span text:style-name="T53">Q: What is the </text:span><text:span text:style-name="T72">convention for destructuring and component functions</text:span><text:span text:style-name="T53">?</text:span></text:p>
          <text:p text:style-name="P68"><text:span text:style-name="T53">A: Destructuring declarations allow you to unpack a single composite value into several variables and once again relies on Kotlin's convention, </text:span><text:span text:style-name="T8">componentN</text:span><text:span text:style-name="T53"> method (for every property in primary constructor)</text:span></text:p>
        </text:list-item>
      </text:list>
      <text:p text:style-name="P67"><text:span text:style-name="T7"/></text:p>
      <text:p text:style-name="P67"><text:span text:style-name="T7"><text:tab/><text:tab/>class Point(val x: Int, val y: Int){</text:span></text:p>
      <text:p text:style-name="P67"><text:span text:style-name="T7"><text:tab/><text:tab/> <text:s text:c="2"/>operator fun component1() = x</text:span></text:p>
      <text:p text:style-name="P67"><text:span text:style-name="T7"><text:tab/><text:tab/> <text:s text:c="2"/>operator fun component2() = y</text:span></text:p>
      <text:p text:style-name="P67"><text:span text:style-name="T7"><text:tab/><text:tab/>}</text:span></text:p>
      <text:p text:style-name="P67"><text:span text:style-name="T7"><text:tab/></text:span></text:p>
      <text:p text:style-name="P67"><text:span text:style-name="T7"><text:tab/><text:tab/>val p = Point(10,30)</text:span></text:p>
      <text:p text:style-name="P67"><text:span text:style-name="T7"><text:tab/><text:tab/>val (x,y) = p <text:s text:c="12"/>//destructuring so now x=10 and y=30</text:span></text:p>
      <text:list xml:id="list253697122" text:continue-numbering="true" text:style-name="L16">
        <text:list-header>
          <text:p text:style-name="P68"><text:span text:style-name="T53"/></text:p>
        </text:list-header>
      </text:list>
      <text:p text:style-name="P114"><text:span text:style-name="T29">One of the main user cases is is returning multiple values from a function and then storing in a data class although you can also use </text:span><text:span text:style-name="T38">Pair</text:span><text:span text:style-name="T29"> and </text:span><text:span text:style-name="T38">Triple</text:span><text:span text:style-name="T29"> to pass multiple values:</text:span></text:p>
      <text:p text:style-name="P67"><text:span text:style-name="T7"/></text:p>
      <text:p text:style-name="P67"><text:span text:style-name="T7"><text:tab/><text:tab/>data class Filename(val name: String, val extension: String)</text:span></text:p>
      <text:p text:style-name="P67"><text:span text:style-name="T7"/></text:p>
      <text:p text:style-name="P67"><text:span text:style-name="T7"><text:tab/><text:tab/>fun splitFilename(fullName : String) : Filename{</text:span></text:p>
      <text:p text:style-name="P67"><text:span text:style-name="T7"><text:tab/><text:tab/> <text:s text:c="3"/>val result =&gt; fillName.split('.', limit = 2)</text:span></text:p>
      <text:p text:style-name="P67"><text:span text:style-name="T7"><text:tab/><text:tab/> <text:s text:c="3"/>return Filename(result[0],result[1]) </text:span></text:p>
      <text:p text:style-name="P67"><text:span text:style-name="T7"><text:s text:c="13"/>}</text:span></text:p>
      <text:p text:style-name="P99"><text:span text:style-name="T53"/></text:p>
      <text:list xml:id="list1009997772" text:continue-numbering="true" text:style-name="L16">
        <text:list-item>
          <text:p text:style-name="P68"><text:span text:style-name="T53">Q: How does </text:span><text:span text:style-name="T72">destructuring inside a loop</text:span><text:span text:style-name="T53"> work?</text:span></text:p>
          <text:p text:style-name="P68"><text:span text:style-name="T53">A: Destructuring can be used to refer to key/value elements in a map – it uses two Kotlin conventions: one to iterate and one to destructure. There are extension functions </text:span><text:span text:style-name="T7">component1</text:span><text:span text:style-name="T53"> and </text:span><text:span text:style-name="T7">component2</text:span><text:span text:style-name="T53"> on </text:span><text:span text:style-name="T7">Map.Entry</text:span></text:p>
        </text:list-item>
      </text:list>
      <text:p text:style-name="P67"><text:span text:style-name="T53"><text:s/></text:span></text:p>
      <text:p text:style-name="P67"><text:span text:style-name="T7"><text:tab/><text:tab/>fun printEntries(map: Map&lt;String,String&gt;){</text:span></text:p>
      <text:p text:style-name="P67"><text:span text:style-name="T7"><text:tab/><text:tab/> <text:s text:c="3"/>for( (key,value) in map){ <text:s text:c="8"/>//destructuring inside a loop</text:span></text:p>
      <text:p text:style-name="P67"><text:span text:style-name="T7"><text:tab/><text:tab/><text:tab/>println(“$key = $value”)</text:span></text:p>
      <text:p text:style-name="P67"><text:span text:style-name="T7"><text:tab/><text:tab/> <text:s text:c="3"/>}</text:span></text:p>
      <text:p text:style-name="P67"><text:span text:style-name="T7"><text:tab/><text:tab/>}</text:span></text:p>
      <text:list xml:id="list1199315729" text:continue-numbering="true" text:style-name="L16">
        <text:list-item>
          <text:p text:style-name="P68"><text:soft-page-break/><text:span text:style-name="T53">Q: What are </text:span><text:span text:style-name="T72">delegated properties</text:span><text:span text:style-name="T53"> ?</text:span></text:p>
          <text:p text:style-name="P68"><text:span text:style-name="T53">A: Delegated properties are a feature that lets you easily implement properties that work in a more compex way than storing in backing fields and the foundation for this feature is delegation. Here the </text:span><text:span text:style-name="T7">by</text:span><text:span text:style-name="T53"> keyword makes the delegation possible</text:span></text:p>
        </text:list-item>
      </text:list>
      <text:p text:style-name="P67"><text:span text:style-name="T29"/></text:p>
      <text:p text:style-name="P67"><text:span text:style-name="T7"><text:tab/><text:tab/>class Foo{</text:span></text:p>
      <text:p text:style-name="P67"><text:span text:style-name="T7"><text:tab/><text:tab/> <text:s text:c="2"/>var p: Type by TypeDelegate()</text:span></text:p>
      <text:p text:style-name="P67"><text:span text:style-name="T7"><text:tab/><text:tab/>}</text:span></text:p>
      <text:p text:style-name="P67"><text:span text:style-name="T7"/></text:p>
      <text:p text:style-name="P67"><text:span text:style-name="T7"><text:tab/><text:tab/>class TypeDelegate{</text:span></text:p>
      <text:p text:style-name="P67"><text:span text:style-name="T7"><text:tab/><text:tab/> <text:s text:c="2"/>operator fun getValue(...){...}</text:span></text:p>
      <text:p text:style-name="P67"><text:span text:style-name="T7"><text:tab/><text:tab/> <text:s text:c="2"/>operator fun setValue(..., value: Type){...}</text:span></text:p>
      <text:p text:style-name="P67"><text:span text:style-name="T7"><text:tab/><text:tab/>}</text:span></text:p>
      <text:p text:style-name="P67"><text:span text:style-name="T7"><text:tab/></text:span></text:p>
      <text:list xml:id="list495454174" text:continue-numbering="true" text:style-name="L16">
        <text:list-item>
          <text:p text:style-name="P68"><text:span text:style-name="T53">Q: How is </text:span><text:span text:style-name="T72">lazy initialization</text:span><text:span text:style-name="T53"> implemented?</text:span></text:p>
          <text:p text:style-name="P68"><text:span text:style-name="T53">A: We can use pattern called a </text:span><text:span text:style-name="T63">backing property technique </text:span><text:span text:style-name="T53">so you have one property which stores the value (</text:span><text:span text:style-name="T7">_emails</text:span><text:span text:style-name="T53">) one which which provides read only access but this is a little cumbersome:</text:span></text:p>
          <text:p text:style-name="P68"><text:span text:style-name="T53"/></text:p>
        </text:list-item>
      </text:list>
      <text:p text:style-name="P67"><text:span text:style-name="T7"><text:tab/><text:tab/>class Person(val name: String){</text:span></text:p>
      <text:p text:style-name="P73"><text:span text:style-name="T9"><text:tab/><text:tab/> <text:s text:c="2"/>private var _emails: List&lt;Email&gt;? = null </text:span></text:p>
      <text:p text:style-name="P67"><text:span text:style-name="T7"><text:tab/><text:tab/> <text:s text:c="2"/>val emails : List&lt;Email&gt;</text:span></text:p>
      <text:p text:style-name="P67"><text:span text:style-name="T7"><text:s text:c="19"/>get(){</text:span></text:p>
      <text:p text:style-name="P67"><text:span text:style-name="T7"><text:s text:c="21"/>if(_emails == null){ _emails = loadEmails(this) }</text:span></text:p>
      <text:p text:style-name="P67"><text:span text:style-name="T7"><text:s text:c="21"/>return _emails!!</text:span></text:p>
      <text:p text:style-name="P67"><text:span text:style-name="T7"><text:tab/><text:tab/><text:tab/>} </text:span></text:p>
      <text:p text:style-name="P67"><text:span text:style-name="T7"><text:s text:c="19"/></text:span></text:p>
      <text:p text:style-name="P67"><text:span text:style-name="T7"><text:tab/><text:tab/>}</text:span></text:p>
      <text:p text:style-name="P67"><text:span text:style-name="T7"/></text:p>
      <text:p text:style-name="P105"><text:s/>Or use the lacy function which returns an object that has a method called <text:span text:style-name="T7">getValue</text:span>. The argument of lazy is a lambda that it calls to initialize the value; it is threadsafe by default (but if required you can specify additional options to bypass synchronization):</text:p>
      <text:p text:style-name="P75"><text:span text:style-name="T53"/></text:p>
      <text:p text:style-name="P67"><text:span text:style-name="T7"><text:tab/><text:tab/>class Person(val name: String){</text:span></text:p>
      <text:p text:style-name="P67"><text:span text:style-name="T7"><text:tab/><text:tab/> <text:s text:c="2"/>val email </text:span><text:span text:style-name="T8">by lazy</text:span><text:span text:style-name="T7"> {loadEmails()</text:span></text:p>
      <text:p text:style-name="P67"><text:span text:style-name="T7"><text:tab/><text:tab/>}</text:span></text:p>
      <text:p text:style-name="P67"><text:span text:style-name="T6"><text:tab/></text:span></text:p>
      <text:list xml:id="list1181710612" text:continue-numbering="true" text:style-name="L16">
        <text:list-item>
          <text:p text:style-name="P68"><text:span text:style-name="T53">Q: How are </text:span><text:span text:style-name="T72">delegated properties</text:span><text:span text:style-name="T53"> implemented?</text:span></text:p>
          <text:p text:style-name="P68"><text:span text:style-name="T53">A: Delegated properties are similar to </text:span><text:span text:style-name="T7">PropertyChangeSupport</text:span><text:span text:style-name="T53"> and </text:span><text:span text:style-name="T7">PropertyChangeEvent</text:span><text:span text:style-name="T53"> in Java. Imagine a base class </text:span><text:span text:style-name="T7">PropertyChangeAware</text:span><text:span text:style-name="T53"> which has a </text:span><text:span text:style-name="T7">PropertyChangeSupport</text:span><text:span text:style-name="T53"> property and methods to add/remove property change listeners. Person extends this class and when set is called on age then </text:span><text:span text:style-name="T7">changeSupport.firePropertyChange(“age”, oldValue, newValue)</text:span><text:span text:style-name="T53"> is invoked. Now we can define <text:s/>an </text:span><text:span text:style-name="T7">ObservableProperty </text:span><text:span text:style-name="T53">but this has a lot of boilerplate </text:span></text:p>
        </text:list-item>
      </text:list>
      <text:p text:style-name="P67"><text:span text:style-name="T7"><text:tab/></text:span></text:p>
      <text:p text:style-name="P67"><text:span text:style-name="T7"><text:tab/>class ObservableProperty(val propName:String, var propValue:Int, </text:span></text:p>
      <text:p text:style-name="P76"><text:span text:style-name="T6"><text:tab/><text:tab/><text:tab/><text:tab/><text:tab/>val cs: PropertyChangeSupport){</text:span></text:p>
      <text:p text:style-name="P76"><text:span text:style-name="T6"><text:tab/><text:tab/>fun getValue : Int = pValue</text:span></text:p>
      <text:p text:style-name="P76"><text:span text:style-name="T6"><text:tab/><text:tab/>fun setValue(newValue: Int){</text:span></text:p>
      <text:p text:style-name="P76"><text:span text:style-name="T6"><text:tab/><text:tab/> <text:s/>val oldValue = propValue</text:span></text:p>
      <text:p text:style-name="P76"><text:span text:style-name="T6"><text:s text:c="15"/>propValue = newValue</text:span></text:p>
      <text:p text:style-name="P76"><text:span text:style-name="T6"><text:tab/><text:tab/> <text:s/>cs.firePropertyChange(pName, oldValue, newValue)</text:span></text:p>
      <text:p text:style-name="P76"><text:span text:style-name="T6"><text:tab/><text:tab/>} </text:span></text:p>
      <text:p text:style-name="P76"><text:span text:style-name="T6"><text:tab/>}</text:span></text:p>
      <text:list xml:id="list958996041" text:continue-numbering="true" text:style-name="L16">
        <text:list-header>
          <text:p text:style-name="P68"><text:span text:style-name="T53"/></text:p>
          <text:p text:style-name="P68"><text:span text:style-name="T53">...replaced with </text:span><text:span text:style-name="T7">ObservableProperty </text:span><text:span text:style-name="T53">as a delegate using <text:s/></text:span><text:span text:style-name="T8">KProperty</text:span></text:p>
        </text:list-header>
      </text:list>
      <text:p text:style-name="P76"><text:span text:style-name="T6"/></text:p>
      <text:p text:style-name="P67"><text:span text:style-name="T7"><text:tab/>class ObservableProperty(var propValue: Int, val cs: PropertyChangeSupport){</text:span></text:p>
      <text:p text:style-name="P76"><text:tab/><text:span text:style-name="T6"><text:tab/>operator fun getValue(p: Person, prop: KProperty&lt;*&gt;) : Int = propValue</text:span></text:p>
      <text:p text:style-name="P76"><text:span text:style-name="T6"><text:tab/><text:tab/>operator fun setValue(p: Person, prop: KProperty&lt;*&gt;, newValue: Int){</text:span></text:p>
      <text:p text:style-name="P76"><text:span text:style-name="T6"><text:tab/><text:tab/> <text:s text:c="3"/>val oldValue = propValue</text:span></text:p>
      <text:p text:style-name="P76"><text:span text:style-name="T6"><text:tab/><text:tab/> <text:s text:c="3"/>propValue = newValue</text:span></text:p>
      <text:p text:style-name="P76"><text:span text:style-name="T6"><text:s text:c="17"/>cs.firePropertyChange(pName, oldValue, newValue)</text:span></text:p>
      <text:p text:style-name="P76"><text:span text:style-name="T6"><text:tab/><text:tab/>} </text:span></text:p>
      <text:p text:style-name="P76"><text:span text:style-name="T6"><text:tab/>}</text:span></text:p>
      <text:p text:style-name="P76"><text:span text:style-name="T6"/></text:p>
      <text:list xml:id="list1957810454232888570" text:style-name="L18">
        <text:list-item>
          <text:p text:style-name="P95"><text:span text:style-name="T29">The </text:span><text:span text:style-name="T38">getValue</text:span><text:span text:style-name="T29"> and </text:span><text:span text:style-name="T38">setValue</text:span><text:span text:style-name="T29"> functions are marked with </text:span><text:span text:style-name="T38">operator</text:span><text:span text:style-name="T29"> <text:s/></text:span></text:p>
        </text:list-item>
        <text:list-item>
          <text:p text:style-name="P84"><text:span text:style-name="T29">Added two params: one to received the instance (for get/set) and the second is the property itself </text:span></text:p>
        </text:list-item>
        <text:list-item>
          <text:p text:style-name="P84"><text:span text:style-name="T29">Remove the </text:span><text:span text:style-name="T38">name </text:span><text:span text:style-name="T29">property from the primary constructor because we can access via <text:s/></text:span><text:span text:style-name="T38">KProperty</text:span></text:p>
        </text:list-item>
      </text:list>
      <text:p text:style-name="P83"><text:span text:style-name="T38"/></text:p>
      <text:p text:style-name="P83"><text:span text:style-name="T38"><text:tab/></text:span><text:span text:style-name="T29">The </text:span><text:span text:style-name="T38">Person</text:span><text:span text:style-name="T29"> class becomes</text:span></text:p>
      <text:p text:style-name="P83"><text:span text:style-name="T29"/></text:p>
      <text:p text:style-name="P67"><text:span text:style-name="T7"><text:tab/> <text:s text:c="2"/>class Person(val name: String, age: Int, salary :Int): PropertyChangeAware(){</text:span></text:p>
      <text:p text:style-name="P67"><text:span text:style-name="T7"><text:tab/> <text:s text:c="5"/><text:tab/>var age : Int by ObservableProperty(age, changeSupport)</text:span></text:p>
      <text:p text:style-name="P67"><text:span text:style-name="T7"><text:tab/><text:tab/>var salary : Int by ObservableProperty(salary, changeSupport)</text:span></text:p>
      <text:p text:style-name="P67"><text:span text:style-name="T7"><text:tab/> <text:s text:c="2"/>}</text:span></text:p>
      <text:p text:style-name="P83"><text:span text:style-name="T38"/></text:p>
      <text:p text:style-name="P114"><text:span text:style-name="T29">But instead of implementing observable logic in <text:s/></text:span><text:span text:style-name="T38">Person</text:span><text:span text:style-name="T29"> we can use Kotlin's </text:span><text:span text:style-name="T37">Delegates.Observable</text:span><text:span text:style-name="T29"> but this is not coupled to </text:span><text:span text:style-name="T38">PropertyChangeSupport</text:span><text:span text:style-name="T29"> </text:span></text:p>
      <text:p text:style-name="P83"><text:span text:style-name="T38"/></text:p>
      <text:p text:style-name="P67"><text:span text:style-name="T7"><text:tab/> <text:s text:c="2"/>class Person(val name: String, age: Int, salary :Int): PropertyChangeAware(){</text:span></text:p>
      <text:p text:style-name="P67"><text:span text:style-name="T7"><text:tab/><text:tab/>private val observer = {</text:span></text:p>
      <text:p text:style-name="P67"><text:span text:style-name="T7"><text:tab/><text:tab/> <text:s text:c="2"/>prop : KProperty&lt;*&gt;, oldValue: Int, newValue : Int → </text:span></text:p>
      <text:p text:style-name="P67"><text:span text:style-name="T7"><text:s/><text:tab/><text:tab/><text:tab/>changeSupport.firePropertyChange(prop.name, oldValue, newValue)</text:span></text:p>
      <text:p text:style-name="P67"><text:span text:style-name="T7"><text:tab/><text:tab/>}</text:span></text:p>
      <text:p text:style-name="P67"><text:span text:style-name="T7"/></text:p>
      <text:p text:style-name="P67"><text:span text:style-name="T7"><text:tab/> <text:s text:c="5"/><text:tab/>var age : Int by Delegates.Observable(age, changeSupport)</text:span></text:p>
      <text:p text:style-name="P67"><text:span text:style-name="T7"><text:tab/><text:tab/>var salary : Int by Delegates.Observable(salary, changeSupport)</text:span></text:p>
      <text:p text:style-name="P67"><text:span text:style-name="T7"><text:tab/> <text:s text:c="2"/>}</text:span></text:p>
      <text:p text:style-name="P83"><text:span text:style-name="T38"/></text:p>
      <text:p text:style-name="P67"/>
      <text:list xml:id="list859197965" text:continue-list="list958996041" text:style-name="L16">
        <text:list-item>
          <text:p text:style-name="P68"><text:span text:style-name="T53">Q: Can </text:span><text:span text:style-name="T72">delegated properties be used with a map</text:span><text:span text:style-name="T53">?</text:span></text:p>
        </text:list-item>
      </text:list>
      <text:p text:style-name="P114"><text:span text:style-name="T29">A: Yes, a common pattern for delegated properties is where they have a dynamically defined set of attributes – aka </text:span><text:span text:style-name="T70">expando objects</text:span><text:span text:style-name="T29">.) </text:span></text:p>
      <text:p text:style-name="P83"><text:span text:style-name="T38"/></text:p>
      <text:p text:style-name="P67"><text:span text:style-name="T7"><text:tab/> <text:s text:c="2"/>class Person{</text:span></text:p>
      <text:p text:style-name="P67"><text:span text:style-name="T7"><text:tab/><text:tab/>private val _attributes = hashMapOf&lt;String,String&gt;</text:span></text:p>
      <text:p text:style-name="P67"><text:span text:style-name="T7"/></text:p>
      <text:p text:style-name="P67"><text:span text:style-name="T7"><text:s text:c="6"/><text:tab/><text:tab/>fun setAttribute(attrName : String, value: String){</text:span></text:p>
      <text:p text:style-name="P67"><text:span text:style-name="T7"><text:tab/><text:tab/> <text:s text:c="2"/>_attributes[attrName] = value;</text:span></text:p>
      <text:p text:style-name="P67"><text:span text:style-name="T7"><text:tab/><text:tab/>}</text:span></text:p>
      <text:p text:style-name="P67"><text:span text:style-name="T7"><text:tab/><text:tab/></text:span></text:p>
      <text:p text:style-name="P67"><text:span text:style-name="T7"><text:tab/><text:tab/>val name : String by _attributes</text:span></text:p>
      <text:p text:style-name="P67"><text:span text:style-name="T7"><text:tab/> <text:s text:c="2"/>}</text:span></text:p>
      <text:p text:style-name="P100"><text:span text:style-name="T35"/></text:p>
      <text:p text:style-name="P110"/>
      <text:p text:style-name="P97"><text:span text:style-name="T30">Higher-Order Functions</text:span></text:p>
      <text:p text:style-name="P97"><text:span text:style-name="T30"/></text:p>
      <text:list xml:id="list1889337236663583863" text:style-name="L19">
        <text:list-item>
          <text:p text:style-name="P74"><text:span text:style-name="T30">Q: What is a </text:span><text:span text:style-name="T61">higher-order function</text:span><text:span text:style-name="T30">?</text:span></text:p>
          <text:p text:style-name="P74"><text:span text:style-name="T30">A: A higher-order function is any function that takes a function as an argument or returns one. In Kotlin functions can be represented as </text:span><text:span text:style-name="T63">values</text:span><text:span text:style-name="T30"> or </text:span><text:span text:style-name="T63">lambdas</text:span><text:span text:style-name="T30"> or f</text:span><text:span text:style-name="T63">unction references</text:span><text:span text:style-name="T30">.</text:span><text:span text:style-name="T63"> </text:span><text:span text:style-name="T30">So a higher-order function is any function to which you can pass lambda or a function reference as an argument or a function which returns one or both. A basic example is </text:span><text:span text:style-name="T10">filter</text:span><text:span text:style-name="T30"> which takes a lambda. </text:span></text:p>
          <text:p text:style-name="P74"><text:span text:style-name="T30"/></text:p>
        </text:list-item>
        <text:list-item>
          <text:p text:style-name="P74"><text:span text:style-name="T30">Q: In Kotlin how are </text:span><text:span text:style-name="T61">function types declared</text:span><text:span text:style-name="T30">?</text:span></text:p>
        </text:list-item>
      </text:list>
      <text:p text:style-name="P67"><text:span text:style-name="T56"><text:tab/> <text:s text:c="3"/></text:span></text:p>
      <text:p text:style-name="P67"><text:span text:style-name="T7"><text:tab/><text:tab/><text:tab/><text:tab/>val sum: (Int,Int) → Int = {x,y → x+y}</text:span></text:p>
      <text:p text:style-name="P67"><text:span text:style-name="T7"><text:tab/></text:span><text:span text:style-name="T53">or more concisely <text:s/><text:tab/></text:span><text:span text:style-name="T7">val sum = {x: Int, y: Int → x+y}</text:span></text:p>
      <text:p text:style-name="P67"><text:span text:style-name="T7"/></text:p>
      <text:p text:style-name="P67"><text:span text:style-name="T56"><text:s text:c="4"/></text:span></text:p>
      <text:p text:style-name="P67"><text:span text:style-name="T7"><text:tab/><text:tab/><text:tab/><text:tab/>val action : () → Unit = {println(42)}</text:span></text:p>
      <text:p text:style-name="P67"><text:span text:style-name="T7"><text:tab/></text:span><text:span text:style-name="T56">or more concisely <text:s/><text:tab/><text:tab/></text:span><text:span text:style-name="T7">val action = {println(42)}</text:span></text:p>
      <text:p text:style-name="P67"><text:span text:style-name="T7"/></text:p>
      <text:list xml:id="list737662940" text:continue-numbering="true" text:style-name="L19">
        <text:list-header>
          <text:p text:style-name="P74"><text:span text:style-name="T30"/></text:p>
        </text:list-header>
        <text:list-item>
          <text:p text:style-name="P74"><text:span text:style-name="T30">Q: Can </text:span><text:span text:style-name="T61">return types be nullable</text:span><text:span text:style-name="T30">?</text:span></text:p>
          <text:p text:style-name="P74"><text:span text:style-name="T30">A: Yes, return type needs marked as nullable: <text:s/></text:span><text:span text:style-name="T10">val canReturnNull: (Int,Int) → Int? = {null}</text:span></text:p>
        </text:list-item>
      </text:list>
      <text:p text:style-name="P67"><text:span text:style-name="T7"><text:tab/></text:span></text:p>
      <text:p text:style-name="P67"><text:span text:style-name="T56"><text:tab/></text:span></text:p>
      <text:list xml:id="list355446062" text:continue-numbering="true" text:style-name="L19">
        <text:list-item>
          <text:p text:style-name="P74"><text:span text:style-name="T30">Q: Can you have a </text:span><text:span text:style-name="T61">nullable variable of a function type</text:span><text:span text:style-name="T30">?</text:span></text:p>
          <text:p text:style-name="P74"><text:span text:style-name="T30">A: Yes, <text:s/>variable itself is marked as nullable : <text:s/></text:span><text:span text:style-name="T10">val funOrNull: ((Int,Int) → Int)? = null</text:span></text:p>
        </text:list-item>
      </text:list>
      <text:p text:style-name="P67"><text:soft-page-break/><text:span text:style-name="T7"><text:tab/></text:span><text:span text:style-name="T56"> <text:s text:c="3"/></text:span></text:p>
      <text:list xml:id="list1715421938980704982" text:style-name="L20">
        <text:list-item>
          <text:p text:style-name="P70"><text:span text:style-name="T53">Q: How are f</text:span><text:span text:style-name="T72">unction types implemented</text:span><text:span text:style-name="T53"> under the hood in Java?</text:span></text:p>
          <text:p text:style-name="P70"><text:span text:style-name="T53">A: Function types are declared as regular interfaces: a variable of function type is an implementation of a </text:span><text:span text:style-name="T7">FunctionN</text:span><text:span text:style-name="T53"> interface e.g. <text:s/></text:span><text:span text:style-name="T7">Function0&lt;R&gt;</text:span><text:span text:style-name="T53"> which takes no arguments, </text:span><text:span text:style-name="T7">Function1&lt;P1,R&gt; </text:span><text:span text:style-name="T53">which takes one arguments etc and each interface defines one </text:span><text:span text:style-name="T7">invoke </text:span><text:span text:style-name="T53">method and calling it will execute the function. </text:span></text:p>
          <text:p text:style-name="P70"><text:span text:style-name="T53"/></text:p>
        </text:list-item>
        <text:list-item>
          <text:p text:style-name="P70"><text:span text:style-name="T53">Q: Can you declare </text:span><text:span text:style-name="T72">default values for a function</text:span><text:span text:style-name="T53">? </text:span></text:p>
          <text:p text:style-name="P70"><text:span text:style-name="T53">A: Yes, <text:s/>in this example we provide a transform function which by default calls to </text:span><text:span text:style-name="T7">toString()</text:span></text:p>
        </text:list-item>
      </text:list>
      <text:p text:style-name="P83"><text:span text:style-name="T38"/></text:p>
      <text:p text:style-name="P67"><text:span text:style-name="T7"><text:tab/> fun &lt;T&gt; Collection.&lt;T&gt;.joinToString(separator : String = “, ”</text:span></text:p>
      <text:p text:style-name="P67"><text:span text:style-name="T7"><text:tab/><text:tab/><text:tab/><text:tab/><text:tab/> <text:s text:c="3"/>prefix: String = “”, postfix = “”,</text:span></text:p>
      <text:p text:style-name="P67"><text:span text:style-name="T7"><text:tab/><text:tab/><text:tab/><text:tab/> <text:s text:c="10"/>transform: (T) → String = {it.toString()}):String {</text:span></text:p>
      <text:p text:style-name="P67"><text:span text:style-name="T7"><text:tab/><text:tab/></text:span></text:p>
      <text:p text:style-name="P67"><text:span text:style-name="T7"><text:tab/><text:tab/>val result = StringBuilder(prefix)</text:span></text:p>
      <text:p text:style-name="P67"><text:span text:style-name="T7"><text:tab/><text:tab/>for( (index,element) in this.withIndex()){</text:span></text:p>
      <text:p text:style-name="P67"><text:span text:style-name="T7"><text:tab/><text:tab/> <text:s/>if(index &gt; 0) result.append(separator)</text:span></text:p>
      <text:p text:style-name="P67"><text:span text:style-name="T7"><text:s text:c="15"/>result.append(transform(element)</text:span></text:p>
      <text:p text:style-name="P67"><text:span text:style-name="T7"><text:tab/><text:tab/>}</text:span></text:p>
      <text:p text:style-name="P67"><text:span text:style-name="T7"><text:s text:c="13"/>result.append(postfix)</text:span></text:p>
      <text:p text:style-name="P67"><text:span text:style-name="T7"><text:tab/><text:tab/>return result.toString()</text:span></text:p>
      <text:p text:style-name="P67"><text:span text:style-name="T7"><text:tab/>}</text:span></text:p>
      <text:p text:style-name="P67"><text:span text:style-name="T7"/></text:p>
      <text:list xml:id="list1707449340" text:continue-numbering="true" text:style-name="L20">
        <text:list-header>
          <text:p text:style-name="P70"><text:span text:style-name="T53">..whilst the other approach is declare a nullable function type and use a safe call e.g. <text:s/></text:span><text:span text:style-name="T7">callback?.invoke()</text:span></text:p>
          <text:p text:style-name="P70"><text:span text:style-name="T53"/></text:p>
        </text:list-header>
        <text:list-item>
          <text:p text:style-name="P70"><text:span text:style-name="T53">Q: What design pattern can be simplified by returning functions?</text:span></text:p>
          <text:p text:style-name="P70"><text:span text:style-name="T53">A: The </text:span><text:span text:style-name="T72">Strategy Pattern</text:span><text:span text:style-name="T53">. Without lambdas, it requires you to declare an interface and several implementations for each strategy. With function types you can use a general function type to describe strategy and lambas for each specific implementation.</text:span></text:p>
          <text:p text:style-name="P70"><text:span text:style-name="T53"/></text:p>
        </text:list-item>
        <text:list-item>
          <text:p text:style-name="P70"><text:span text:style-name="T53">Q: What does keyword </text:span><text:span text:style-name="T8">inline</text:span><text:span text:style-name="T53"> do? </text:span></text:p>
          <text:p text:style-name="P70"><text:span text:style-name="T53">A: Lambdas are normally compiled to anonymous classes but this means every time you use a lambda an extra class is created and if the lambda captures some variables then a new object is created on every invocation which means extra runtime overhead. If you mark a function as </text:span><text:span text:style-name="T7">inline</text:span><text:span text:style-name="T53"> then compiler won't generate a function call then this function is used and will instead replace every call to the function with the actual code. </text:span><text:span text:style-name="T56"><text:s/></text:span><text:span text:style-name="T7"><text:s/></text:span></text:p>
        </text:list-item>
      </text:list>
      <text:p text:style-name="P67"><text:span text:style-name="T53"/></text:p>
      <text:list xml:id="list154590132" text:continue-numbering="true" text:style-name="L20">
        <text:list-item>
          <text:p text:style-name="P70"><text:span text:style-name="T53">Q: Can </text:span><text:span text:style-name="T72">any function be inlined</text:span><text:span text:style-name="T53">?</text:span></text:p>
          <text:p text:style-name="P70"><text:span text:style-name="T53">A: No, because actual code is substituted then this restricts the possible uses of the corresponding parameter in the function body. If the parameter is stored somewhere for further use then the code of the lambda expression can't be inlined (because there must be an object that contains the code.) Generally, the parameter can be inlined if it's called directly or passed as an argument to another inline function.</text:span></text:p>
        </text:list-item>
      </text:list>
      <text:p text:style-name="P67"><text:span text:style-name="T53"/></text:p>
      <text:list xml:id="list1766126914" text:continue-numbering="true" text:style-name="L20">
        <text:list-item>
          <text:p text:style-name="P70"><text:span text:style-name="T53">Q: If a function that takes multiple lambdas then must they all be inlined or not inlined?</text:span></text:p>
          <text:p text:style-name="P70"><text:span text:style-name="T53">A: No. If you may choose to inline only some of them. You can mark parameters that accept such non-inlineable lambdas with the </text:span><text:span text:style-name="T7">noinline</text:span><text:span text:style-name="T53"> modifier e.g. <text:s/></text:span></text:p>
          <text:p text:style-name="P70"><text:span text:style-name="T56"/></text:p>
          <text:list>
            <text:list-header>
              <text:p text:style-name="P70"><text:span text:style-name="T7">inline fun foo(inlinedF: () → Unit, noinline otherF: () → Unit){ …. }</text:span></text:p>
            </text:list-header>
          </text:list>
          <text:p text:style-name="P70"><text:span text:style-name="T53"/></text:p>
        </text:list-item>
        <text:list-item>
          <text:p text:style-name="P85"><text:span text:style-name="T29">Q: Are </text:span><text:span text:style-name="T28">lambdas used to process a sequence </text:span><text:span text:style-name="T29">inlined?</text:span></text:p>
          <text:p text:style-name="P85"><text:span text:style-name="T29">A: No. Each intermediate sequence is represented as an object storing a lambda in its field, and the terminal operation causes a chain of calls through each intermediate sequence to be performed. </text:span></text:p>
          <text:p text:style-name="P85"><text:span text:style-name="T29"/></text:p>
        </text:list-item>
        <text:list-item>
          <text:p text:style-name="P85"><text:span text:style-name="T29">Q: When should you choose to inline functions and what are the </text:span><text:span text:style-name="T28">benefits</text:span><text:span text:style-name="T29">?</text:span></text:p>
          <text:p text:style-name="P85"><text:span text:style-name="T29">A: Marking function as inline functions is likely to improve performance only with functions that lambdas as arguments. For regular function calls, the JVM already provides inlining support. Inlining functions with lambda arguments is beneficial though. Firstly, you save not only on the call but the creation of the extra class for each lambda and an object for the lambda instance. Second, the JVM isn't always smart enough to always perform inlining through the call and the lambda. Finally, inling lets you use features such as non-local returns. </text:span></text:p>
          <text:p text:style-name="P85"><text:span text:style-name="T29"/></text:p>
        </text:list-item>
        <text:list-item>
          <text:p text:style-name="P85"><text:span text:style-name="T29">Q: Can you use inlined lambdas for </text:span><text:span text:style-name="T28">resource management</text:span><text:span text:style-name="T29">?</text:span></text:p>
          <text:p text:style-name="P85"><text:span text:style-name="T29">A: A common pattern where lambdas can remove duplicate code is resource management: acquiring a resource before an operation and releasing it afterward. The standard approach is using try/finally. The Kotlin standard </text:span><text:soft-page-break/><text:span text:style-name="T29">library has a function </text:span><text:span text:style-name="T37">withLock</text:span><text:span text:style-name="T38">,</text:span><text:span text:style-name="T29"> an extension function on </text:span><text:span text:style-name="T38">Lock</text:span><text:span text:style-name="T29"> which is more idiomatic</text:span></text:p>
        </text:list-item>
      </text:list>
      <text:p text:style-name="P83"><text:span text:style-name="T38"/></text:p>
      <text:p text:style-name="P83"><text:span text:style-name="T38"><text:tab/><text:tab/>fun&lt;T&gt; Lock.withLock(action: () → T) : T{</text:span></text:p>
      <text:p text:style-name="P83"><text:span text:style-name="T38"><text:tab/><text:tab/> <text:s text:c="3"/>lock(){</text:span></text:p>
      <text:p text:style-name="P83"><text:span text:style-name="T38"><text:s text:c="2"/><text:tab/><text:tab/><text:tab/>return actions()</text:span></text:p>
      <text:p text:style-name="P83"><text:span text:style-name="T38"><text:tab/><text:tab/> <text:s text:c="3"/>} finally{</text:span></text:p>
      <text:p text:style-name="P83"><text:span text:style-name="T38"><text:tab/><text:tab/> <text:s text:c="6"/>unlock()</text:span></text:p>
      <text:p text:style-name="P83"><text:span text:style-name="T38"><text:tab/><text:tab/> <text:s text:c="3"/>}</text:span></text:p>
      <text:p text:style-name="P83"><text:span text:style-name="T38"><text:tab/><text:tab/>}</text:span></text:p>
      <text:p text:style-name="P67"><text:span text:style-name="T53"/></text:p>
      <text:p text:style-name="P105"><text:span text:style-name="T53">For files Java as has-try-with-resources but in Kotlin we this is replaced with </text:span><text:span text:style-name="T50">use</text:span><text:span text:style-name="T53"> which is an extension function called on a closable resource and which receives the lambda as an argument:</text:span></text:p>
      <text:p text:style-name="P83"><text:span text:style-name="T38"/></text:p>
      <text:p text:style-name="P83"><text:span text:style-name="T38"><text:tab/><text:tab/>fun readFirstLineFromFile(path: String): String{</text:span></text:p>
      <text:p text:style-name="P83"><text:span text:style-name="T38"><text:tab/><text:tab/> <text:s text:c="3"/>BufferedReader(FileReader (path)).</text:span><text:span text:style-name="T37">use</text:span><text:span text:style-name="T38">{ br → return br.readLine() }</text:span></text:p>
      <text:p text:style-name="P67"><text:span text:style-name="T7"><text:tab/><text:tab/>}</text:span></text:p>
      <text:p text:style-name="P83"><text:span text:style-name="T29"/></text:p>
      <text:list xml:id="list653582377" text:continue-numbering="true" text:style-name="L20">
        <text:list-item>
          <text:p text:style-name="P70"><text:span text:style-name="T53">Q: What happens when you call </text:span><text:span text:style-name="T72">return inside a lambda</text:span><text:span text:style-name="T53">? What about </text:span><text:span text:style-name="T72">inlined</text:span><text:span text:style-name="T53"> function?</text:span></text:p>
          <text:p text:style-name="P70"><text:span text:style-name="T53">A: If you use return in a lambda then it </text:span><text:span text:style-name="T63">returns from the function in which you called the lambda,</text:span><text:span text:style-name="T53">not just the lambda itself, because it returns from a larger block than the block containing the </text:span><text:span text:style-name="T7">return</text:span><text:span text:style-name="T53"> statement. (This is similar to using return inside a for a loop or synchronized block in Java; its obvious it returns from the function and not from the loop/block.) Return from the outer function is possible </text:span><text:span text:style-name="T63">only if the function that takes the lambda as an argument is inlined</text:span><text:span text:style-name="T53">. (Using the </text:span><text:span text:style-name="T7">return</text:span><text:span text:style-name="T53"> expression in lambdas passed to non-inline functions isn't allowed; a non-inline function can save the lambda passed into it as a variable and execute it later, when the function has already returned, so its too late for the lambda to affect when the currounding funciton returns)</text:span></text:p>
        </text:list-item>
      </text:list>
      <text:p text:style-name="P83"><text:span text:style-name="T29"/></text:p>
      <text:p text:style-name="P83"><text:span text:style-name="T29"/></text:p>
      <text:list xml:id="list257663447" text:continue-numbering="true" text:style-name="L20">
        <text:list-item>
          <text:p text:style-name="P70"><text:span text:style-name="T53">Q: What is a </text:span><text:span text:style-name="T72">local return</text:span><text:span text:style-name="T53"> ?</text:span></text:p>
          <text:p text:style-name="P70"><text:span text:style-name="T53">A: A </text:span><text:span text:style-name="T63">local return</text:span><text:span text:style-name="T53"> is similar to a </text:span><text:span text:style-name="T7">break</text:span><text:span text:style-name="T53"> in a for loop You can write a </text:span><text:span text:style-name="T63">local return</text:span><text:span text:style-name="T53"> in a lambda expresssion and to distinguish it from a non-local return then user a </text:span><text:span text:style-name="T63">label</text:span><text:span text:style-name="T53"> which is written using the label@ (or alternatively the name of the function that takes the lambda can be used as a label e.g. </text:span><text:a xlink:type="simple" xlink:href="mailto:return@forEach" text:style-name="Internet_20_link" text:visited-style-name="Visited_20_Internet_20_Link"><text:span text:style-name="T7">return@forEach</text:span></text:a><text:span text:style-name="T53"> but if you specify the label of the lambda explicitly then using the function name doesn't work.) A lambda expression </text:span><text:span text:style-name="T63">can't have more than one label</text:span></text:p>
        </text:list-item>
      </text:list>
      <text:p text:style-name="P83"><text:span text:style-name="T38"/></text:p>
      <text:p text:style-name="P83"><text:span text:style-name="T38"><text:tab/><text:tab/>fun lookForAlice(people: List&lt;People&gt;){</text:span></text:p>
      <text:p text:style-name="P83"><text:span text:style-name="T38"><text:tab/><text:tab/> <text:s text:c="2"/>people.forEach label@{<text:tab/><text:tab/><text:tab/><text:tab/>//label put before lambda</text:span></text:p>
      <text:p text:style-name="P83"><text:span text:style-name="T38"><text:tab/><text:tab/><text:tab/>if(it.name == “Alice”) return @label<text:tab/>//lambda returns using label</text:span></text:p>
      <text:p text:style-name="P83"><text:span text:style-name="T38"><text:tab/><text:tab/> <text:s text:c="2"/>}</text:span></text:p>
      <text:p text:style-name="P83"><text:span text:style-name="T38"><text:tab/><text:tab/> <text:s text:c="2"/>println(“Alice might be somewhere”) <text:s/><text:tab/>//this is always printed </text:span></text:p>
      <text:p text:style-name="P83"><text:span text:style-name="T38"><text:tab/><text:tab/>}</text:span></text:p>
      <text:p text:style-name="P83"><text:span text:style-name="T29"/></text:p>
      <text:p text:style-name="P114"><text:span text:style-name="T29">The same rules apply to label of </text:span><text:span text:style-name="T38">this </text:span><text:span text:style-name="T29">expressions <text:s/>(e.g. a lambda with a receiver) If you specify the label of a lambda with a receiver, you can access it implicit retceiver using the corresponding labeled this expression</text:span></text:p>
      <text:p text:style-name="P83"><text:span text:style-name="T38"/></text:p>
      <text:p text:style-name="P83"><text:span text:style-name="T38"><text:tab/><text:tab/>println(StrinBuilder().apply sb@{</text:span></text:p>
      <text:p text:style-name="P83"><text:span text:style-name="T38"><text:tab/><text:tab/> <text:s text:c="3"/>listOf(1, 2, 3).apply{</text:span></text:p>
      <text:p text:style-name="P83"><text:span text:style-name="T38"><text:tab/><text:tab/><text:tab/></text:span><text:a xlink:type="simple" xlink:href="mailto:this@sb.append" text:style-name="Internet_20_link" text:visited-style-name="Visited_20_Internet_20_Link">this@sb.append</text:a><text:span text:style-name="T38">(this.toString()) <text:s text:c="2"/></text:span><text:span text:style-name="T47">//this refers to closest implicit recvr</text:span></text:p>
      <text:p text:style-name="P83"><text:span text:style-name="T38"><text:tab/><text:tab/> <text:s text:c="3"/>}</text:span></text:p>
      <text:p text:style-name="P83"><text:span text:style-name="T38"><text:tab/><text:tab/>}</text:span></text:p>
      <text:list xml:id="list1100028990" text:continue-numbering="true" text:style-name="L20">
        <text:list-header>
          <text:p text:style-name="P35"><text:span text:style-name="T59"/></text:p>
        </text:list-header>
        <text:list-item>
          <text:p text:style-name="P70"><text:span text:style-name="T53">Q: What is an </text:span><text:span text:style-name="T72">anonymous function</text:span><text:span text:style-name="T53"> ?</text:span></text:p>
          <text:p text:style-name="P70"><text:span text:style-name="T53">A: An anonymous looks like a regular function except that its name and parameter types are omitted and a return expression without a label returns from the anonymous function (not enclosing one). T</text:span></text:p>
        </text:list-item>
      </text:list>
      <text:p text:style-name="P83"><text:span text:style-name="T38"/></text:p>
      <text:p text:style-name="P83"><text:span text:style-name="T38"><text:tab/><text:tab/>fun lookForAlice(people: List&lt;People&gt;){</text:span></text:p>
      <text:p text:style-name="P83"><text:span text:style-name="T38"><text:tab/><text:tab/> <text:s text:c="2"/>people.forEach( fun (person){<text:tab/><text:tab/>//uses anonymous function <text:tab/><text:tab/></text:span></text:p>
      <text:p text:style-name="P83"><text:span text:style-name="T38"><text:tab/><text:tab/><text:tab/>if(it.name == “Alice”) return <text:tab/></text:span><text:span text:style-name="T47">//refers to closest function</text:span></text:p>
      <text:p text:style-name="P83"><text:span text:style-name="T47"><text:tab/><text:tab/></text:span><text:span text:style-name="T38"> <text:s text:c="2"/>)}</text:span></text:p>
      <text:p text:style-name="P83"><text:span text:style-name="T38"><text:tab/><text:tab/> <text:s text:c="2"/>println(“Alice might be somewhere”) <text:s/><text:tab/></text:span></text:p>
      <text:p text:style-name="P83"><text:span text:style-name="T38"><text:tab/><text:tab/>}</text:span></text:p>
      <text:p text:style-name="P83"><text:span text:style-name="T38"/></text:p>
      <text:p text:style-name="P67"><text:span text:style-name="T53"><text:tab/> An example of writing a filter function using an anonymous function</text:span></text:p>
      <text:p text:style-name="P83"><text:span text:style-name="T38"/></text:p>
      <text:p text:style-name="P34"><text:span text:style-name="T38"><text:tab/><text:tab/>people.filter( fun (person) : Boolean{ return person.age &lt; 30 })</text:span></text:p>
      <text:list xml:id="list378025520" text:continue-numbering="true" text:style-name="L20">
        <text:list-item>
          <text:p text:style-name="P90"><text:span text:style-name="T59">Q: What is the </text:span><text:span text:style-name="T60">rule regarding </text:span><text:span text:style-name="T37">return</text:span><text:span text:style-name="T59"> ?</text:span></text:p>
        </text:list-item>
      </text:list>
      <text:p text:style-name="P105"><text:span text:style-name="T53">A: The rule is: </text:span><text:span text:style-name="T7">return</text:span><text:span text:style-name="T53"> returns from the closest function declared using the </text:span><text:span text:style-name="T7">fun</text:span><text:span text:style-name="T53"> keyword. Lambda expressions don't use the </text:span><text:span text:style-name="T7">fun</text:span><text:span text:style-name="T53"> keyword so a </text:span><text:span text:style-name="T7">return</text:span><text:span text:style-name="T53"> in a lambda returns from the outer function. Anonymous functions do use </text:span><text:span text:style-name="T7">fun</text:span><text:span text:style-name="T53"> so the anonymous function is the closest matching function and hence </text:span><text:span text:style-name="T7">return</text:span><text:span text:style-name="T53"> returns from the anonymous function and not the enclosing one.</text:span></text:p>
      <text:p text:style-name="P105"><text:span text:style-name="T53"/></text:p>
      <text:p text:style-name="P100"/>
      <text:p text:style-name="P97"><text:span text:style-name="T30">Generics</text:span></text:p>
      <text:p text:style-name="P97"><text:span text:style-name="T30"/></text:p>
      <text:list xml:id="list1095794427" text:continue-list="list355446062" text:style-name="L19">
        <text:list-item>
          <text:p text:style-name="P74"><text:span text:style-name="T30">Q: What is a </text:span><text:span text:style-name="T61">reified type parmeter</text:span><text:span text:style-name="T30">?</text:span></text:p>
        </text:list-item>
      </text:list>
      <text:p text:style-name="P105"><text:span text:style-name="T53"><text:s/>A: Reified type parameters allow you to refer at runtime to the specific types used as type arguments in an inline function call. </text:span></text:p>
      <text:p text:style-name="P106"><text:span text:style-name="T30"/></text:p>
      <text:p text:style-name="P97"><text:span text:style-name="T30"/></text:p>
      <text:list xml:id="list74685530" text:continue-numbering="true" text:style-name="L19">
        <text:list-item>
          <text:p text:style-name="P74"><text:span text:style-name="T30">Q: What is a </text:span><text:span text:style-name="T61">declaration-site variance</text:span><text:span text:style-name="T30">?</text:span></text:p>
        </text:list-item>
      </text:list>
      <text:p text:style-name="P105"><text:span text:style-name="T53"><text:s/>A: Declaration-site variance lets you specify whether a generic type with a type argument is a subtype or supertype of another generic type with the same base type and a different type argument. For example it regulates whether it's possible to pass a type of </text:span><text:span text:style-name="T7">List&lt;Int&gt;</text:span><text:span text:style-name="T53"> to function expecting </text:span><text:span text:style-name="T7">List&lt;Ant&gt;</text:span></text:p>
      <text:p text:style-name="P97"><text:span text:style-name="T30"/></text:p>
      <text:p text:style-name="P97"><text:span text:style-name="T30"/></text:p>
      <text:list xml:id="list986760475" text:continue-numbering="true" text:style-name="L19">
        <text:list-item>
          <text:p text:style-name="P74"><text:span text:style-name="T30">Q: Can</text:span><text:span text:style-name="T61"> types be inferred by the compiler</text:span><text:span text:style-name="T30">? What about </text:span><text:span text:style-name="T61">raw types</text:span><text:span text:style-name="T30">?</text:span></text:p>
        </text:list-item>
      </text:list>
      <text:p text:style-name="P105"><text:span text:style-name="T53"><text:s/>A: Yes, <text:s/></text:span><text:span text:style-name="T7">val authors = listOf(“Sam”,”Bill”)val </text:span><text:span text:style-name="T53">vs </text:span><text:span text:style-name="T7">readers = mutableListOf&lt;String&gt;(). </text:span><text:span text:style-name="T53">Unlike Java, Kotlin always requires type arguments to be either specified explicitly or inferred by the compiler. (Because Java 1.5 has to maintain backwards compatability it allows you use to use a generic type without a type argument – so-called </text:span><text:span text:style-name="T63">raw type</text:span><text:span text:style-name="T53">s – but Kotlin doesn't support raw types so types must always be specified.) </text:span></text:p>
      <text:p text:style-name="P97"><text:span text:style-name="T30"/></text:p>
      <text:p text:style-name="P97"><text:span text:style-name="T30"/></text:p>
      <text:list xml:id="list1492088804" text:continue-numbering="true" text:style-name="L19">
        <text:list-item>
          <text:p text:style-name="P74"><text:span text:style-name="T30">Q: What is the </text:span><text:span text:style-name="T61">notation for a generic function</text:span><text:span text:style-name="T30"> in Kotlin?</text:span></text:p>
        </text:list-item>
      </text:list>
      <text:p text:style-name="P105"><text:span text:style-name="T53"><text:s/>A: A generic function has type parameters of its own. Here </text:span><text:span text:style-name="T7">&lt;T&gt;</text:span><text:span text:style-name="T53"> specifies the type parameter </text:span></text:p>
      <text:p text:style-name="P105"><text:span text:style-name="T7"/></text:p>
      <text:p text:style-name="P105"><text:span text:style-name="T7"><text:tab/>fun </text:span><text:span text:style-name="T8">&lt;T&gt;</text:span><text:span text:style-name="T7"> List&lt;T&gt;.slice&lt;indices: IntRange): List&lt;T&gt; <text:s/></text:span></text:p>
      <text:p text:style-name="P99"><text:span text:style-name="T7"/></text:p>
      <text:p text:style-name="P105"><text:span text:style-name="T7"><text:tab/>fun </text:span><text:span text:style-name="T8">&lt;T&gt;</text:span><text:span text:style-name="T7"> List&lt;T&gt;.filter(predicate: (T) → Boolean) : List&lt;T&gt; <text:s/></text:span></text:p>
      <text:p text:style-name="P105"><text:span text:style-name="T7"/></text:p>
      <text:p text:style-name="P97"><text:span text:style-name="T30"/></text:p>
      <text:list xml:id="list1247490422" text:continue-numbering="true" text:style-name="L19">
        <text:list-item>
          <text:p text:style-name="P74"><text:span text:style-name="T30">Q: What is the </text:span><text:span text:style-name="T61">notation for an upper bound in a generic function</text:span><text:span text:style-name="T30"> in Kotlin?</text:span></text:p>
          <text:p text:style-name="P74"><text:span text:style-name="T30">A: To specify an upper bound you put a colon after the type followed by the upper bound type </text:span></text:p>
        </text:list-item>
      </text:list>
      <text:p text:style-name="P105"><text:span text:style-name="T7"/></text:p>
      <text:p text:style-name="P105"><text:span text:style-name="T7"><text:tab/>fun </text:span><text:span text:style-name="T8">&lt;T : Number&gt;</text:span><text:span text:style-name="T7"> List&lt;T&gt;.sum(): T <text:s/></text:span></text:p>
      <text:p text:style-name="P99"><text:span text:style-name="T7"/></text:p>
      <text:p text:style-name="P105"><text:span text:style-name="T7"><text:tab/>fun </text:span><text:span text:style-name="T8">&lt;T : Comparable&lt;T&gt;&gt;</text:span><text:span text:style-name="T7"> max(first: T, second: T) : T {</text:span></text:p>
      <text:p text:style-name="P105"><text:span text:style-name="T7"><text:tab/> <text:s text:c="2"/>return if (first &gt; second) first else second</text:span></text:p>
      <text:p text:style-name="P105"><text:span text:style-name="T7"><text:tab/>}</text:span></text:p>
      <text:p text:style-name="P105"><text:span text:style-name="T7"/></text:p>
      <text:p text:style-name="P99"><text:span text:style-name="T7"><text:tab/></text:span><text:span text:style-name="T53">If we tried calling</text:span><text:span text:style-name="T56"> </text:span><text:span text:style-name="T7">max(“kotlin”,42)</text:span><text:span text:style-name="T53"> we'd get a compilation error. We can also specify </text:span><text:span text:style-name="T63">multiple constraints</text:span><text:span text:style-name="T53">: </text:span></text:p>
      <text:p text:style-name="P99"><text:span text:style-name="T53"/></text:p>
      <text:p text:style-name="P105"><text:span text:style-name="T7"><text:tab/>fun &lt;T&gt; ensureTrailingPeriod(seq: T) where T : CharSequence, T: Appendable{</text:span></text:p>
      <text:p text:style-name="P105"><text:span text:style-name="T7"><text:tab/><text:tab/>if(!seq.endsWith('.'){ <text:s/>seq.append('.') }</text:span></text:p>
      <text:p text:style-name="P105"><text:span text:style-name="T7"><text:tab/>}</text:span></text:p>
      <text:p text:style-name="P105"><text:span text:style-name="T7"/></text:p>
      <text:p text:style-name="P97"><text:span text:style-name="T30"/></text:p>
      <text:list xml:id="list566184506" text:continue-numbering="true" text:style-name="L19">
        <text:list-item>
          <text:p text:style-name="P74"><text:span text:style-name="T30">Q: What is the </text:span><text:span text:style-name="T61">default type</text:span><text:span text:style-name="T30"> if no upper bound is specified ?</text:span></text:p>
          <text:p text:style-name="P74"><text:span text:style-name="T30">A: If you declare a generic class or function then any type arguments, including nullable ones, can be substituted for its type parameters. A type parameter with no upper bound will have upper bound of </text:span><text:span text:style-name="T39">Any? </text:span><text:span text:style-name="T30">For example in the following value is nullable even though T isn't marked with a question mark</text:span></text:p>
        </text:list-item>
      </text:list>
      <text:p text:style-name="P99"><text:span text:style-name="T53"/></text:p>
      <text:p text:style-name="P105"><text:span text:style-name="T7"><text:tab/>class Processor&lt;T&gt;{</text:span></text:p>
      <text:p text:style-name="P105"><text:span text:style-name="T7"><text:tab/> <text:s text:c="2"/>fun process(value: T){ value?.hashCode() } <text:s/>//value is nullable so have </text:span></text:p>
      <text:p text:style-name="P105"><text:span text:style-name="T7"><text:tab/>}<text:tab/><text:tab/><text:tab/><text:tab/><text:tab/><text:tab/><text:tab/> //to use a safe-call</text:span></text:p>
      <text:p text:style-name="P99"><text:span text:style-name="T53"/></text:p>
      <text:p text:style-name="P105"><text:span text:style-name="T7"><text:tab/>class Processor&lt;Any&gt;{</text:span></text:p>
      <text:p text:style-name="P105"><text:span text:style-name="T7"><text:tab/> <text:s text:c="2"/>fun process(value: T){ value.hashCode() } <text:s/>//value is now non-nullable</text:span></text:p>
      <text:p text:style-name="P107"><text:span text:style-name="T10"><text:tab/>}</text:span></text:p>
      <text:list xml:id="list240460098" text:continue-numbering="true" text:style-name="L19">
        <text:list-item>
          <text:p text:style-name="P74"><text:soft-page-break/><text:span text:style-name="T30">Q: What happens to </text:span><text:span text:style-name="T61">type information with inline functions</text:span><text:span text:style-name="T30"> ?</text:span></text:p>
        </text:list-item>
      </text:list>
      <text:p text:style-name="P105"><text:span text:style-name="T53">A: When type erase occurs type arguments are no longer stored but </text:span><text:span text:style-name="T63">if you declare a function as inline then its type arguments aren't erased</text:span><text:span text:style-name="T53"> (or </text:span><text:span text:style-name="T63">reified</text:span><text:span text:style-name="T53"> in Kotlin terms) and this is because the compiler inserts the bytecode implementing the inline function. Hence, the bytecode references a specific class not a type and it isn't affected by erasure at runtime. (Note that inline functions with </text:span><text:span text:style-name="T7">reified</text:span><text:span text:style-name="T53"> type parameters can't be called from Java but normal inline functions are accessible to Java as regular functions i.e. they can be called but aren't inlined:</text:span></text:p>
      <text:p text:style-name="P105"><text:span text:style-name="T53"><text:tab/></text:span></text:p>
      <text:p text:style-name="P105"><text:span text:style-name="T7"><text:tab/>fun &lt;T&gt; isV(value: Any) = value is T <text:s text:c="2"/>//can't check for erased type T</text:span></text:p>
      <text:p text:style-name="P99"><text:span text:style-name="T53"/></text:p>
      <text:p text:style-name="P105"><text:span text:style-name="T7"><text:tab/>inline fun &lt;reified T&gt; isA(value: Any) = value is T</text:span></text:p>
      <text:p text:style-name="P105"/>
      <text:p text:style-name="P105"><text:span text:style-name="T53">An example of this is the </text:span><text:span text:style-name="T7">filterIsInstance&lt;T&gt;</text:span><text:span text:style-name="T53"> method which uses reified type e.g. </text:span></text:p>
      <text:p text:style-name="P105"><text:span text:style-name="T7"/></text:p>
      <text:p text:style-name="P105"><text:span text:style-name="T7"><text:tab/>val items = listOf(“one”, 2, “three”)</text:span></text:p>
      <text:p text:style-name="P105"><text:span text:style-name="T7"><text:tab/>println(items.filterInstanceOf&lt;String()) <text:s/>//[one,three]</text:span></text:p>
      <text:p text:style-name="P105"><text:span text:style-name="T7"/></text:p>
      <text:p text:style-name="P105"><text:span text:style-name="T53">Note that </text:span><text:span text:style-name="T7">filterIsInstance</text:span><text:span text:style-name="T53"> is marked as reified even though it doesn't expected any lambda. Marking a function as </text:span><text:span text:style-name="T7">inline</text:span><text:span text:style-name="T53"> only has performance benefits when the function has parameters of the function type and the corresponding argumented – lambdas – are inlined together with the function. But </text:span><text:span text:style-name="T63">below we mark it as </text:span><text:span text:style-name="T43">inline</text:span><text:span text:style-name="T63"> not for performance reasons but for reified type</text:span><text:span text:style-name="T53">:</text:span></text:p>
      <text:p text:style-name="P105"><text:span text:style-name="T7"/></text:p>
      <text:p text:style-name="P105"><text:span text:style-name="T7"><text:tab/>inline fun &lt;reified T&gt; Iterable&lt;*&gt;.filterIsInstance(): List&lt;T&gt;{</text:span></text:p>
      <text:p text:style-name="P105"><text:span text:style-name="T7"><text:tab/> <text:s text:c="2"/>val destination = mutableListOf&lt;T&gt;()</text:span></text:p>
      <text:p text:style-name="P105"><text:span text:style-name="T7"><text:tab/> <text:s text:c="2"/>for(element in this){</text:span></text:p>
      <text:p text:style-name="P105"><text:span text:style-name="T7"><text:s text:c="13"/>if(element is T){ destination.add(element) }</text:span></text:p>
      <text:p text:style-name="P105"><text:span text:style-name="T7"><text:s/><text:tab/> <text:s text:c="2"/>}</text:span></text:p>
      <text:p text:style-name="P105"><text:span text:style-name="T7"><text:tab/> <text:s text:c="2"/>return destination </text:span></text:p>
      <text:p text:style-name="P105"><text:span text:style-name="T7"><text:tab/>}</text:span></text:p>
      <text:p text:style-name="P105"><text:span text:style-name="T53"/></text:p>
      <text:p text:style-name="P105"><text:span text:style-name="T53"/></text:p>
      <text:list xml:id="list1873634692" text:continue-numbering="true" text:style-name="L19">
        <text:list-item>
          <text:p text:style-name="P74"><text:span text:style-name="T30">Q: Can an inline function </text:span><text:span text:style-name="T61">mix reified and non-reified types</text:span><text:span text:style-name="T30">?</text:span></text:p>
        </text:list-item>
      </text:list>
      <text:p text:style-name="P105"><text:span text:style-name="T53">A: Yes, an inline function can have multiple reified type parameters and it can have non-reified type parameters. </text:span></text:p>
      <text:p text:style-name="P105"><text:span text:style-name="T53"/></text:p>
      <text:p text:style-name="P105"><text:span text:style-name="T53"/></text:p>
      <text:list xml:id="list1753554331667593758" text:style-name="L21">
        <text:list-item>
          <text:p text:style-name="P71"><text:span text:style-name="T53">Q: What is the </text:span><text:span text:style-name="T72">star projection syntax</text:span><text:span text:style-name="T53"> ?</text:span></text:p>
          <text:p text:style-name="P71"><text:span text:style-name="T53">A: As Kotlin doesn't let you use a generic type without specifying type arguments. So how do we check the value is a list rather than a set? You can do this using </text:span><text:span text:style-name="T63">star projection </text:span><text:span text:style-name="T53">which you can think of as type with unknown arguments (or same as Java's </text:span><text:span text:style-name="T7">List&lt;?&gt;</text:span><text:span text:style-name="T53">) :</text:span></text:p>
        </text:list-item>
      </text:list>
      <text:p text:style-name="P99"><text:span text:style-name="T53"/></text:p>
      <text:p text:style-name="P105"><text:span text:style-name="T7"><text:tab/>if(value is List&lt;*&gt;) {… }</text:span><text:span text:style-name="T8"> <text:s text:c="4"/></text:span><text:span text:style-name="T7">//if this is a list of any type </text:span></text:p>
      <text:p text:style-name="P105"><text:span text:style-name="T7"/></text:p>
      <text:list xml:id="list1503060096" text:continue-list="list1873634692" text:style-name="L19">
        <text:list-header>
          <text:p text:style-name="P69"><text:span text:style-name="T53">You can still use normal types as in </text:span><text:span text:style-name="T7">as</text:span><text:span text:style-name="T53"> and </text:span><text:span text:style-name="T7">as?</text:span><text:span text:style-name="T53"> casts but the cast won't fail if the class has the correct base type and wrong type argument because the type argument isn't known at runtime when the cast of performed (but you will get an “unchecked cast” warning) but if you called </text:span><text:span text:style-name="T7">printSum</text:span><text:span text:style-name="T53"> here on a list of strings then you'd get a <text:s/></text:span><text:span text:style-name="T7">ClassCastException</text:span></text:p>
        </text:list-header>
      </text:list>
      <text:p text:style-name="P99"><text:span text:style-name="T53"/></text:p>
      <text:p text:style-name="P99"><text:span text:style-name="T7"><text:tab/> <text:s/>fun printSum(c: Collection&lt;*&gt;){<text:tab/> <text:s text:c="3"/><text:tab/> fun printSum(c: Collection&lt;Int&gt;){</text:span></text:p>
      <text:p text:style-name="P105"><text:span text:style-name="T7"><text:s text:c="4"/>val intList = c as List&lt;Int&gt; ?: <text:tab/> <text:s text:c="2"/></text:span><text:span text:style-name="T56">vs<text:tab/></text:span><text:span text:style-name="T7"> <text:s/></text:span><text:span text:style-name="T56"><text:s/></text:span><text:span text:style-name="T7">if(c is List&lt;Int&gt;{ <text:s/></text:span></text:p>
      <text:p text:style-name="P105"><text:span text:style-name="T7"><text:s text:c="5"/>throw RuntimeException(“Bad type”)<text:tab/> <text:s text:c="4"/><text:tab/> <text:s text:c="4"/>println(c.sum())</text:span></text:p>
      <text:p text:style-name="P105"><text:span text:style-name="T7"><text:s text:c="4"/>println(intList.sum())<text:tab/><text:tab/><text:tab/><text:tab/> <text:s text:c="2"/>}</text:span></text:p>
      <text:p text:style-name="P105"><text:span text:style-name="T7"><text:s text:c="2"/>}<text:tab/><text:tab/><text:tab/><text:tab/><text:tab/><text:tab/> <text:s/><text:tab/> }</text:span></text:p>
      <text:p text:style-name="P105"><text:span text:style-name="T53"/></text:p>
      <text:p text:style-name="P105"><text:span text:style-name="T53"/></text:p>
      <text:list xml:id="list958401424" text:continue-list="list1753554331667593758" text:style-name="L21">
        <text:list-item>
          <text:p text:style-name="P71"><text:span text:style-name="T53">Q: What's a </text:span><text:span text:style-name="T72">common use of reified types</text:span><text:span text:style-name="T53"> ?</text:span></text:p>
          <text:p text:style-name="P71"><text:span text:style-name="T53">A: We use reified types to build APIs taking parameters of </text:span><text:span text:style-name="T7">java.lang.Class</text:span><text:span text:style-name="T53"> . Specifying a class as type argument is easier to read because it's a shorter than the </text:span><text:span text:style-name="T7">::class.java</text:span><text:span text:style-name="T53"> syntax you need to use otherwise and you can use the same syntax on reified types as regular classes:</text:span></text:p>
        </text:list-item>
      </text:list>
      <text:p text:style-name="P67"><text:span text:style-name="T56"><text:tab/> </text:span><text:span text:style-name="T7"><text:s text:c="2"/></text:span></text:p>
      <text:p text:style-name="P67"><text:span text:style-name="T7"><text:tab/> <text:s text:c="2"/>inline fun &lt;reified T&gt; loadService&lt;Service&gt;{</text:span></text:p>
      <text:p text:style-name="P67"><text:span text:style-name="T7"><text:s/><text:tab/><text:tab/>return ServiceLoader.load(T::class.java)</text:span></text:p>
      <text:p text:style-name="P67"><text:span text:style-name="T7"><text:tab/> <text:s text:c="2"/>}</text:span></text:p>
      <text:list xml:id="list1602888281" text:continue-numbering="true" text:style-name="L21">
        <text:list-header>
          <text:p text:style-name="P71"><text:span text:style-name="T53"/></text:p>
        </text:list-header>
        <text:list-item>
          <text:p text:style-name="P94"><text:span text:style-name="T53">Q: What's are the </text:span><text:span text:style-name="T72">restrictions on reified types</text:span><text:span text:style-name="T53"> ?</text:span></text:p>
          <text:p text:style-name="P71"><text:span text:style-name="T53">A: The primary uses of reified types are...</text:span></text:p>
          <text:p text:style-name="P71"><text:span text:style-name="T53"/></text:p>
        </text:list-item>
      </text:list>
      <text:list xml:id="list823485412149836585" text:style-name="L23">
        <text:list-item>
          <text:list>
            <text:list-item>
              <text:list>
                <text:list-item>
                  <text:p text:style-name="P72"><text:span text:style-name="T53">We can use them in type check and casts (i.e. is, as, as?)</text:span></text:p>
                </text:list-item>
                <text:list-item>
                  <text:p text:style-name="P72"><text:span text:style-name="T53">to use the Kotlin reflection API</text:span></text:p>
                </text:list-item>
                <text:list-item>
                  <text:p text:style-name="P72"><text:span text:style-name="T53">To get the corresponding java.lang.Class</text:span></text:p>
                </text:list-item>
                <text:list-item>
                  <text:p text:style-name="P72"><text:span text:style-name="T53">As a type argument to other functions</text:span></text:p>
                </text:list-item>
              </text:list>
            </text:list-item>
          </text:list>
        </text:list-item>
      </text:list>
      <text:p text:style-name="P67"><text:span text:style-name="T53"><text:tab/></text:span></text:p>
      <text:p text:style-name="P67"><text:span text:style-name="T53"><text:tab/>..but we can't:</text:span></text:p>
      <text:p text:style-name="P67"><text:span text:style-name="T53"/></text:p>
      <text:list xml:id="list1014645528211250950" text:style-name="L25">
        <text:list-item>
          <text:list>
            <text:list-item>
              <text:list>
                <text:list-item>
                  <text:p text:style-name="P36"><text:span text:style-name="T59">Create new instances of the class specified as a type parameter </text:span></text:p>
                </text:list-item>
                <text:list-item>
                  <text:p text:style-name="P36"><text:span text:style-name="T59">Call methods on the companion object of the type parameter class-based</text:span></text:p>
                </text:list-item>
                <text:list-item>
                  <text:p text:style-name="P36"><text:span text:style-name="T59">Use a non-reified type parameter as a type argument when calling a function with a reified type param </text:span></text:p>
                </text:list-item>
                <text:list-item>
                  <text:p text:style-name="P36"><text:span text:style-name="T59">Mark type parameters of classes, properties or non-inline functions as reified (i.e. because reified type parameters can only be used in inline functions, using a reified type parameter means the function along with all the lambdas passed to it are inlined – if the lambda can't be inlined or if you don't want them to be for performance reasons then you can use the </text:span><text:span text:style-name="T38">noinline</text:span><text:span text:style-name="T59"> modified)</text:span></text:p>
                </text:list-item>
              </text:list>
            </text:list-item>
          </text:list>
        </text:list-item>
      </text:list>
      <text:p text:style-name="P34"/>
      <text:p text:style-name="P34"/>
      <text:list xml:id="list1168332843016764199" text:style-name="L26">
        <text:list-item>
          <text:p text:style-name="P37">Q: What's <text:span text:style-name="T2">variance (invariance and covariance)</text:span><text:span text:style-name="T13"> in the context of generics and subtyping</text:span>?</text:p>
          <text:p text:style-name="P37">A: Variance describes how types with the same base type and different types arguments relate to each other <text:s/>and prevents misuse e.g. consider a function that took a parameter of <text:span text:style-name="T38">List&lt;Any&gt;</text:span> then passing a <text:span text:style-name="T38">List&lt;String&gt;</text:span><text:span text:style-name="T59"> is fine but it may not be fine to pass a </text:span><text:span text:style-name="T38">MutableList&lt;String&gt;</text:span><text:span text:style-name="T59"> if </text:span><text:span text:style-name="T38">MutableList&lt;Any&gt;</text:span><text:span text:style-name="T59"> is expected because the function may add or replace elements in the list and the types being added could be inconsistent. In Kotlin we prevent this by choosing the right interface. A <text:s/></text:span><text:span text:style-name="T38">MutableList</text:span><text:span text:style-name="T59"> is called </text:span><text:span text:style-name="T66">invariant</text:span><text:span text:style-name="T59"> on the type parameter if, for any type two different types A and B, <text:s/></text:span><text:span text:style-name="T38">MutableList&lt;A&gt;</text:span><text:span text:style-name="T59"> isn't a subtype or supertype of </text:span><text:span text:style-name="T38">MutableList&lt;B&gt;</text:span><text:span text:style-name="T59">. <text:s/>If A is subtype of B then </text:span><text:span text:style-name="T38">List&lt;A&gt;</text:span><text:span text:style-name="T59"> is a subtype of </text:span><text:span text:style-name="T38">List&lt;B&gt;</text:span><text:span text:style-name="T59"> and such classes are called covariant. <text:s/></text:span></text:p>
        </text:list-item>
      </text:list>
      <text:p text:style-name="P112"><text:span text:style-name="T59"/></text:p>
      <text:p text:style-name="P112"><text:span text:style-name="T59"/></text:p>
      <text:list xml:id="list1585978512" text:continue-numbering="true" text:style-name="L26">
        <text:list-item>
          <text:p text:style-name="P37">Q: What's the <text:span text:style-name="T13">difference between subtype, type and class</text:span>?</text:p>
          <text:p text:style-name="P37"><text:span text:style-name="T59">A: If you declare a variable </text:span><text:span text:style-name="T38">var x: String </text:span><text:span text:style-name="T59">then this can hold String whereas </text:span><text:span text:style-name="T38">String?</text:span><text:span text:style-name="T59"> can also hold null. With generic classes it becomes more complicated: you have to substitute a specific type as an argument to the class's type parameter i.e. you can't use </text:span><text:span text:style-name="T38">List</text:span><text:span text:style-name="T59"> it has to be </text:span><text:span text:style-name="T38">List&lt;Int&gt;</text:span><text:span text:style-name="T37"> </text:span><text:span text:style-name="T59">or</text:span><text:span text:style-name="T38"> List&lt;String?&gt;</text:span><text:span text:style-name="T59">. </text:span><text:span text:style-name="T65">A subtype is a subtype of type A if you can use the value of the type B whenever a value of the type A is required</text:span><text:span text:style-name="T59">.</text:span><text:span text:style-name="T65"> </text:span><text:span text:style-name="T59">Why is this important? The compiler performs this check every time when you assign a value to a variable or pass to an argument to function. If a class implements an interface, it's type is a subtype of the interface type e.g. </text:span><text:span text:style-name="T38">String</text:span><text:span text:style-name="T59"> is a subtype of <text:s/></text:span><text:span text:style-name="T38">CharSequence</text:span><text:span text:style-name="T59"> but </text:span><text:span text:style-name="T65">nullable types are examples of when subtype isn't same as subclass</text:span><text:span text:style-name="T59">. A non-null type is a subtype of its nullable version but they both correspond to one class. You can always store the non-null type in a variable of a nullable type but not vice versa. </text:span></text:p>
        </text:list-item>
      </text:list>
      <text:p text:style-name="P67"><text:span text:style-name="T56"><text:s/></text:span><text:span text:style-name="T7"><text:s text:c="2"/></text:span></text:p>
      <text:p text:style-name="P67"><text:span text:style-name="T7"><text:tab/> <text:s text:c="2"/>fun test(i: Int){</text:span></text:p>
      <text:p text:style-name="P67"><text:span text:style-name="T7"><text:s/><text:tab/><text:tab/>val n: Number = i <text:s text:c="8"/>//compiles because int is subtype of Number</text:span></text:p>
      <text:p text:style-name="P67"><text:span text:style-name="T7"><text:s text:c="13"/>fun f(s: String) {…}</text:span></text:p>
      <text:p text:style-name="P67"><text:span text:style-name="T7"><text:tab/> <text:tab/>f(i) <text:s text:c="21"/>//doesn't compile (isn't subtype of String)</text:span></text:p>
      <text:p text:style-name="P67"><text:span text:style-name="T7"><text:tab/> <text:s text:c="2"/>}</text:span></text:p>
      <text:p text:style-name="P67"><text:span text:style-name="T38"/></text:p>
      <text:p text:style-name="P34"><text:span text:style-name="T59"/></text:p>
      <text:list xml:id="list849651633" text:continue-numbering="true" text:style-name="L26">
        <text:list-item>
          <text:p text:style-name="P37"><text:span text:style-name="T59">Q: What's does the </text:span><text:span text:style-name="T60">keyword </text:span><text:span text:style-name="T37">out</text:span><text:span text:style-name="T60"> </text:span><text:span text:style-name="T59">mean? </text:span></text:p>
          <text:p text:style-name="P37"><text:span text:style-name="T59">A: A covariant class is a generic class (e.g </text:span><text:span text:style-name="T38">Producer&lt;T&gt;</text:span><text:span text:style-name="T59">) for which following holds: </text:span><text:span text:style-name="T38">Producer&lt;A&gt;</text:span><text:span text:style-name="T59"> is a subtype of </text:span><text:span text:style-name="T38">Producer&lt;B&gt;</text:span><text:span text:style-name="T59"> if </text:span><text:span text:style-name="T38">A</text:span><text:span text:style-name="T59"> is subtype of </text:span><text:span text:style-name="T38">B</text:span><text:span text:style-name="T59"> and therefore </text:span><text:span text:style-name="T65">subtyping is preserved e.g. </text:span><text:span text:style-name="T38">Producer&lt;Cat&gt;</text:span><text:span text:style-name="T59"> is a subtype of </text:span><text:span text:style-name="T38">Producer&lt;Animal&gt;</text:span><text:span text:style-name="T59">. To declare a class to be covariant on a certain type parameter you use the </text:span><text:span text:style-name="T38">out</text:span><text:span text:style-name="T59"> keyword which makes it possible to pass values of that class as function arguments and return values when the type arguments don't exactly match </text:span></text:p>
        </text:list-item>
      </text:list>
      <text:p text:style-name="P34"><text:span text:style-name="T59"/></text:p>
      <text:p text:style-name="P34"><text:span text:style-name="T59"><text:tab/><text:tab/></text:span><text:span text:style-name="T38">interface Producer&lt;out T&gt;{ <text:s text:c="2"/>//declared as covariant on T</text:span></text:p>
      <text:p text:style-name="P34"><text:span text:style-name="T38"><text:tab/><text:tab/> <text:s text:c="3"/>fun produce():T</text:span></text:p>
      <text:p text:style-name="P34"><text:span text:style-name="T38"><text:tab/><text:tab/>}</text:span></text:p>
      <text:p text:style-name="P34"><text:span text:style-name="T38"/></text:p>
      <text:list xml:id="list1352053941" text:continue-numbering="true" text:style-name="L26">
        <text:list-header>
          <text:p text:style-name="P37"><text:span text:style-name="T59"/></text:p>
          <text:p text:style-name="P91"><text:span text:style-name="T59">If </text:span><text:span text:style-name="T38">Herd</text:span><text:span text:style-name="T59"> was not declared covariant then the call to </text:span><text:span text:style-name="T38">feedAll</text:span><text:span text:style-name="T59"> in </text:span><text:span text:style-name="T38">takeCareOfCats</text:span><text:span text:style-name="T59"> wouldn't compile because of type mismatch (i.e without variance modifier on T the class of cats isn't a subclass of a herd of animals):</text:span></text:p>
          <text:p text:style-name="P37"><text:span text:style-name="T59"/></text:p>
        </text:list-header>
      </text:list>
      <text:p text:style-name="P34"><text:span text:style-name="T59"><text:tab/><text:tab/></text:span><text:span text:style-name="T38">open class Animal{<text:tab/><text:tab/><text:tab/>class Cat : Animal {</text:span></text:p>
      <text:p text:style-name="P34"><text:span text:style-name="T38"><text:tab/><text:tab/><text:tab/>fun feed() {…}<text:tab/><text:tab/> <text:s/>cleanLitter(){...}</text:span></text:p>
      <text:p text:style-name="P34"><text:span text:style-name="T38"><text:tab/><text:tab/>}<text:tab/><text:tab/><text:tab/><text:tab/><text:tab/>}</text:span></text:p>
      <text:p text:style-name="P34"><text:span text:style-name="T38"><text:tab/><text:tab/><text:tab/></text:span></text:p>
      <text:p text:style-name="P34"><text:span text:style-name="T38"><text:tab/><text:tab/>class Herd&lt;out T :Animal&gt;{ <text:s/>//declare as covariant</text:span></text:p>
      <text:p text:style-name="P34"><text:span text:style-name="T38"><text:tab/><text:tab/><text:tab/>fun feed() {…}</text:span></text:p>
      <text:p text:style-name="P34"><text:span text:style-name="T38"><text:tab/><text:tab/>}</text:span></text:p>
      <text:p text:style-name="P34"><text:span text:style-name="T38"/></text:p>
      <text:p text:style-name="P34"><text:span text:style-name="T38"><text:tab/><text:tab/>fun feedAll(animals: Herd&lt;Animal&gt;){</text:span></text:p>
      <text:p text:style-name="P34"><text:span text:style-name="T38"><text:tab/><text:tab/> <text:s text:c="2"/>for(i in 0 until animals.size){ animal[i].feed() }</text:span></text:p>
      <text:p text:style-name="P34"><text:span text:style-name="T38"><text:tab/><text:tab/>}</text:span></text:p>
      <text:p text:style-name="P34"><text:span text:style-name="T38"/></text:p>
      <text:p text:style-name="P34"><text:span text:style-name="T38"><text:tab/><text:tab/>fun takeCareOfCats(cats: Herd&lt;Cat&gt;){</text:span></text:p>
      <text:p text:style-name="P34"><text:span text:style-name="T38"><text:tab/><text:tab/> <text:s text:c="2"/>for(i in 0 until cats.size){ cats[i].cleanLitter() }</text:span></text:p>
      <text:p text:style-name="P34"><text:span text:style-name="T38"><text:tab/><text:tab/> <text:s text:c="2"/>feedAll(cats) //this works because T is covariant in Herd </text:span></text:p>
      <text:p text:style-name="P34"><text:span text:style-name="T38"><text:tab/><text:tab/>}</text:span></text:p>
      <text:p text:style-name="P34"><text:span text:style-name="T38"/></text:p>
      <text:p text:style-name="P112"><text:span text:style-name="T59">You can't make any class covariant as it would be unsafe. To guarantee type-safety then it can only be used in so-called </text:span><text:span text:style-name="T65">out</text:span><text:span text:style-name="T59"> positions (i.e. it can produce values of T but not consume them.) Uses of a type parameter in declarations of class members can be divided into </text:span><text:span text:style-name="T65">in </text:span><text:span text:style-name="T59">and </text:span><text:span text:style-name="T65">out </text:span><text:span text:style-name="T59">positions. </text:span></text:p>
      <text:p text:style-name="P112"><text:span text:style-name="T59"/></text:p>
      <text:list xml:id="list7141828840017921213" text:style-name="L29">
        <text:list-item>
          <text:p text:style-name="P87"><text:span text:style-name="T29">Q: What's the rule regarding </text:span><text:span text:style-name="T28">keywords </text:span><text:span text:style-name="T37">in</text:span><text:span text:style-name="T29"> </text:span><text:span text:style-name="T28">and</text:span><text:span text:style-name="T29"> </text:span><text:span text:style-name="T37">out</text:span><text:span text:style-name="T28"> </text:span><text:span text:style-name="T29">? </text:span></text:p>
        </text:list-item>
      </text:list>
      <text:list xml:id="list1321944493" text:continue-list="list1352053941" text:style-name="L26">
        <text:list-header>
          <text:p text:style-name="P37"><text:span text:style-name="T59">A: These keywords guarantee the safety of the corresponding subtype/supertype relations. (A class or interface can be covariant on one type and contravariant on another.)</text:span></text:p>
          <text:p text:style-name="P37"><text:span text:style-name="T59"/></text:p>
        </text:list-header>
      </text:list>
      <text:list xml:id="list1218228472200854760" text:style-name="L27">
        <text:list-item>
          <text:p text:style-name="P86"><text:span text:style-name="T29">If a class declares a type parameter </text:span><text:span text:style-name="T38">T</text:span><text:span text:style-name="T29"> then and </text:span><text:span text:style-name="T38">T</text:span><text:span text:style-name="T29"> is the return type (then we say the function </text:span><text:span text:style-name="T70">produces a value of </text:span><text:span text:style-name="T38">T</text:span><text:span text:style-name="T29">) then </text:span><text:span text:style-name="T38">T</text:span><text:span text:style-name="T70"> </text:span><text:span text:style-name="T29">is in</text:span><text:span text:style-name="T70"> </text:span><text:span text:style-name="T29">the</text:span><text:span text:style-name="T71"> out position</text:span><text:span text:style-name="T70">. </text:span><text:span text:style-name="T29">The </text:span><text:span text:style-name="T38">out</text:span><text:span text:style-name="T29"> keyword on type parameter requires that all methods using </text:span><text:span text:style-name="T38">T</text:span><text:span text:style-name="T29"> have </text:span><text:span text:style-name="T38">T</text:span><text:span text:style-name="T29"> only in </text:span><text:span text:style-name="T38">out</text:span><text:span text:style-name="T29"> positions and subtyping is preserved. Note that constructor parameters are are in neither in nor out positions; if you user val/var with a constructor then you also declare getter and setter (if mutable) so type parameter is used in </text:span><text:span text:style-name="T38">out</text:span><text:span text:style-name="T29"> for read-only and and in </text:span><text:span text:style-name="T38">out</text:span><text:span text:style-name="T29"> and </text:span><text:span text:style-name="T38">in</text:span><text:span text:style-name="T29"> for mutable so, in this case, </text:span><text:span text:style-name="T38">T</text:span><text:span text:style-name="T70"> </text:span><text:span text:style-name="T29">can't be marked as out; private methods are neither <text:s/>in </text:span><text:span text:style-name="T38">out</text:span><text:span text:style-name="T29"> nor </text:span><text:span text:style-name="T38">in</text:span><text:span text:style-name="T29"> as variance rules protect a class from misuse by external client.)</text:span></text:p>
        </text:list-item>
      </text:list>
      <text:p text:style-name="P34"><text:span text:style-name="T38"/></text:p>
      <text:p text:style-name="P34"><text:span text:style-name="T38"><text:tab/><text:tab/>class Herd&lt;out T: Animal&gt;(private var leadAnimal : T, vararg animals : T){</text:span></text:p>
      <text:p text:style-name="P34"><text:span text:style-name="T38"><text:tab/><text:tab/> <text:s text:c="2"/>val size: int get() = …</text:span></text:p>
      <text:p text:style-name="P34"><text:span text:style-name="T38"><text:tab/><text:tab/> <text:s text:c="2"/>operation fun get(i: Int) : T {...}<text:tab/></text:span></text:p>
      <text:p text:style-name="P34"><text:span text:style-name="T38"><text:tab/><text:tab/>}</text:span></text:p>
      <text:p text:style-name="P34"><text:span text:style-name="T38"/></text:p>
      <text:p text:style-name="P116"><text:span text:style-name="T59">..but a </text:span><text:span text:style-name="T38">MutableList</text:span><text:span text:style-name="T59"> can't be declared as </text:span><text:span text:style-name="T60">covariant</text:span><text:span text:style-name="T59"> on type parameter: it has methods which take and return values of type </text:span><text:span text:style-name="T38">T </text:span><text:span text:style-name="T59">so is in the in and out positions:: </text:span><text:span text:style-name="T38"><text:s/></text:span></text:p>
      <text:p text:style-name="P34"><text:span text:style-name="T59"><text:s/></text:span></text:p>
      <text:p text:style-name="P34"><text:span text:style-name="T38"><text:tab/><text:tab/> <text:s text:c="2"/>interface MutableList&lt;T&gt; : List&lt;T&gt; : MutableCollection&lt;T&gt;{</text:span></text:p>
      <text:p text:style-name="P34"><text:span text:style-name="T38"><text:tab/><text:tab/> <text:s text:c="5"/>override fun add(element : T) : Boolean <text:s text:c="5"/></text:span></text:p>
      <text:p text:style-name="P34"><text:span text:style-name="T38"><text:tab/><text:tab/> <text:s text:c="2"/>}</text:span></text:p>
      <text:p text:style-name="P34"><text:span text:style-name="T38"/></text:p>
      <text:list xml:id="list1962511575579475926" text:style-name="L28">
        <text:list-item>
          <text:p text:style-name="P38"><text:span text:style-name="T59">If a class declares a type parameter </text:span><text:span text:style-name="T38">T</text:span><text:span text:style-name="T59"> then and </text:span><text:span text:style-name="T38">T</text:span><text:span text:style-name="T59"> is the type of a function parameter (then we say the function consumes</text:span><text:span text:style-name="T65"> a value of </text:span><text:span text:style-name="T38">T</text:span><text:span text:style-name="T59">) then </text:span><text:span text:style-name="T38">T</text:span><text:span text:style-name="T65"> </text:span><text:span text:style-name="T59">is in</text:span><text:span text:style-name="T65"> the</text:span><text:span text:style-name="T66"> in position</text:span><text:span text:style-name="T65">. </text:span><text:span text:style-name="T66">Contravariance</text:span><text:span text:style-name="T65"> can be though as mirror to covariance.</text:span><text:span text:style-name="T59"> Here the interface only consumes values of type T so is used in the </text:span><text:span text:style-name="T38">in</text:span><text:span text:style-name="T59"> position. </text:span></text:p>
          <text:p text:style-name="P38"/>
        </text:list-item>
      </text:list>
      <text:p text:style-name="P34"><text:span text:style-name="T38"><text:tab/><text:tab/> <text:s text:c="2"/>interface Comparator&lt;in T&gt;{</text:span></text:p>
      <text:p text:style-name="P34"><text:span text:style-name="T38"><text:tab/><text:tab/> <text:s text:c="4"/>fun compare(e1 :T, e2: T) : Int {...}</text:span></text:p>
      <text:p text:style-name="P34"><text:span text:style-name="T38"><text:tab/><text:tab/> <text:s text:c="2"/>}<text:tab/></text:span></text:p>
      <text:p text:style-name="P116"><text:span text:style-name="T45"/></text:p>
      <text:p text:style-name="P116"><text:span text:style-name="T59">A comparator can also compare the value of any subtype of that type e.g. </text:span><text:span text:style-name="T38">Comparator&lt;Any&gt;</text:span><text:span text:style-name="T45"> </text:span><text:span text:style-name="T59">comparing with any subtype such </text:span><text:span text:style-name="T38">Comparator&lt;String&gt;</text:span><text:span text:style-name="T59"> (so subtyping relation between comparators for two different types goes in the opposite direction of the subtyping relation between those types.) A class that is </text:span><text:span text:style-name="T65">contravariant</text:span><text:span text:style-name="T59"> on the parameter type is a generic class (e.g </text:span><text:span text:style-name="T38">Consumer&lt;T&gt;</text:span><text:span text:style-name="T59">) for which the following holds: </text:span><text:span text:style-name="T38">Consumer&lt;A&gt;</text:span><text:span text:style-name="T59"> is a subtype of </text:span><text:span text:style-name="T38">Consumer&lt;B&gt;</text:span><text:span text:style-name="T59"> if </text:span><text:span text:style-name="T38">B</text:span><text:span text:style-name="T59"> is a subtype of </text:span><text:span text:style-name="T38">A</text:span><text:span text:style-name="T55"> e.g. </text:span><text:span text:style-name="T59"><text:s/></text:span><text:span text:style-name="T38">Consumer&lt;Animal&gt;</text:span><text:span text:style-name="T59"> is a subtype of </text:span><text:span text:style-name="T38">Consumer&lt;Cat&gt;</text:span><text:span text:style-name="T59">. The keyword </text:span><text:span text:style-name="T38">in</text:span><text:span text:style-name="T59"> means values of the corresponding types are </text:span><text:span text:style-name="T65">passed in</text:span><text:span text:style-name="T59"> to methods of this class and consumed by those methods. <text:s/></text:span></text:p>
      <text:p text:style-name="P116"><text:soft-page-break/><text:span text:style-name="T59"/></text:p>
      <text:list xml:id="list7172090597141436211" text:style-name="L30">
        <text:list-item>
          <text:p text:style-name="P39"><text:span text:style-name="T59">Q: How does convariance and contravariance declaration in Kotlin differ to Java?</text:span></text:p>
          <text:p text:style-name="P39"><text:span text:style-name="T59">A: Java uses wildcards to specify the variance for specific users of a class. Java uses </text:span><text:span text:style-name="T66">use-site variance</text:span><text:span text:style-name="T65"> </text:span><text:span text:style-name="T59">which means every time you use a type with a type parameter you can also specify whether this type parameter can be replaced with its subtype or supertypes <text:s/>- see definiton of Java's Stream</text:span></text:p>
          <text:p text:style-name="P39"><text:span text:style-name="T59"/></text:p>
          <text:list>
            <text:list-header>
              <text:p text:style-name="P55"><text:span text:style-name="T45">public interface Stream&lt;T&gt; {</text:span></text:p>
            </text:list-header>
          </text:list>
          <text:p text:style-name="P55"><text:span text:style-name="T45"><text:s text:c="2"/><text:tab/>&lt;R&gt; Stream &lt;R&gt; map(Function&lt;? super T, <text:s/>extends R&gt; mapper);</text:span></text:p>
          <text:list text:continue-numbering="true">
            <text:list-header>
              <text:p text:style-name="P55"><text:span text:style-name="T45">}</text:span></text:p>
            </text:list-header>
          </text:list>
        </text:list-item>
      </text:list>
      <text:p text:style-name="P82"><text:span text:style-name="T22"/></text:p>
      <text:p text:style-name="P115"><text:span text:style-name="T22">Kotlin uses </text:span><text:span text:style-name="T5">declaration-site variance</text:span><text:span text:style-name="T22"> which means the variance of the class is specified at declaration and applies to all places where the it is used. Kotlin also supports </text:span><text:span text:style-name="T5">use-site variance. </text:span><text:span text:style-name="T22">Many interfaces such as </text:span><text:span text:style-name="T38">MutableList</text:span><text:span text:style-name="T22"> aren't covariant or contravariant in a general case but it's common for variable of that type to be used as a consumer of producer. </text:span></text:p>
      <text:p text:style-name="P115"><text:span text:style-name="T22"/></text:p>
      <text:list xml:id="list5517144609446116517" text:style-name="L31">
        <text:list-item>
          <text:p text:style-name="P88"><text:span text:style-name="T29">Q: What is </text:span><text:span text:style-name="T71">type projection</text:span><text:span text:style-name="T29">?</text:span></text:p>
          <text:p text:style-name="P88"><text:span text:style-name="T29">A: In this example of </text:span><text:span text:style-name="T70">type projection</text:span><text:span text:style-name="T29"> </text:span><text:span text:style-name="T38">source</text:span><text:span text:style-name="T29"> isn't a regular </text:span><text:span text:style-name="T38">MutableList</text:span><text:span text:style-name="T29"> but a projected (restricted) one so you can only call methods that return the generic type parameter and use it in the </text:span><text:span text:style-name="T38">out</text:span><text:span text:style-name="T29"> position..</text:span></text:p>
        </text:list-item>
      </text:list>
      <text:p text:style-name="P115"><text:span text:style-name="T22"/></text:p>
      <text:list xml:id="list2078592649" text:continue-list="list7172090597141436211" text:style-name="L30">
        <text:list-item>
          <text:list>
            <text:list-header>
              <text:p text:style-name="P55"><text:span text:style-name="T45">fun &lt;T&gt; copyData(source: MutableList&lt;out T&gt;, destination: MutableList&lt;T&gt;){</text:span></text:p>
              <text:list>
                <text:list-header>
                  <text:p text:style-name="P55"><text:span text:style-name="T45">for(item in source){ destination.add(item) }</text:span></text:p>
                </text:list-header>
              </text:list>
              <text:p text:style-name="P55"><text:span text:style-name="T45">}</text:span></text:p>
              <text:p text:style-name="P55"><text:span text:style-name="T45"/></text:p>
            </text:list-header>
          </text:list>
        </text:list-item>
      </text:list>
      <text:p text:style-name="P115"><text:span text:style-name="T22">...but the correct way to implement this would be to use </text:span><text:span text:style-name="T38">List&lt;T&gt;</text:span><text:span text:style-name="T22"> as a type of the source argument (i.e we're only using methods in </text:span><text:span text:style-name="T38">List</text:span><text:span text:style-name="T22"> and not in </text:span><text:span text:style-name="T38">MutableList</text:span><text:span text:style-name="T22">) <text:s/>because </text:span><text:span text:style-name="T38">List&lt;out T&gt;</text:span><text:span text:style-name="T22"> would mean the same as </text:span><text:span text:style-name="T38">List&lt;T&gt;. </text:span><text:span text:style-name="T22">Instead you can use the </text:span><text:span text:style-name="T38">in</text:span><text:span text:style-name="T22"> modifier to indicate in this case that the corresponding value acts as a </text:span><text:span text:style-name="T4">consumer</text:span><text:span text:style-name="T22"> (and type can be substituted with any of its supertypes): </text:span></text:p>
      <text:p text:style-name="P115"><text:span text:style-name="T22"><text:s/></text:span></text:p>
      <text:list xml:id="list1665993007" text:continue-numbering="true" text:style-name="L30">
        <text:list-item>
          <text:list>
            <text:list-header>
              <text:p text:style-name="P55"><text:span text:style-name="T45">fun &lt;T&gt; copyData(source: MutableList&lt;T&gt;, destination: MutableList&lt;in T&gt;){</text:span></text:p>
              <text:list text:continue-numbering="true">
                <text:list-header>
                  <text:p text:style-name="P55"><text:span text:style-name="T45">for(item in source){ destination.add(item) }</text:span></text:p>
                </text:list-header>
              </text:list>
            </text:list-header>
          </text:list>
        </text:list-item>
      </text:list>
      <text:p text:style-name="P115"><text:span text:style-name="T38"><text:s text:c="4"/>}</text:span></text:p>
      <text:p text:style-name="P115"><text:span text:style-name="T22"/></text:p>
      <text:list xml:id="list1328506076" text:continue-list="list5517144609446116517" text:style-name="L31">
        <text:list-item>
          <text:p text:style-name="P101"><text:span text:style-name="T22">Q: What is </text:span><text:span text:style-name="T5">star projection</text:span><text:span text:style-name="T22">?</text:span></text:p>
        </text:list-item>
      </text:list>
      <text:p text:style-name="P115"><text:span text:style-name="T22">A: Using the * instead of type indicates that you have no known information about a generic argument. </text:span><text:span text:style-name="T38">MutableList&lt;*&gt;</text:span><text:span text:style-name="T22"> isn't the same </text:span><text:span text:style-name="T38">MutableList&lt;Any?&gt;</text:span><text:span text:style-name="T22"> - it's important here that </text:span><text:span text:style-name="T38">MutableList&lt;T&gt;</text:span><text:span text:style-name="T22"> is invariant on </text:span><text:span text:style-name="T38">MutableList&lt;Any&gt;</text:span><text:span text:style-name="T22">. </text:span><text:span text:style-name="T38">MutableList&lt;Any?&gt;</text:span><text:span text:style-name="T22"> is a list that can contain any elements of any type; <text:s text:c="2"/></text:span><text:span text:style-name="T38">MutableList&lt;*&gt;</text:span><text:span text:style-name="T22"> is a list of specific type but you don't yet know which type. The list was created as a list of elements of a specific type – so you can't create A</text:span><text:span text:style-name="T38">rrayList&lt;*&gt; </text:span><text:span text:style-name="T22">- and the code that created it expects that it will only contain elements of that type but you can get the elements as <text:s/></text:span><text:span text:style-name="T38">Any?</text:span><text:span text:style-name="T52"> (supertype of all Kotlin types</text:span><text:span text:style-name="T22">.) In this context <text:s/></text:span><text:span text:style-name="T38">MutableList&lt;*&gt;</text:span><text:span text:style-name="T22"> is projected to (acts as) </text:span><text:span text:style-name="T38">MutableList&lt;out Any?&gt;</text:span><text:span text:style-name="T22"> when you know nothing about the type but it's not safe to put elements in the list (i.e. </text:span><text:span text:style-name="T38">MyType&lt;*&gt;</text:span><text:span text:style-name="T22"> is equivalent to Java's </text:span><text:span text:style-name="T38">MyType&lt;?&gt;</text:span><text:span text:style-name="T22">) . You can use star projection syntax when the information about type parameters isn't important: you don't use any methods that refer to the type parameter in the signature or you only read the data and don't care about the specific type but you may have to rely on </text:span><text:span text:style-name="T5">explicit casting</text:span><text:span text:style-name="T22"> with star projections,</text:span></text:p>
      <text:p text:style-name="P115"><text:span text:style-name="T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M" svg:font-family="'Courier NM'"/>
    <style:font-face style:name="OpenSymbol" svg:font-family="OpenSymbol"/>
    <style:font-face style:name="Courier" svg:font-family="Courier" style:font-family-generic="modern" style:font-pitch="fixed"/>
    <style:font-face style:name="Courier1"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n Edwards</meta:initial-creator>
    <meta:creation-date>2020-09-15T12:40:28</meta:creation-date>
    <dc:date>2020-09-24T22:10:18</dc:date>
    <dc:creator>John Edwards</dc:creator>
    <meta:editing-duration>P2DT22H6M24S</meta:editing-duration>
    <meta:editing-cycles>117</meta:editing-cycles>
    <meta:generator>OpenOffice/4.1.7$Unix OpenOffice.org_project/417m1$Build-9800</meta:generator>
    <meta:document-statistic meta:table-count="4" meta:image-count="0" meta:object-count="0" meta:page-count="26" meta:paragraph-count="969" meta:word-count="12392" meta:character-count="75176"/>
  </office:meta>
</office:document-meta>
</file>